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Lohit Hindi1" svg:font-family="'Lohit Hind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in" fo:margin-right="0in" fo:margin-top="0in" fo:margin-bottom="0in" fo:text-align="center" style:justify-single-word="false" fo:orphans="2" fo:widows="2" fo:text-indent="0in" style:auto-text-indent="false"/>
      <style:text-properties fo:font-variant="normal" fo:text-transform="none" fo:color="#000000" style:font-name="Arial" fo:font-size="11pt" fo:letter-spacing="normal" fo:font-style="normal" fo:font-weight="bold"/>
    </style:style>
    <style:style style:name="P2" style:family="paragraph" style:parent-style-name="Text_20_body">
      <style:paragraph-properties fo:margin-left="0in" fo:margin-right="0in" fo:margin-top="0in" fo:margin-bottom="0in" fo:text-align="end" style:justify-single-word="false" fo:orphans="2" fo:widows="2" fo:text-indent="0in" style:auto-text-indent="false"/>
      <style:text-properties fo:font-variant="normal" fo:text-transform="none" fo:color="#000000" style:font-name="Arial" fo:font-size="11pt" fo:letter-spacing="normal" fo:font-style="normal" fo:font-weight="bold"/>
    </style:style>
    <style:style style:name="P3" style:family="paragraph" style:parent-style-name="Text_20_body">
      <style:paragraph-properties fo:margin-left="0in" fo:margin-right="0in" fo:margin-top="0in" fo:margin-bottom="0in" fo:text-align="justify" style:justify-single-word="false" fo:orphans="2" fo:widows="2" fo:text-indent="0in" style:auto-text-indent="false"/>
      <style:text-properties fo:font-variant="normal" fo:text-transform="none" fo:color="#000000" style:font-name="Arial" fo:font-size="11pt" fo:letter-spacing="normal" fo:font-style="normal" fo:font-weight="normal"/>
    </style:style>
    <style:style style:name="P4" style:family="paragraph" style:parent-style-name="Text_20_body">
      <style:paragraph-properties fo:margin-left="0in" fo:margin-right="0in" fo:margin-top="0in" fo:margin-bottom="0in" fo:orphans="2" fo:widows="2" fo:text-indent="0in" style:auto-text-indent="false"/>
      <style:text-properties fo:font-variant="normal" fo:text-transform="none" fo:color="#000000" style:font-name="Arial" fo:font-size="11pt" fo:letter-spacing="normal" fo:font-style="normal" fo:font-weight="normal"/>
    </style:style>
    <style:style style:name="P5" style:family="paragraph" style:parent-style-name="Text_20_body">
      <style:paragraph-properties fo:margin-left="0in" fo:margin-right="0in" fo:margin-top="0in" fo:margin-bottom="0in" fo:orphans="2" fo:widows="2" fo:text-indent="0in" style:auto-text-indent="false"/>
      <style:text-properties fo:font-variant="normal" fo:text-transform="none" fo:color="#000000" fo:letter-spacing="normal"/>
    </style:style>
    <style:style style:name="P6" style:family="paragraph" style:parent-style-name="Text_20_body">
      <style:paragraph-properties fo:margin-left="0in" fo:margin-right="0in" fo:margin-top="0in" fo:margin-bottom="0in" fo:text-align="center" style:justify-single-word="false" fo:orphans="2" fo:widows="2" fo:text-indent="0in" style:auto-text-indent="false"/>
      <style:text-properties fo:font-variant="normal" fo:text-transform="none" fo:color="#000000" style:font-name="Times New Roman" fo:font-size="12pt" fo:letter-spacing="normal" fo:font-style="normal" fo:font-weight="normal"/>
    </style:style>
    <style:style style:name="P7" style:family="paragraph" style:parent-style-name="Text_20_body">
      <style:paragraph-properties fo:margin-left="0in" fo:margin-right="0in" fo:margin-top="0in" fo:margin-bottom="0in" fo:text-align="end" style:justify-single-word="false" fo:orphans="2" fo:widows="2" fo:text-indent="0in" style:auto-text-indent="false"/>
      <style:text-properties fo:font-variant="normal" fo:text-transform="none" fo:color="#000000" style:font-name="Times New Roman" fo:font-size="12pt" fo:letter-spacing="normal" fo:font-style="normal" fo:font-weight="normal"/>
    </style:style>
    <style:style style:name="P8" style:family="paragraph" style:parent-style-name="Text_20_body">
      <style:paragraph-properties fo:margin-left="0in" fo:margin-right="0in" fo:margin-top="0in" fo:margin-bottom="0in" fo:orphans="2" fo:widows="2" fo:text-indent="0in" style:auto-text-indent="false"/>
      <style:text-properties fo:font-variant="normal" fo:text-transform="none" fo:color="#000000" style:font-name="Courier New" fo:font-size="11pt" fo:letter-spacing="normal" fo:font-style="normal" fo:font-weight="normal"/>
    </style:style>
    <style:style style:name="P9" style:family="paragraph" style:parent-style-name="Text_20_body">
      <style:paragraph-properties fo:margin-left="0in" fo:margin-right="0in" fo:margin-top="0in" fo:margin-bottom="0in" fo:orphans="2" fo:widows="2" fo:text-indent="0in" style:auto-text-indent="false"/>
      <style:text-properties fo:font-variant="normal" fo:text-transform="none" fo:color="#000000" style:font-name="Courier New" fo:font-size="11pt" fo:letter-spacing="normal" fo:font-style="normal" fo:font-weight="bold"/>
    </style:style>
    <style:style style:name="P10" style:family="paragraph" style:parent-style-name="Text_20_body">
      <style:paragraph-properties fo:margin-left="0in" fo:margin-right="0in" fo:margin-top="0in" fo:margin-bottom="0in" fo:text-align="justify" style:justify-single-word="false" fo:orphans="2" fo:widows="2" fo:text-indent="0.3366in" style:auto-text-indent="false"/>
      <style:text-properties fo:font-variant="normal" fo:text-transform="none" fo:color="#000000" style:font-name="Arial" fo:font-size="11pt" fo:letter-spacing="normal" fo:font-style="normal" fo:font-weight="normal"/>
    </style:style>
    <style:style style:name="P11" style:family="paragraph" style:parent-style-name="Text_20_body">
      <style:paragraph-properties fo:margin-left="0in" fo:margin-right="0in" fo:margin-top="0in" fo:margin-bottom="0in" fo:text-align="end" style:justify-single-word="false" fo:orphans="2" fo:widows="2" fo:text-indent="0.3366in" style:auto-text-indent="false"/>
      <style:text-properties fo:font-variant="normal" fo:text-transform="none" fo:color="#000000" style:font-name="Arial" fo:font-size="11pt" fo:letter-spacing="normal" fo:font-style="normal" fo:font-weight="bold"/>
    </style:style>
    <style:style style:name="P12" style:family="paragraph" style:parent-style-name="Text_20_body">
      <style:paragraph-properties fo:margin-left="0in" fo:margin-right="0in" fo:margin-top="0in" fo:margin-bottom="0in" fo:text-align="justify" style:justify-single-word="false" fo:orphans="2" fo:widows="2" fo:text-indent="0.3366in" style:auto-text-indent="false"/>
      <style:text-properties fo:font-variant="normal" fo:text-transform="none" fo:color="#000000" style:font-name="Arial" fo:font-size="11pt" fo:letter-spacing="normal" fo:font-style="normal" fo:font-weight="bold"/>
    </style:style>
    <style:style style:name="P13" style:family="paragraph" style:parent-style-name="Text_20_body">
      <style:paragraph-properties fo:margin-left="0in" fo:margin-right="0in" fo:margin-top="0in" fo:margin-bottom="0in" fo:text-align="end" style:justify-single-word="false" fo:orphans="2" fo:widows="2" fo:text-indent="0.3366in" style:auto-text-indent="false"/>
      <style:text-properties fo:font-variant="normal" fo:text-transform="none" fo:color="#000000" style:font-name="Times New Roman" fo:font-size="12pt" fo:letter-spacing="normal" fo:font-style="normal" fo:font-weight="normal"/>
    </style:style>
    <style:style style:name="P14" style:family="paragraph" style:parent-style-name="Text_20_body">
      <style:paragraph-properties fo:margin-left="0in" fo:margin-right="0in" fo:margin-top="0in" fo:margin-bottom="0in" fo:text-align="justify" style:justify-single-word="false" fo:orphans="2" fo:widows="2" fo:text-indent="0.3366in" style:auto-text-indent="false"/>
      <style:text-properties fo:font-variant="normal" fo:text-transform="none" fo:color="#000000" style:font-name="Times New Roman" fo:font-size="12pt" fo:letter-spacing="normal" fo:font-style="normal" fo:font-weight="normal"/>
    </style:style>
    <style:style style:name="T1" style:family="text">
      <style:text-properties fo:font-weight="bold"/>
    </style:style>
    <style:style style:name="T2" style:family="text">
      <style:text-properties style:font-name="Arial" fo:font-size="11pt"/>
    </style:style>
    <style:style style:name="T3" style:family="text">
      <style:text-properties style:font-name="Arial" fo:font-size="11pt" fo:font-weight="bold"/>
    </style:style>
    <style:style style:name="T4" style:family="text">
      <style:text-properties style:font-name="Courier New" fo:font-size="11pt" fo:font-style="normal" fo:font-weight="normal"/>
    </style:style>
    <style:style style:name="T5" style:family="text">
      <style:text-properties style:font-name="Courier New" fo:font-size="11pt"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риказ Минтранса РФ от 22 апреля 2002 г. N 50</text:p>
      <text:p text:style-name="P1">"Об утверждении Федеральных авиационных правил "Медицинское освидетельствование летного, диспетчерского состава, бортпроводников, курсантов и кандидатов, поступающих в учебные заведения гражданской авиации"</text:p>
      <text:p text:style-name="P1">(с изменениями от 28 апреля 2003 г., 1 ноября 2004 г.)</text:p>
      <text:p text:style-name="P5"> </text:p>
      <text:p text:style-name="P10">В соответствии со статьей 53 Федерального закона от 19 марта 1997 г. N 60-ФЗ "Воздушный кодекс Российской Федерации" (Собрание законодательства Российской Федерации, 1997, N 12, ст.1383), подпунктами 75 и 96 пункта 8 Положения о Министерстве транспорта Российской Федерации, утвержденного постановлением Правительства Российской Федерации от 30 декабря 2000 г. N 1038 (Собрание законодательства Российской Федерации, 2001, N 3, ст.235), а также в целях дальнейшего совершенствования медицинского обеспечения полетов, с учетом международных стандартов и рекомендуемой практики Международной организации гражданской авиации (ИКАО) приказываю:</text:p>
      <text:p text:style-name="P10">1. Утвердить прилагаемые Федеральные авиационные правила "Медицинское освидетельствование летного, диспетчерского состава, бортпроводников, курсантов и кандидатов, поступающих в учебные заведения гражданской авиации".</text:p>
      <text:p text:style-name="P10">2. Признать утратившим силу приказ Федеральной авиационной службы России от 17 февраля 1998 г. N 42 "О введении в действие Федеральных авиационных правил "Медицинское освидетельствование летного, диспетчерского состава, бортпроводников, курсантов и кандидатов, поступающих в учебные заведения гражданской авиации" (признан не нуждающимся в государственной регистрации, письмо Министерства юстиции Российской Федерации от 18 мая 1998 г. N 3263-ПК).</text:p>
      <text:p text:style-name="P10">3. Контроль за исполнением настоящего приказа возложить на первого заместителя Министра А.В.Нерадько.</text:p>
      <text:p text:style-name="P5"> </text:p>
      <text:p text:style-name="P4">Министр                                                                                                                   С.Франк</text:p>
      <text:p text:style-name="P5"> </text:p>
      <text:p text:style-name="P3">Зарегистрировано в Минюсте РФ 7 мая 2002 г.</text:p>
      <text:p text:style-name="P3">Регистрационный N 3417</text:p>
      <text:p text:style-name="P5"> </text:p>
      <text:p text:style-name="P1">Федеральные авиационные правила</text:p>
      <text:p text:style-name="P1">"Медицинское освидетельствование летного, диспетчерского состава, бортпроводников, курсантов и кандидатов, поступающих в учебные заведения гражданской авиации"</text:p>
      <text:p text:style-name="P1">(ФАП МО ГА-2002)</text:p>
      <text:p text:style-name="P6"><text:span text:style-name="T3">(утв. </text:span><text:span text:style-name="T2">приказом </text:span><text:span text:style-name="T3">Минтранса РФ от 22 апреля 2002 г. N 50)</text:span></text:p>
      <text:p text:style-name="P1">(с изменениями от 28 апреля 2003 г., 1 ноября 2004 г.)</text:p>
      <text:p text:style-name="P5"> </text:p>
      <text:p text:style-name="P1">I. Общие положения</text:p>
      <text:p text:style-name="P5"> </text:p>
      <text:p text:style-name="P10">1. Обязательному медицинскому освидетельствованию подлежат:</text:p>
      <text:p text:style-name="P10">1) кандидаты, поступающие в учебные заведения гражданской авиации по подготовке пилотов, штурманов, бортинженеров, бортпроводников, специалистов по организации воздушного движения;</text:p>
      <text:p text:style-name="P10">2) студенты и курсанты высших и средних учебных заведений гражданской авиации по подготовке пилотов, штурманов, бортинженеров, бортпроводников, специалистов по организации воздушного движения (далее - курсанты);</text:p>
      <text:p text:style-name="P10">3) члены летного экипажа: пилоты коммерческой авиации (самолет и вертолет), линейные пилоты авиакомпании (самолет и вертолет), штурманы, бортинженеры, бортмеханики, бортрадисты, летчики-наблюдатели;</text:p>
      <text:p text:style-name="P10">4) специалисты, осуществляющие управление движением воздушных судов в воздухе (далее - диспетчер УВД);</text:p>
      <text:p text:style-name="P10">5) члены кабинного экипажа: бортоператоры и бортпроводники;</text:p>
      <text:p text:style-name="P10">6) пилоты авиации общего назначения: пилоты-любители, пилоты-планеристы, пилоты свободного аэростата, парашютисты, пилоты сверхлегких летательных аппаратов (далее - пилоты АОН).</text:p>
      <text:p text:style-name="P5"> </text:p>
      <text:p text:style-name="P10">2. По результатам медицинского освидетельствования выдается медицинское заключение (образец - приложение N 1), являющееся неотъемлемой частью свидетельства авиационного персонала.</text:p>
      <text:p text:style-name="P5"> </text:p>
      <text:p text:style-name="P10"><text:soft-page-break/>3. Соответствие медицинских заключений международным стандартам и рекомендуемой практике Международной организации гражданской авиации (далее - рекомендации ИКАО) и сроки их действия:</text:p>
      <text:p text:style-name="P10">1) медицинское заключение курсанта, пилота коммерческой авиации и линейного пилота авиакомпании (самолет и вертолет), штурмана, бортинженера (бортмеханика) и бортрадиста соответствует медицинскому заключению первого класса рекомендаций ИКАО и действительно в течение срока, не превышающего 12 месяцев.</text:p>
      <text:p text:style-name="P10">Для линейных пилотов и пилотов коммерческой авиации старше 40 лет, выполняющих полеты на воздушных судах, сертифицированных для полетов с одним пилотом, медицинское заключение действительно в течение срока, не превышающего 6 месяцев;</text:p>
      <text:p text:style-name="P10">2) медицинское заключение летчика-наблюдателя, пилота-любителя (самолет и вертолет), пилота свободного аэростата, пилота сверхлегких летательных аппаратов, пилота-планериста, парашютиста, бортоператора и бортпроводника соответствует медицинскому заключению второго класса рекомендаций ИКАО и действительно в течение срока, не превышающего 24 месяцев;</text:p>
      <text:p text:style-name="P10">3) медицинское заключение диспетчера УВД соответствует медицинскому заключению третьего класса рекомендаций ИКАО и действительно в течение срока, не превышающего 24 месяцев.</text:p>
      <text:p text:style-name="P10">4. Сроки действия медицинских заключений могут быть сокращены врачебно-летной экспертной комиссией гражданской авиации (далее - ВЛЭК ГА) при наличии медицинских показаний. Обоснование изменения срока действия медицинского заключения должно быть отражено в медицинском экспертном заключении.</text:p>
      <text:p text:style-name="P10">5. Авиационному персоналу, работающему по контракту за рубежом, медицинское заключение выдается на общих основаниях.</text:p>
      <text:p text:style-name="P5"> </text:p>
      <text:p text:style-name="P10">6. Медицинское заключение авиационного персонала заполняется, подписывается, заверяется печатью и выдается председателем ВЛЭК ГА, председателем Центральной врачебно-летной экспертной комиссии гражданской авиации (далее - ЦВЛЭК ГА), председателем Центральной врачебно-летной комиссии Министерства обороны Российской Федерации и Центральной врачебно-летной экспертной комиссии (врачебно-летных экспертных комиссий) Российского авиационно-космического агентства.</text:p>
      <text:p text:style-name="P10">7. Авиационный персонал без медицинского заключения или с истекшим сроком действия медицинского заключения к выполнению профессиональных обязанностей не допускается*.</text:p>
      <text:p text:style-name="P10">8. При изменениях в состоянии здоровья, возникших до истечения срока действия медицинского заключения и препятствующих выполнению профессиональных обязанностей, обладатели медицинского заключения должны обратиться за медицинской помощью в лечебно-профилактическое учреждение гражданской авиации или органов здравоохранения. Вопрос о возможности возобновления профессиональных обязанностей по выздоровлении решает врач авиационного предприятия после медицинского осмотра (в случае необходимости) соответствующим врачом-специалистом ВЛЭК ГА. Допуск к полетам осуществляет врач авиационного предприятия.</text:p>
      <text:p text:style-name="P5"> </text:p>
      <text:p text:style-name="P1">II. Порядок медицинского освидетельствования</text:p>
      <text:p text:style-name="P5"> </text:p>
      <text:p text:style-name="P10">9. Медицинское освидетельствование авиационного персонала для получения или возобновления медицинского заключения проводит ВЛЭК ГА (ЦВЛЭК ГА), сертифицированная в системе сертификации гражданской авиации Российской Федерации и имеющая лицензию на осуществление медицинской деятельности "Экспертиза врачебно-летная":</text:p>
      <text:p text:style-name="P10">1) ВЛЭК ГА создается на базе медико-санитарной части (далее - МСЧ) аэропорта (авиационного предприятия) гражданской авиации приказом его руководителя по представлению главного врача МСЧ, на базе которой она организуется, и имеет состав: председатель, врачи-специалисты эксперты (терапевт, невролог, хирург, отоларинголог, офтальмолог), психолог, средний, младший медицинский и технический персонал;</text:p>
      <text:p text:style-name="P10">2) Оснащение кабинетов врачей-специалистов ВЛЭК ГА (ЦВЛЭК ГА) должно соответствовать Перечню медицинской аппаратуры и инструментария ВЛЭК ГА (приложение N 2);</text:p>
      <text:p text:style-name="P10">3) ЦВЛЭК ГА (высший орган врачебно-летной экспертизы гражданской авиации) создается распоряжением Министерства транспорта Российской Федерации и имеет состав: председатель, заместитель председателя, главные врачи-специалисты эксперты (терапевт, хирург, невролог, офтальмолог, отоларинголог, психиатр), врачи-специалисты эксперты (терапевт и невролог), врач-методист, психолог, средний, младший медицинский и технический персонал.</text:p>
      <text:p text:style-name="P10">Положение о ЦВЛЭК ГА утверждается первым заместителем Министра транспорта Российской Федерации;</text:p>
      <text:p text:style-name="P10"><text:soft-page-break/>4) врачи-специалисты эксперты ВЛЭК ГА (ЦВЛЭК ГА) должны иметь (или в течение года пройти) подготовку по авиационной медицине в высшем государственном образовательном медицинском учебном заведении;</text:p>
      <text:p text:style-name="P10">5) медицинское освидетельствование авиационного персонала государственной авиации "223 летный отряд" и "224 летный отряд", летно-испытательных подразделений авиационных организаций Российского авиационно-космического агентства и созданных на его базе организаций авиационной промышленности и авиакомпаний для оформления или возобновления медицинского заключения (на период работы в указанных отрядах, подразделениях и авиакомпаниях) может проводиться соответственно Центральной врачебно-летной комиссией Министерства обороны Российской Федерации и Центральной врачебно-летной экспертной комиссией (врачебно-летными экспертными комиссиями) Российского авиационно-космического агентства после прохождения ими процедуры сертификации в Системе сертификации в гражданской авиации Российской Федерации.</text:p>
      <text:p text:style-name="P10">10. Задачи медицинского освидетельствования:</text:p>
      <text:p text:style-name="P10">1) определение годности по состоянию здоровья к летной работе, управлению воздушным движением, обучению в учебных заведениях гражданской авиации по подготовке пилотов, штурманов, бортинженеров, бортпроводников и диспетчеров УВД;</text:p>
      <text:p text:style-name="P10">2) выявление ранних форм заболеваний, факторов риска и функциональных отклонений в состоянии здоровья с целью назначения оздоровительных мероприятий.</text:p>
      <text:p text:style-name="P5"> </text:p>
      <text:p text:style-name="P10">11. Порядок медицинского освидетельствования:</text:p>
      <text:p text:style-name="P10">1) направление на очередное, при восстановлении и поступлении на летную работу медицинское освидетельствование во ВЛЭК ГА летного состава, бортоператоров, бортпроводников и диспетчеров УВД осуществляется работодателем или по личному заявлению;</text:p>
      <text:p text:style-name="P10">2) вновь поступающие или восстанавливающиеся на летную работу, работу по УВД, бортоператором, бортпроводником предъявляют во ВЛЭК ГА военный билет и документы о состоянии здоровья (медицинская книжка, амбулаторная карта или выписка из нее, медицинское заключение (справка) из психоневрологического и наркологического диспансеров) за период перерыва в летной работе и работе по УВД;</text:p>
      <text:p text:style-name="P10">3) летный состав и диспетчеры УВД, поступающие на работу в авиационные предприятия из организаций не гражданской авиации, проходят медицинское освидетельствование во ВЛЭК ГА для получения медицинского заключения независимо от наличия у них заключения о годности по состоянию здоровья, полученного в других медицинских учреждениях;</text:p>
      <text:p text:style-name="P10">4) решение о необходимости внеочередного медицинского освидетельствования принимает председатель ВЛЭК ГА (ЦВЛЭК ГА) по представлению врача авиационного предприятия (врача-специалиста ВЛЭК ГА);</text:p>
      <text:p text:style-name="P10">5) лица, подлежащие медицинскому освидетельствованию, в дни обследования во ВЛЭК ГА (ЦВЛЭК ГА) освобождаются от любой работы, а накануне им предоставляется день отдыха. Медицинское освидетельствование проводится, как правило, за один день;</text:p>
      <text:p text:style-name="P10">6) при тяжелом заболевании (травме) летного состава, бортоператоров, бортпроводников, диспетчеров УВД и курсантов медицинское заключение ВЛЭК ГА (ЦВЛЭК ГА) может быть вынесено заочно по представленным документам лечебного учреждения;</text:p>
      <text:p text:style-name="P10">7) при медицинском освидетельствовании летного состава и диспетчеров УВД, направляемых на работу в полярные экспедиции и страны с жарким климатом (со сроком командировки более трех месяцев), летного состава, выполняющего авиационно-химические работы, ВЛЭК ГА (ЦВЛЭК ГА) руководствуется Требованиями к состоянию здоровья, на основании которых определяется годность к летной работе, работе по управлению воздушным движением, работе бортпроводником, бортоператором, пилотом авиации общего назначения и обучению в учебных заведениях гражданской авиации (далее - Требования) (приложение N 3) и Медицинскими противопоказаниями к работе в полярных экспедициях, странах с жарким климатом сроком свыше трех месяцев и авиационно-химическим работам (приложение N 4);</text:p>
      <text:p text:style-name="P10">8) медицинское обследование при медицинском освидетельствовании во ВЛЭК ГА (ЦВЛЭК ГА) проводится в объеме обследования в целях врачебно-летной экспертизы (приложение N 5);</text:p>
      <text:p text:style-name="P10">9) при медицинском освидетельствовании во ВЛЭК ГА медицинское заключение о годности (негодности) выносят врачи-специалисты эксперты: терапевт, невролог, хирург, отоларинголог и офтальмолог, руководствуясь Требованиями и Пояснениями к статьям Требований к состоянию здоровья, на основании которых определяется годность к летной работе, работе по управлению воздушным движением, работе бортпроводником, бортоператором, пилотом авиации общего назначения и обучению в учебных заведениях гражданской авиации (приложение N 6);</text:p>
      <text:p text:style-name="P10"><text:soft-page-break/>10) стационарное медицинское обследование летного состава, бортоператоров, бортпроводников, диспетчеров УВД и курсантов проводится по медицинским показаниям при отрицательной динамике в состоянии здоровья по решению председателя ВЛЭК ГА.</text:p>
      <text:p text:style-name="P10">Кроме того, пилоты, штурманы и бортинженеры (бортмеханики) воздушных судов 1 и 2 класса при достижении 55-летнего возраста проходят обязательное стационарное обследование в Центральной клинической больнице гражданской авиации с последующим медицинским освидетельствованием в ЦВЛЭК ГА. При отсутствии показаний следующие два года медицинское освидетельствование во ВЛЭК ГА (ЦВЛЭК ГА) данного контингента летного состава проводится амбулаторно. Независимо от показаний их очередное стационарное обследование в Центральной клинической больнице гражданской авиации с последующим медицинским освидетельствованием ЦВЛЭК ГА проводится через два года на третий;</text:p>
      <text:p text:style-name="P10">11) стационарное медицинское обследование проводится, как правило, в срок до 14 дней, временная нетрудоспособность оформляется в установленном порядке;</text:p>
      <text:p text:style-name="P10">12) медицинское заключение по результатам стационарного обследования выносит ВЛЭК ГА (ЦВЛЭК ГА);</text:p>
      <text:p text:style-name="P10">13) в работе ВЛЭК ГА принимают участие: врач авиационного предприятия, представитель руководства предприятия (учебного заведения), службы движения, бортпроводников, состав которых проходит медицинское освидетельствование;</text:p>
      <text:p text:style-name="P10">14) председатель ВЛЭК ГА (ЦВЛЭК ГА) координирует работу членов комиссии, обеспечивает качество медицинского освидетельствования и обоснованность медицинского заключения.</text:p>
      <text:p text:style-name="P5"> </text:p>
      <text:p text:style-name="P10">12. Порядок медицинского освидетельствования кандидатов к обучению в учебных заведениях гражданской авиации по подготовке пилотов, штурманов, бортинженеров, бортпроводников и диспетчеров УВД:</text:p>
      <text:p text:style-name="P10">1) к медицинскому освидетельствованию допускаются лица, годные по состоянию здоровья к военной службе (по специальности диспетчер УВД - годные к военной службе с незначительными ограничениями);</text:p>
      <text:p text:style-name="P10">2) кандидаты представляют во ВЛЭК ГА медицинскую справку по форме 086/у, справки из психоневрологического и наркологического диспансеров по месту жительства, военный билет или удостоверение гражданина, подлежащего призыву на военную службу;</text:p>
      <text:p text:style-name="P10">3) в случае, когда у кандидата к обучению одним из врачей-специалистов ВЛЭК ГА установлено заболевание (дефект), препятствующее обучению, дальнейшее обследование не проводится и выносится медицинское заключение о негодности. В случае обжалования медицинского заключения кандидат может обратиться в ЦВЛЭК ГА. В этом случае ВЛЭК ГА обязана завершить обследование у всех специалистов**;</text:p>
      <text:p text:style-name="P10">4) кандидаты, признанные годными к обучению по состоянию здоровья, подлежат профессионально-психофизиологическому отбору, который проводится через три дня после освидетельствования во ВЛЭК ГА;</text:p>
      <text:p text:style-name="P10">5) при несогласии с медицинским заключением ЦВЛЭК ГА освидетельствуемый может обжаловать его в порядке, предусмотренном законодательством Российской Федерации.</text:p>
      <text:p text:style-name="P5"> </text:p>
      <text:p text:style-name="P1">III. Порядок вынесения медицинских заключений во ВЛЭК ГА (ЦВЛЭК ГА)</text:p>
      <text:p text:style-name="P5"> </text:p>
      <text:p text:style-name="P10">13. Состояние здоровья летного состава, бортоператоров, бортпроводников, диспетчеров УВД, курсантов, летчиков-наблюдателей, пилотов-любителей, планеристов, пилотов свободных аэростатов, пилотов сверхлегких летательных аппаратов и парашютистов должно соответствовать Требованиям.</text:p>
      <text:p text:style-name="P10">14. Требования к состоянию здоровья предъявляются в зависимости от категории авиационного персонала. В соответствии с этим освидетельствуются:</text:p>
      <text:p text:style-name="P10">1) по графе 1:</text:p>
      <text:p text:style-name="P10">кандидаты, поступающие в учебные заведения гражданской авиации по подготовке пилотов, штурманов, бортинженеров, диспетчеров УВД, бортпроводников, и курсанты учебных заведений, обучающиеся этим специальностям (кроме выпускного курса);</text:p>
      <text:p text:style-name="P10">2) по графе II:</text:p>
      <text:p text:style-name="P10">пилоты коммерческой авиации (самолет и вертолет), линейные пилоты авиакомпании (самолет и вертолет), штурманы, бортинженеры и бортмеханики. Лица, поступающие на работу бортинженером и бортмехаником, курсанты летных учебных заведений (выпускной курс);</text:p>
      <text:p text:style-name="P10">3) по графе III:</text:p>
      <text:p text:style-name="P10">бортрадисты, бортоператоры, бортпроводники, летчики-наблюдатели, пилоты-любители, пилоты свободных аэростатов, пилоты сверхлегких летательных аппаратов, пилоты-планеристы и парашютисты. Курсанты, обучающиеся по специальности бортпроводник (выпускной курс);</text:p>
      <text:p text:style-name="P10"><text:soft-page-break/>4) по графе IV:</text:p>
      <text:p text:style-name="P10">диспетчеры УВД, курсанты выпускного курса учебных заведений по подготовке диспетчеров УВД.</text:p>
      <text:p text:style-name="P10">15. Медицинские заключения ВЛЭК ГА (ЦВЛЭК ГА):</text:p>
      <text:p text:style-name="P10">1) годен к обучению на пилота, штурмана, бортинженера, бортпроводника, диспетчера УВД;</text:p>
      <text:p text:style-name="P10">2) годен к летной работе пилотом коммерческой авиации (самолет и вертолет), линейным пилотом авиакомпании (самолет и вертолет), штурманом, бортинженером, бортмехаником, бортрадистом;</text:p>
      <text:p text:style-name="P10">3) годен к работе летчиком-наблюдателем, бортоператором, бортпроводником, диспетчером УВД;</text:p>
      <text:p text:style-name="P10">4) годен к полетам: пилотом-любителем, пилотом свободного аэростата, пилотом сверхлегкого летательного аппарата, пилотом-планеристом;</text:p>
      <text:p text:style-name="P10">5) годен к парашютным прыжкам;</text:p>
      <text:p text:style-name="P10">6) нуждается в лечении (оздоровлении) с последующим медицинским освидетельствованием;</text:p>
      <text:p text:style-name="P10">7) негоден к обучению на пилота, штурмана, бортинженера, бортпроводника, диспетчера УВД;</text:p>
      <text:p text:style-name="P10">8) негоден к летной работе пилотом коммерческой авиации, линейным пилотом авиакомпании, штурманом, бортинженером, бортмехаником, бортрадистом;</text:p>
      <text:p text:style-name="P10">9) негоден к работе летчиком-наблюдателем, бортоператором, бортпроводником, диспетчером УВД;</text:p>
      <text:p text:style-name="P10">10) негоден к полетам: пилотом-любителем, пилотом-планеристом, пилотом свободного аэростата, пилотом сверхлегкого летательного аппарата;</text:p>
      <text:p text:style-name="P10">11) негоден к парашютным прыжкам.</text:p>
      <text:p text:style-name="P10">16. Годность к обучению на пилота, штурмана, бортинженера и бортпроводника предусматривает годность к учебно-тренировочным парашютным прыжкам.</text:p>
      <text:p text:style-name="P10">17. При вынесении медицинского экспертного заключения по статьям Требований, предусматривающим индивидуальную оценку, авиационный персонал может быть признан годным, негодным или нуждающимся в лечении (оздоровлении) с последующим медицинским освидетельствованием во ВЛЭК ГА. При этом учитывается выраженность заболевания, степень компенсации, обратимость патологического процесса, возможность прогрессирования при продолжении летной работы и влияния заболевания на безопасность полетов, индивидуальные психофизиологические особенности и характер выполняемой работы.</text:p>
      <text:p text:style-name="P10">18. Оформление медицинского заключения по результатам освидетельствования в медицинских документах строится по следующей схеме:</text:p>
      <text:p text:style-name="P10">1) дата вынесения медицинского заключения и наименование ВЛЭК ГА;</text:p>
      <text:p text:style-name="P10">2) клинические и функциональные диагнозы в соответствии со статьями Требований;</text:p>
      <text:p text:style-name="P10">3) заключение о годности (негодности) по состоянию здоровья к работе по специальности (обучению) с указанием статьи и графы Требований, начиная с ведущей.</text:p>
      <text:p text:style-name="P10">4) обоснование медицинского заключения при вынесении решения по статьям, предусматривающим индивидуальную оценку;</text:p>
      <text:p text:style-name="P10">5) рекомендации ВЛЭК ГА на межкомиссионный период и группа медицинского динамического наблюдения.</text:p>
      <text:p text:style-name="P5"> </text:p>
      <text:p text:style-name="P1">IV. Оформление медицинской документации во ВЛЭК ГА</text:p>
      <text:p text:style-name="P5"> </text:p>
      <text:p text:style-name="P10">19. При медицинском освидетельствовании летного состава, диспетчеров УВД и пилотов АОН заполняется медицинская книжка (форма N 25/л), бортпроводников и бортоператоров (форма N 25/б) с фотографией, заверенной печатью ВЛЭК ГА.</text:p>
      <text:p text:style-name="P10">20. При медицинском освидетельствовании вновь поступающих на летную работу, работу по УВД, бортпроводником и бортоператором заполняется один экземпляр медицинской карты ВЛЭК ГА с фотографией, заверенной печатью ВЛЭК ГА. Медицинские книжки этим лицам заполняются врачом авиационного предприятия при личном осмотре после зачисления их в соответствующие службы.</text:p>
      <text:p text:style-name="P10">21. При медицинском освидетельствовании кандидатов, поступающих в учебные заведения гражданской авиации по подготовке пилотов, штурманов, бортинженеров, бортпроводников и диспетчеров УВД, заполняется один экземпляр медицинской карты ВЛЭК ГА с фотографией кандидата, заверенной печатью ВЛЭК ГА.</text:p>
      <text:p text:style-name="P10">22. По завершении освидетельствования медицинские карты с данными обследования (ЭКГ, аудиограмма, флюорограмма и др.) кандидатов, признанных годными к обучению, передаются в приемную комиссию, откуда направляются в учебное заведение гражданской авиации. Медицинские карты кандидатов, признанных негодными к обучению, хранятся в архиве ВЛЭК ГА три года.</text:p>
      <text:p text:style-name="P10">23. На кандидатов из числа иностранных граждан, признанных ВЛЭК ГА негодными к обучению, составляются два экземпляра медицинской карты, которые направляются в ЦВЛЭК ГА.</text:p>
      <text:p text:style-name="P5"><text:soft-page-break/> </text:p>
      <text:p text:style-name="P10">24. Медицинские документы лицам, окончивших учебное заведение гражданской авиации, а также летному составу, диспетчерам УВД, бортпроводникам, бортоператорам при переводе в другие авиационные предприятия и увольнении их из организации гражданской авиации выдаются на руки в опечатанном виде под роспись.</text:p>
      <text:p text:style-name="P10">25. Медицинские книжки хранятся в кабинете врача авиационного предприятия.</text:p>
      <text:p text:style-name="P10">26. Ведение неутвержденной медицинской документации (в том числе амбулаторных карт) на летный состав, бортоператоров, бортпроводников, курсантов и диспетчеров УВД не допускается.</text:p>
      <text:p text:style-name="P10">27. Перед медицинским освидетельствованием каждый претендент на получение медицинского заключения лично заполняет заявление о медицинском освидетельствовании (приложение N 7).</text:p>
      <text:p text:style-name="P10">28. При подготовке летного состава, бортоператоров, бортпроводников, диспетчеров УВД, курсантов и пилотов АОН к врачебно-летной экспертизе, при направлении на стационарное медицинское обследование, консультацию и т.п. врач авиационного предприятия после личного осмотра оформляет в медицинской книжке эпикриз. Освидетельствуемый должен быть ознакомлен с эпикризом под роспись.</text:p>
      <text:p text:style-name="P10">29. В эпикризе должны быть отражены следующие данные:</text:p>
      <text:p text:style-name="P10">1) наличие или отсутствие жалоб, перенесенные заболевания, в том числе с временной утратой трудоспособности, по какой группе проводилось медицинское динамическое наблюдение;</text:p>
      <text:p text:style-name="P10">2) летная нагрузка, виды полетов, продление нормы летного времени, переучивание на новую технику, авиационные происшествия и инциденты;</text:p>
      <text:p text:style-name="P10">3) использование очередных отпусков, санаторно-курортное лечение, организованный отдых, регулярность выходных дней и задолженность по отпускам;</text:p>
      <text:p text:style-name="P10">4) данные о причинах отстранения от работы на предполетном (предсменном) медицинском осмотре;</text:p>
      <text:p text:style-name="P10">5) наблюдение у специалистов и выполнение лечебно-оздоровительных мероприятий и рекомендаций ВЛЭК ГА;</text:p>
      <text:p text:style-name="P10">6) данные личного осмотра;</text:p>
      <text:p text:style-name="P10">7) диагноз;</text:p>
      <text:p text:style-name="P10">8) вывод врача авиационного предприятия (аэропорта) о динамике в состоянии здоровья и об эффективности медицинского динамического наблюдения (улучшение, ухудшение, без перемен) и его рекомендации по продолжению профессиональной деятельности.</text:p>
      <text:p text:style-name="P10">30. При направлении на ВЛЭК ГА, стационарное медицинское обследование и консультации врач авиационного предприятия выдает авиационному персоналу на руки под расписку в опечатанном виде медицинские книжки за все годы работы, пленки ЭКГ за последние три года, рентгеновские снимки, данные других исследований и наблюдений.</text:p>
      <text:p text:style-name="P10">31. При медицинском обследовании во ВЛЭК ГА (ЦВЛЭК ГА) результаты (лабораторные, рентгенологические, ЭКГ, ЭЭГ и другие) вносятся в соответствующие разделы медицинской книжки (медицинской карты ВЛЭК ГА). Консультации врачей-специалистов ВЛЭК ГА (ЦВЛЭК ГА) и все записи в медицинскую книжку вносятся в хронологическом порядке.</text:p>
      <text:p text:style-name="P10">32. Врачи-специалисты обязаны записывать в медицинскую документацию данные объективного обследования, диагноз и лечебно-оздоровительные рекомендации по своей специальности. Достоверность записи заверяется личной подписью врача-специалиста ВЛЭК ГА. В документах сокращение слов, кроме общепринятых символов, запрещается.</text:p>
      <text:p text:style-name="P10">33. Результаты стационарного медицинского обследования оформляются в виде выписки из истории болезни, которая вклеивается в медицинскую книжку авиационного персонала.</text:p>
      <text:p text:style-name="P10">34. Медицинское заключение и определение группы медицинского динамического наблюдения выносится на заседании ВЛЭК ГА (ЦВЛЭК ГА).</text:p>
      <text:p text:style-name="P10">35. Проведение каждого заседания ВЛЭК ГА (ЦВЛЭК ГА) оформляется в журнале протоколов (приложение N 8), подписывается председателем, всеми членами и заверяется печатью ВЛЭК ГА (ЦВЛЭК ГА). На кандидатов, поступающих в учебные заведения гражданской авиации по подготовке пилотов, штурманов, бортинженеров, бортпроводников и диспетчеров УВД, ведется отдельный журнал протоколов (в журнале делается отметка о наименовании учебного заведения гражданской авиации).</text:p>
      <text:p text:style-name="P10">36. После медицинского освидетельствования во ВЛЭК ГА председатель ВЛЭК ГА выдает авиационному персоналу, признанному годным к работе (обучению), медицинское заключение установленной формы.</text:p>
      <text:p text:style-name="P10">Медицинские заключения ВЛЭК ГА полежат утверждению в ЦВЛЭК ГА в случаях, предусмотренных приложением N 9.</text:p>
      <text:p text:style-name="P10">37. Авиационному персоналу, признанному негодным к работе (обучению), выдается справка ВЛЭК ГА установленной формы (приложение N 10).</text:p>
      <text:p text:style-name="P10"><text:soft-page-break/>38. Для утверждения медицинского заключения в ЦВЛЭК ГА авиационному персоналу заполняется направление в ЦВЛЭК ГА (приложение N 11), свидетельство о болезни (приложение N 12) в двух экземплярах, которое вместе с медицинской документацией авиационного персонала направляется в ЦВЛЭК ГА в срок не позднее чем через пять дней с момента вынесения медицинского заключения.</text:p>
      <text:p text:style-name="P10">39. ЦВЛЭК ГА обязана в течение трех дней после получения медицинской документации вынести окончательное медицинское заключение. При необходимости авиационный персонал может быть вызван на личный осмотр и обследование.</text:p>
      <text:p text:style-name="P10">40. В отдельных случаях в разделе "Особые отметки" медицинского заключения председатель ВЛЭК ГА указывает условия действия медицинского заключения или индивидуальные особенности авиационного персонала (например: частоту сердечных сокращений (ЧСС), величину артериального давления (АД) и др.). Эти данные заверяются печатью ВЛЭК ГА.</text:p>
      <text:p text:style-name="P10">41. В сложных экспертных случаях медицинская документация направляется на рассмотрение в ЦВЛЭК ГА. Направлять авиационный персонал на консультацию разрешается только по предварительному согласованию с председателем ЦВЛЭК ГА.</text:p>
      <text:p text:style-name="P10">42. По результатам медицинского освидетельствования врач авиационного предприятия не позднее чем в пятидневный срок составляет заключительный акт по результатам медицинского освидетельствования летного состава, диспетчеров УВД, бортпроводников, бортоператоров и пилотов АОН (приложение N 13), который утверждается председателем ВЛЭК ГА и направляется руководителю предприятия (начальнику службы).</text:p>
      <text:p text:style-name="P5"> </text:p>
      <text:p text:style-name="P1">V. Организация медицинского наблюдения в межкомиссионный период</text:p>
      <text:p text:style-name="P5"> </text:p>
      <text:p text:style-name="P10">43. Наблюдение за летным составом, бортоператорами, бортпроводниками, диспетчерами УВД, курсантами и пилотами АОН в межкомиссионный период проводится врачом авиационного предприятия, в учебном заведении - отрядно-курсовым врачом, врачами-специалистами ВЛЭК ГА или, по рекомендации ВЛЭК ГА, врачами-специалистами лечебно-профилактических учреждений территориальных органов здравоохранения.</text:p>
      <text:p text:style-name="P10">44. Лечебно-профилактические, оздоровительные мероприятия, контрольные исследования и назначения летному составу, бортоператорам, бортпроводникам, диспетчерам УВД, курсантам и пилотам АОН осуществляются в индивидуальном порядке в соответствии с рекомендациями ВЛЭК ГА на основании нормативных документов Минздрава России и Минтранса России.</text:p>
      <text:p text:style-name="P10">45. Предполетный медицинский осмотр членов экипажей гражданских воздушных судов Российской Федерации и предсменный медицинский осмотр диспетчеров УВД перед заступлением на дежурство проводится в соответствии с Требованиями к состоянию здоровья членов экипажей гражданских воздушных судов Российской Федерации и диспетчеров УВД на предполетном контроле и перед заступлением на дежурство (приложение N 14).</text:p>
      <text:p text:style-name="P5"> </text:p>
      <text:p text:style-name="P10">46. Медицинский осмотр у врача авиационного предприятия проводится:</text:p>
      <text:p text:style-name="P10">1) пилотов коммерческой авиации, линейных пилотов, штурманов, бортмехаников, бортинженеров и бортрадистов - через 6 месяцев после медицинского освидетельствования, перед очередным освидетельствованием и по медицинским показаниям.</text:p>
      <text:p text:style-name="P10">Кроме того, всем пилотам коммерческой авиации и линейным пилотам старше 40 лет проводится электрокардиографическое исследование в покое, а также другие исследования согласно рекомендациям ВЛЭК ГА (ЦВЛЭК ГА);</text:p>
      <text:p text:style-name="P10">2) диспетчеров УВД, бортпроводников и бортоператоров - каждые шесть месяцев и перед очередным освидетельствованием во ВЛЭК ГА, а также по медицинским показаниям;</text:p>
      <text:p text:style-name="P10">3) пилотов АОН и других специалистов, выполняющих работы на борту воздушного судна, - через 12 месяцев после медицинского освидетельствования и перед очередным освидетельствованием во ВЛЭК ГА.</text:p>
      <text:p text:style-name="P10">47. Медицинский осмотр курсантов учебных заведений гражданской авиации по подготовке пилотов, штурманов, бортинженеров, диспетчеров УВД и бортпроводников проводится отрядно-курсовым врачом каждые шесть месяцев.</text:p>
      <text:p text:style-name="P10">48. Профилактические прививки и противоэпидемические мероприятия летному составу, бортоператорам, бортпроводникам, диспетчерам УВД, курсантам и пилотам АОН проводятся в установленном порядке.</text:p>
      <text:p text:style-name="P10">49. Лабораторные и функциональные исследования летному составу, бортоператорам, бортпроводникам, диспетчерам УВД, курсантам и пилотам АОН в межкомиссионный период проводятся по назначению врачей-специалистов ВЛЭК ГА или при наличии медицинских показаний; бортпроводникам <text:soft-page-break/>проводятся исследования, регламентированные нормативными документами Минздрава России для декретированного контингента.</text:p>
      <text:p text:style-name="P5"> </text:p>
      <text:p text:style-name="P10">50. Врач авиационного предприятия проводит медицинский осмотр авиационного персонала: после выздоровления от заболевания (травмы), отпуска (наиболее продолжительной его части в случае разбивки на несколько частей), отстранения на предполетном (предсменном) медицинском осмотре, авиационных инцидентов, восстановления после перерыва в работе, выпускникам летных учебных заведений.</text:p>
      <text:p text:style-name="P10">51. По результатам медицинских осмотров врачом авиационного предприятия могут быть приняты следующие решения:</text:p>
      <text:p text:style-name="P10">1) допущен к полетам, работе по УВД, работе бортпроводником и бортоператором;</text:p>
      <text:p text:style-name="P10">2) нуждается в предоставлении внеочередного выходного дня (очередного отпуска);</text:p>
      <text:p text:style-name="P10">3) нуждается в проведении консультации, лечении (амбулаторном, стационарном, санаторном, реабилитационно-профилактическом).</text:p>
      <text:p text:style-name="P10">52. При подготовке летного состава, бортоператоров, бортпроводников, диспетчеров УВД, курсантов и пилотов АОН к очередному медицинскому освидетельствованию врач авиационного предприятия (отрядно-курсовой врач) проводит личный осмотр, оформляет эпикриз за межкомиссионный период, организует (не ранее чем за один месяц до начала медицинского освидетельствования) проведение лабораторных и инструментальных исследований.</text:p>
      <text:p text:style-name="P5"> </text:p>
      <text:p text:style-name="P3">_____________________________</text:p>
      <text:p text:style-name="P10">* В особых случаях (стихийное бедствие, авария и т.п.) срок действия медицинского заключения по решению председателя ВЛЭК ГА (ЦВЛЭК ГА), согласованному с начальником отдела авиационной медицины и охраны труда Управления персонала и учебных заведений гражданской авиации Минтранса России, может быть продлен не более чем на 1 месяц.</text:p>
      <text:p text:style-name="P10">** Документы при направлении в ЦВЛЭК ГА выдаются кандидату на руки под роспись в опечатанном виде.</text:p>
      <text:p text:style-name="P5"> </text:p>
      <text:p text:style-name="P11">Приложение N 1</text:p>
      <text:p text:style-name="P13"><text:span text:style-name="T3">к </text:span><text:span text:style-name="T2">ФАП МО ГА-2002</text:span></text:p>
      <text:p text:style-name="P5"> </text:p>
      <text:p text:style-name="P8">Российская Федерация</text:p>
      <text:p text:style-name="P8">Государственная служба гражданской авиации Минтранса России</text:p>
      <text:p text:style-name="P5"> </text:p>
      <text:p text:style-name="P5">                                                       <text:span text:style-name="T4">Серия АА N 0000000</text:span></text:p>
      <text:p text:style-name="P5"> </text:p>
      <text:p text:style-name="P5">                         <text:span text:style-name="T5">Медицинское заключение</text:span></text:p>
      <text:p text:style-name="P5">                                <text:span text:style-name="T5">(Образец)</text:span></text:p>
      <text:p text:style-name="P5"> </text:p>
      <text:p text:style-name="P5">                                                     <text:span text:style-name="T4">группа крови _______</text:span></text:p>
      <text:p text:style-name="P5">                                                     <text:span text:style-name="T4">резус фактор _______</text:span></text:p>
      <text:p text:style-name="P5"> </text:p>
      <text:p text:style-name="P8">Фамилия __________________</text:p>
      <text:p text:style-name="P8">Имя ____________ Отчество ____________</text:p>
      <text:p text:style-name="P8">Год рождения ______________</text:p>
      <text:p text:style-name="P8">_________________________________________________________________________</text:p>
      <text:p text:style-name="P5">                  <text:span text:style-name="T4">Наименование ВЛЭК ГА (штамп ВЛЭК ГА)</text:span></text:p>
      <text:p text:style-name="P5"> </text:p>
      <text:p text:style-name="P8">от "___"________200_ г.</text:p>
      <text:p text:style-name="P5"> </text:p>
      <text:p text:style-name="P5">     <text:span text:style-name="T4">Согласно ФАП  МО  ГА-2002  "Медицинское освидетельствование летного,</text:span></text:p>
      <text:p text:style-name="P8">диспетчерского  состава,   бортпроводников,   курсантов   и   кандидатов,</text:p>
      <text:p text:style-name="P8">поступающих в учебные заведения гражданской авиации"</text:p>
      <text:p text:style-name="P5"> </text:p>
      <text:p text:style-name="P8">Признан годным к ________________________________________________________</text:p>
      <text:p text:style-name="P8">Медицинское заключение действительно до "___"_________20__ г.</text:p>
      <text:p text:style-name="P8">Председатель ВЛЭК ГА ____________________________________________________</text:p>
      <text:p text:style-name="P5"><text:soft-page-break/>                                           <text:span text:style-name="T4">Подпись</text:span></text:p>
      <text:p text:style-name="P8">М.П.</text:p>
      <text:p text:style-name="P8">- - - - - - - - - - - - - - - - - - - - - - - - - - - - - - - - - - - - -</text:p>
      <text:p text:style-name="P5">                             <text:span text:style-name="T4">(линия отреза)</text:span></text:p>
      <text:p text:style-name="P5"> </text:p>
      <text:p text:style-name="P8">Медицинское заключение  ______________________________ Серия АА N 0000000</text:p>
      <text:p text:style-name="P8">Выдано: _________________________________________________________________</text:p>
      <text:p text:style-name="P5">                       <text:span text:style-name="T4">(Ф.И.О.)                (должность)</text:span></text:p>
      <text:p text:style-name="P8">Дата выдачи: " __"________ 20 _  г.   Роспись в получении: ______________</text:p>
      <text:p text:style-name="P5"> </text:p>
      <text:p text:style-name="P11">Приложение N 1</text:p>
      <text:p text:style-name="P13"><text:span text:style-name="T3">к </text:span><text:span text:style-name="T2">ФАП МО ГА-2002</text:span></text:p>
      <text:p text:style-name="P11">Оборотная сторона</text:p>
      <text:p text:style-name="P5"> </text:p>
      <text:p text:style-name="P1">Периодические медицинские осмотры:</text:p>
      <text:p text:style-name="P5"> </text:p>
      <text:p text:style-name="P5"> ———————————————————————————————————————————————————————————————————————</text:p>
      <text:p text:style-name="P8">|Дата медицинского |  Заключение о продлении срока  |   Подпись врача   |</text:p>
      <text:p text:style-name="P8">|     осмотра      |действия медицинского заключения|   авиационного    |</text:p>
      <text:p text:style-name="P8">|                  |      (на латинском языке)      |    предприятия    |</text:p>
      <text:p text:style-name="P8">|                  |                                |      Печать       |</text:p>
      <text:p text:style-name="P8">|——————————————————|————————————————————————————————|———————————————————|</text:p>
      <text:p text:style-name="P8">|                  |                                |                   |</text:p>
      <text:p text:style-name="P8">|——————————————————|————————————————————————————————|———————————————————|</text:p>
      <text:p text:style-name="P8">|                  |                                |                   |</text:p>
      <text:p text:style-name="P8">|——————————————————|————————————————————————————————|———————————————————|</text:p>
      <text:p text:style-name="P8">|                  |                                |                   |</text:p>
      <text:p text:style-name="P8">|——————————————————|————————————————————————————————|———————————————————|</text:p>
      <text:p text:style-name="P8">|                  |                                |                   |</text:p>
      <text:p text:style-name="P8">|——————————————————|————————————————————————————————|———————————————————|</text:p>
      <text:p text:style-name="P8">|                  |                                |                   |</text:p>
      <text:p text:style-name="P5"> ———————————————————————————————————————————————————————————————————————</text:p>
      <text:p text:style-name="P5"> </text:p>
      <text:p text:style-name="P10">Особые отметки:</text:p>
      <text:p text:style-name="P5"> </text:p>
      <text:p text:style-name="P14"><text:span text:style-name="T3">Примечание.</text:span> <text:span text:style-name="T2">Размер бланка 11 х 8 см</text:span></text:p>
      <text:p text:style-name="P5"> </text:p>
      <text:p text:style-name="P11">Приложение N 2</text:p>
      <text:p text:style-name="P13"><text:span text:style-name="T3">к </text:span><text:span text:style-name="T2">ФАП МО ГА-2002</text:span></text:p>
      <text:p text:style-name="P5"> </text:p>
      <text:p text:style-name="P1">Перечень</text:p>
      <text:p text:style-name="P1">медицинской аппаратуры и инструментария ВЛЭК ГА</text:p>
      <text:p text:style-name="P5"> </text:p>
      <text:p text:style-name="P12">Для кабинета хирурга:</text:p>
      <text:p text:style-name="P10">1. Ростомер;</text:p>
      <text:p text:style-name="P10">2. Весы медицинские;</text:p>
      <text:p text:style-name="P10">3. Спирометр;</text:p>
      <text:p text:style-name="P10">4. Динамометр ручной;</text:p>
      <text:p text:style-name="P10">5. Лента сантиметровая;</text:p>
      <text:p text:style-name="P10">6. Угломер;</text:p>
      <text:p text:style-name="P10">7. Перчатки хирургические;</text:p>
      <text:p text:style-name="P10">8. Кушетка медицинская;</text:p>
      <text:p text:style-name="P10">9. Негатоскоп;</text:p>
      <text:p text:style-name="P10">10. Столик манипуляционный.</text:p>
      <text:p text:style-name="P5"><text:soft-page-break/> </text:p>
      <text:p text:style-name="P12">Для кабинета терапевта:</text:p>
      <text:p text:style-name="P10">1. Сфигмоманометр (тонометр);</text:p>
      <text:p text:style-name="P10">2. Стетофонендоскоп;</text:p>
      <text:p text:style-name="P10">3. Секундомер;</text:p>
      <text:p text:style-name="P10">4. Шпатели металлические или деревянные;</text:p>
      <text:p text:style-name="P10">5. Термометры медицинские;</text:p>
      <text:p text:style-name="P10">6. Кушетка медицинская.</text:p>
      <text:p text:style-name="P5"> </text:p>
      <text:p text:style-name="P12">Для кабинета невропатолога:</text:p>
      <text:p text:style-name="P10">1. Сфигмоманометр (тонометр);</text:p>
      <text:p text:style-name="P10">2. Стетофонендоскоп;</text:p>
      <text:p text:style-name="P10">3. Секундомер;</text:p>
      <text:p text:style-name="P10">4. Шпатели металлические;</text:p>
      <text:p text:style-name="P10">5. Термометры медицинские;</text:p>
      <text:p text:style-name="P10">6. Молоток для неврологических исследований;</text:p>
      <text:p text:style-name="P10">7. Динамометр ручной;</text:p>
      <text:p text:style-name="P10">8. Кушетка медицинская;</text:p>
      <text:p text:style-name="P10">9. Лента сантиметровая.</text:p>
      <text:p text:style-name="P5"> </text:p>
      <text:p text:style-name="P12">Для кабинета отоларинголога:</text:p>
      <text:p text:style-name="P10">1. Шкаф стеклянный для инструментария;</text:p>
      <text:p text:style-name="P10">2. Столик для инструментария;</text:p>
      <text:p text:style-name="P10">3. Лампа настольная с гибким штативом;</text:p>
      <text:p text:style-name="P10">4. Кресло вращающееся для исследования вестибулярного анализатора;</text:p>
      <text:p text:style-name="P10">5. Аудиометр (с бланками);</text:p>
      <text:p text:style-name="P10">6. Рефлектор лобный;</text:p>
      <text:p text:style-name="P10">7. Шпатели металлические для языка;</text:p>
      <text:p text:style-name="P10">8. Воронки ушные;</text:p>
      <text:p text:style-name="P10">9. Зеркала носовые;</text:p>
      <text:p text:style-name="P10">10. Зеркала гортанные;</text:p>
      <text:p text:style-name="P10">11. Зеркала носоглоточные;</text:p>
      <text:p text:style-name="P10">12. Баллоны Полицера с оливой;</text:p>
      <text:p text:style-name="P10">13. Зонды ушные с нарезкой;</text:p>
      <text:p text:style-name="P10">14. Зонды глоточные;</text:p>
      <text:p text:style-name="P10">15. Зонды аттиковые;</text:p>
      <text:p text:style-name="P10">16. Зонды носовые пуговчатые;</text:p>
      <text:p text:style-name="P10">17. Воронка Зигля ушная с оптической системой;</text:p>
      <text:p text:style-name="P10">18. Камертоны (набор);</text:p>
      <text:p text:style-name="P10">19. Секундомер;</text:p>
      <text:p text:style-name="P10">20. Трещотка Барани (заглушитель);</text:p>
      <text:p text:style-name="P10">21. Отоскопы;</text:p>
      <text:p text:style-name="P10">22. Набор трахеостомический  ;</text:p>
      <text:p text:style-name="P10">23. Шприцы гортанные с изогнутыми наконечниками;</text:p>
      <text:p text:style-name="P10">24. Шприцы Жанне;</text:p>
      <text:p text:style-name="P10">25. Шприцы медицинские;</text:p>
      <text:p text:style-name="P10">26. Шприцы изогнутые для удаления инородных тел;</text:p>
      <text:p text:style-name="P10">27. Щипцы ушные Гартмана;</text:p>
      <text:p text:style-name="P10">28. Манометры ушные;</text:p>
      <text:p text:style-name="P10">29. Пинцеты коленчатые ушные;</text:p>
      <text:p text:style-name="P10">30. Пинцеты анатомические;</text:p>
      <text:p text:style-name="P10">31. Канюли для промывания аттика;</text:p>
      <text:p text:style-name="P10">32. Катетеры металлические;</text:p>
      <text:p text:style-name="P10">33. Наборы для задней тампонады носа;</text:p>
      <text:p text:style-name="P10">34. Зонды носовые с нарезкой;</text:p>
      <text:p text:style-name="P10">35. Корнцанги;</text:p>
      <text:p text:style-name="P10">36. Ножницы хирургические с одним острым концом;</text:p>
      <text:p text:style-name="P10"><text:soft-page-break/>37. Иглы для прокола гайморовой пазухи;</text:p>
      <text:p text:style-name="P10">38. Порошковдуватели;</text:p>
      <text:p text:style-name="P10">39. Банки с притертыми пробками;</text:p>
      <text:p text:style-name="P10">40. Ручки для гортанных зеркал;</text:p>
      <text:p text:style-name="P10">41. Штангласы с притертыми пробками для пахучих веществ;</text:p>
      <text:p text:style-name="P10">42. Лоточки почкообразные;</text:p>
      <text:p text:style-name="P10">43. Стерилизатор;</text:p>
      <text:p text:style-name="P10">44. Спиртовка;</text:p>
      <text:p text:style-name="P10">45. Биксы;</text:p>
      <text:p text:style-name="P10">46. Кушетка медицинская.</text:p>
      <text:p text:style-name="P5"> </text:p>
      <text:p text:style-name="P12">Для кабинета офтальмолога:</text:p>
      <text:p text:style-name="P10">1. Аппарат для освещения таблицы (Рота);</text:p>
      <text:p text:style-name="P10">2. Таблицы Головина-Сивцева;</text:p>
      <text:p text:style-name="P10">3. Таблицы Рабкина полихроматические (издание 8, 9);</text:p>
      <text:p text:style-name="P10">4. Набор стекол с пробными оправами;</text:p>
      <text:p text:style-name="P10">5. Рефрактометр;</text:p>
      <text:p text:style-name="P10">6. Линейки скиаскопические;</text:p>
      <text:p text:style-name="P10">7. Офтальмоскоп простой (зеркальный) и электрический;</text:p>
      <text:p text:style-name="P10">8. Периметр шаровой;</text:p>
      <text:p text:style-name="P10">9. Прибор для определения бинокулярного зрения (цветотест ПБИ-1, синоптофер);</text:p>
      <text:p text:style-name="P10">10. Прибор для исследования остроты ночного зрения и темновой адаптации;</text:p>
      <text:p text:style-name="P10">11. Лампа настольная с гибким штативом;</text:p>
      <text:p text:style-name="P10">12. Лампа щелевая;</text:p>
      <text:p text:style-name="P10">13. Тонометр Маклакова;</text:p>
      <text:p text:style-name="P10">14. Гониоскоп;</text:p>
      <text:p text:style-name="P10">15. Шкала Меддокса;</text:p>
      <text:p text:style-name="P10">16. Экзофтальмометр;</text:p>
      <text:p text:style-name="P10">17. Набор для промывания слезных путей;</text:p>
      <text:p text:style-name="P10">18. Кампиметр;</text:p>
      <text:p text:style-name="P10">19. Кушетка медицинская.</text:p>
      <text:p text:style-name="P5"> </text:p>
      <text:p text:style-name="P12">Для кабинета психолога:</text:p>
      <text:p text:style-name="P10">1. Секундомер;</text:p>
      <text:p text:style-name="P10">2. Набор бланков (тесты);</text:p>
      <text:p text:style-name="P10">3. Аппарат "Абитуриент" (2 шт.) или персональная ЭВМ с набором программ для психологического обследования.</text:p>
      <text:p text:style-name="P5"> </text:p>
      <text:p text:style-name="P11">Приложение N 3</text:p>
      <text:p text:style-name="P13"><text:span text:style-name="T3">к </text:span><text:span text:style-name="T2">ФАП МО ГА-2002</text:span></text:p>
      <text:p text:style-name="P5"> </text:p>
      <text:p text:style-name="P1">Требования</text:p>
      <text:p text:style-name="P1">к состоянию здоровья, на основании которых определяется годность к летной работе, работе по управлению воздушным движением, работе бортпроводником, бортоператором, пилотом авиации общего назначения и обучению в учебных заведениях гражданской авиации</text:p>
      <text:p text:style-name="P1">(с изменениями от 28 апреля 2003 г.)</text:p>
      <text:p text:style-name="P5"> </text:p>
      <text:p text:style-name="P5"> ———————————————————————————————————————————————————————————————————————</text:p>
      <text:p text:style-name="P8">|Наименование болезней|        Категории авиационного персонала         |</text:p>
      <text:p text:style-name="P8">|    и физических     |—————————————————————————————————————————————————|</text:p>
      <text:p text:style-name="P8">|     недостатков     | Кандидаты, |  Пилоты   |Бортрадисты,|Диспетчеры |</text:p>
      <text:p text:style-name="P8">|                     |поступающие |коммерчес- |бортпровод- |    УВД    |</text:p>
      <text:p text:style-name="P8">|                     | в учебные  |кой авиации|   ники,    |(руководи- |</text:p>
      <text:p text:style-name="P8">|                     | заведения  |(самолет и |бортоперато-|   тель    |</text:p>
      <text:p text:style-name="P8">|                     |гражданской |вертолет), |    ры,     | полетов). |</text:p>
      <text:p text:style-name="P8">|                     | авиации по | линейные  |летчики-наб-| Курсанты  |</text:p>
      <text:p text:style-name="P8"><text:soft-page-break/>|                     | подготовке |  пилоты   | людатели.  |выпускного |</text:p>
      <text:p text:style-name="P8">|                     |  пилотов,  |авиакомпа- |   Пилоты   | курса по  |</text:p>
      <text:p text:style-name="P8">|                     | штурманов, |    ний    |  авиации   |подготовке |</text:p>
      <text:p text:style-name="P8">|                     |бортинжене- |(самолет и |   общего   |диспетчеров|</text:p>
      <text:p text:style-name="P8">|                     |    ров,    |вертолет), |назначения. |    УВД    |</text:p>
      <text:p text:style-name="P8">|                     |диспетчеров.| штурманы, |  Курсанты  |           |</text:p>
      <text:p text:style-name="P8">|                     | Курсанты,  |бортинжене-| выпускного |           |</text:p>
      <text:p text:style-name="P8">|                     |обучающиеся |    ры,    |  курса по  |           |</text:p>
      <text:p text:style-name="P8">|                     |    этим    |бортмехани-| подготовке |           |</text:p>
      <text:p text:style-name="P8">|                     |специальнос-| ки. Вновь |бортпровод- |           |</text:p>
      <text:p text:style-name="P8">|                     | тям (кроме |поступающие|   ников    |           |</text:p>
      <text:p text:style-name="P8">|                     | выпускного | на работу |            |           |</text:p>
      <text:p text:style-name="P8">|                     |   курса)   |бортинжене-|            |           |</text:p>
      <text:p text:style-name="P8">|                     |            |   ром,    |            |           |</text:p>
      <text:p text:style-name="P8">|                     |            |бортмехани-|            |           |</text:p>
      <text:p text:style-name="P8">|                     |            |   ком.    |            |           |</text:p>
      <text:p text:style-name="P8">|                     |            | Курсанты  |            |           |</text:p>
      <text:p text:style-name="P8">|                     |            |  летных   |            |           |</text:p>
      <text:p text:style-name="P8">|                     |            |  училищ   |            |           |</text:p>
      <text:p text:style-name="P8">|                     |            |(выпускной |            |           |</text:p>
      <text:p text:style-name="P8">|                     |            |   курс)   |            |           |</text:p>
      <text:p text:style-name="P8">|—————————————————————|————————————|———————————|————————————|———————————|</text:p>
      <text:p text:style-name="P8">|        Графа        |     I      |    II     |    III     |    IV     |</text:p>
      <text:p text:style-name="P8">|———————————————————————————————————————————————————————————————————————|</text:p>
      <text:p text:style-name="P8">|                   <text:span text:style-name="T1">А. Психические и нервные болезни:</text:span>                   |</text:p>
      <text:p text:style-name="P8">|———————————————————————————————————————————————————————————————————————|</text:p>
      <text:p text:style-name="P8">|1.        Шизофрения,|  негодны   |  негодны  |  негодны   |  негодны  |</text:p>
      <text:p text:style-name="P8">|аффективные  психозы,|            |           |            |           |</text:p>
      <text:p text:style-name="P8">|паранойя             |            |           |            |           |</text:p>
      <text:p text:style-name="P8">|—————————————————————|————————————|———————————|————————————|———————————|</text:p>
      <text:p text:style-name="P8">|2.            Психозы|            |           |            |           |</text:p>
      <text:p text:style-name="P8">|инфекционные,        |            |           |            |           |</text:p>
      <text:p text:style-name="P8">|интоксикационные,    |            |           |            |           |</text:p>
      <text:p text:style-name="P8">|реактивные;          |            |           |            |           |</text:p>
      <text:p text:style-name="P8">|реактивные  состояния|            |           |            |           |</text:p>
      <text:p text:style-name="P8">|(ипохондрические,    |            |           |            |           |</text:p>
      <text:p text:style-name="P8">|депрессивные и  др.);|            |           |            |           |</text:p>
      <text:p text:style-name="P8">|неврозы (неврастения,|            |           |            |           |</text:p>
      <text:p text:style-name="P8">|истерия и др.):      |            |           |            |           |</text:p>
      <text:p text:style-name="P8">|—————————————————————|————————————|———————————|————————————|———————————|</text:p>
      <text:p text:style-name="P8">|2.1.   При    наличии|  негодны   |  негодны  |  негодны   |  негодны  |</text:p>
      <text:p text:style-name="P8">|нарушений психической|            |           |            |           |</text:p>
      <text:p text:style-name="P8">|деятельности, стойких|            |           |            |           |</text:p>
      <text:p text:style-name="P8">|резидуальных  явлений|            |           |            |           |</text:p>
      <text:p text:style-name="P8">|или     астенического|            |           |            |           |</text:p>
      <text:p text:style-name="P8">|синдрома        после|            |           |            |           |</text:p>
      <text:p text:style-name="P8">|лечения              |            |           |            |           |</text:p>
      <text:p text:style-name="P8">|—————————————————————|————————————|———————————|————————————|———————————|</text:p>
      <text:p text:style-name="P8">|2.2.    При    полном|  негодны   |инд. оценка|   годны    |   годны   |</text:p>
      <text:p text:style-name="P8">|восстановлении       |            |           |            |           |</text:p>
      <text:p text:style-name="P8">|нервно-психической   |            |           |            |           |</text:p>
      <text:p text:style-name="P8">|деятельности и легких|            |           |            |           |</text:p>
      <text:p text:style-name="P8">|сосудисто-вегетатив- |            |           |            |           |</text:p>
      <text:p text:style-name="P8">|ных нарушениях       |            |           |            |           |</text:p>
      <text:p text:style-name="P8">|—————————————————————|————————————|———————————|————————————|———————————|</text:p>
      <text:p text:style-name="P8">|3.      Психические и|  негодны   |  негодны  |  негодны   |  негодны  |</text:p>
      <text:p text:style-name="P8">|поведенческие        |            |           |            |           |</text:p>
      <text:p text:style-name="P8">|расстройства,        |            |           |            |           |</text:p>
      <text:p text:style-name="P8">|вызванные            |            |           |            |           |</text:p>
      <text:p text:style-name="P8"><text:soft-page-break/>|употреблением        |            |           |            |           |</text:p>
      <text:p text:style-name="P8">|психоактивных        |            |           |            |           |</text:p>
      <text:p text:style-name="P8">|веществ.     Пагубное|            |           |            |           |</text:p>
      <text:p text:style-name="P8">|употребление         |            |           |            |           |</text:p>
      <text:p text:style-name="P8">|психоактивных веществ|            |           |            |           |</text:p>
      <text:p text:style-name="P8">|—————————————————————|————————————|———————————|————————————|———————————|</text:p>
      <text:p text:style-name="P8">|4.       Расстройства|            |           |            |           |</text:p>
      <text:p text:style-name="P8">|личности:            |            |           |            |           |</text:p>
      <text:p text:style-name="P8">|—————————————————————|————————————|———————————|————————————|———————————|</text:p>
      <text:p text:style-name="P8">|4.1. Психопатия  всех|  негодны   |  негодны  |  негодны   |  негодны  |</text:p>
      <text:p text:style-name="P8">|форм     и     другие|            |           |            |           |</text:p>
      <text:p text:style-name="P8">|психические          |            |           |            |           |</text:p>
      <text:p text:style-name="P8">|расстройства         |            |           |            |           |</text:p>
      <text:p text:style-name="P8">|непсихотического     |            |           |            |           |</text:p>
      <text:p text:style-name="P8">|характера            |            |           |            |           |</text:p>
      <text:p text:style-name="P8">|—————————————————————|————————————|———————————|————————————|———————————|</text:p>
      <text:p text:style-name="P8">|4.2.      Психический|  негодны   |инд. оценка|инд. оценка |инд. оценка|</text:p>
      <text:p text:style-name="P8">|инфантилизм,         |            |           |            |           |</text:p>
      <text:p text:style-name="P8">|акцентуация личности |            |           |            |           |</text:p>
      <text:p text:style-name="P8">|—————————————————————|————————————|———————————|————————————|———————————|</text:p>
      <text:p text:style-name="P8">|5. Эпилепсия         |  негодны   |  негодны  |  негодны   |  негодны  |</text:p>
      <text:p text:style-name="P8">|—————————————————————|————————————|———————————|————————————|———————————|</text:p>
      <text:p text:style-name="P8">|6.         Сосудистые|            |           |            |           |</text:p>
      <text:p text:style-name="P8">|поражения головного и|            |           |            |           |</text:p>
      <text:p text:style-name="P8">|спинного мозга:      |            |           |            |           |</text:p>
      <text:p text:style-name="P8">|—————————————————————|————————————|———————————|————————————|———————————|</text:p>
      <text:p text:style-name="P8">|6.1. Острые нарушения|  негодны   |  негодны  |  негодны   |  негодны  |</text:p>
      <text:p text:style-name="P8">|мозгового            |            |           |            |           |</text:p>
      <text:p text:style-name="P8">|кровообращения  и  их|            |           |            |           |</text:p>
      <text:p text:style-name="P8">|последствия.         |            |           |            |           |</text:p>
      <text:p text:style-name="P8">|Хроническая          |            |           |            |           |</text:p>
      <text:p text:style-name="P8">|сосудисто-мозговая   |            |           |            |           |</text:p>
      <text:p text:style-name="P8">|недостаточность      |            |           |            |           |</text:p>
      <text:p text:style-name="P8">|—————————————————————|————————————|———————————|————————————|———————————|</text:p>
      <text:p text:style-name="P8">|6.2.        Начальные|  негодны   |инд. оценка|инд. оценка |инд. оценка|</text:p>
      <text:p text:style-name="P8">|поражения     сосудов|            |           |            |           |</text:p>
      <text:p text:style-name="P8">|головного и  спинного|            |           |            |           |</text:p>
      <text:p text:style-name="P8">|мозга                |            |           |            |           |</text:p>
      <text:p text:style-name="P8">|—————————————————————|————————————|———————————|————————————|———————————|</text:p>
      <text:p text:style-name="P8">|7.       Органические|            |           |            |           |</text:p>
      <text:p text:style-name="P8">|заболевания          |            |           |            |           |</text:p>
      <text:p text:style-name="P8">|центральной   нервной|            |           |            |           |</text:p>
      <text:p text:style-name="P8">|системы     различной|            |           |            |           |</text:p>
      <text:p text:style-name="P8">|этиологии:           |            |           |            |           |</text:p>
      <text:p text:style-name="P8">|—————————————————————|————————————|———————————|————————————|———————————|</text:p>
      <text:p text:style-name="P8">|7.1. Прогрессирующего|  негодны   |  негодны  |  негодны   |  негодны  |</text:p>
      <text:p text:style-name="P8">|характера       или с|            |           |            |           |</text:p>
      <text:p text:style-name="P8">|нарушением функции   |            |           |            |           |</text:p>
      <text:p text:style-name="P8">|—————————————————————|————————————|———————————|————————————|———————————|</text:p>
      <text:p text:style-name="P8">|7.2.       Остаточные|  негодны   |инд. оценка|   годны    |   годны   |</text:p>
      <text:p text:style-name="P8">|явления,  последствия|            |           |            |           |</text:p>
      <text:p text:style-name="P8">|перенесенного        |            |           |            |           |</text:p>
      <text:p text:style-name="P8">|заболевания         с|            |           |            |           |</text:p>
      <text:p text:style-name="P8">|достаточной          |            |           |            |           |</text:p>
      <text:p text:style-name="P8">|компенсацией         |            |           |            |           |</text:p>
      <text:p text:style-name="P8">|нервно-психических   |            |           |            |           |</text:p>
      <text:p text:style-name="P8">|функций              |            |           |            |           |</text:p>
      <text:p text:style-name="P8">|—————————————————————|————————————|———————————|————————————|———————————|</text:p>
      <text:p text:style-name="P8">|8.        Последствия|            |           |            |           |</text:p>
      <text:p text:style-name="P8"><text:soft-page-break/>|черепно-мозговой     |            |           |            |           |</text:p>
      <text:p text:style-name="P8">|травмы   или   травмы|            |           |            |           |</text:p>
      <text:p text:style-name="P8">|спинного мозга:      |            |           |            |           |</text:p>
      <text:p text:style-name="P8">|—————————————————————|————————————|———————————|————————————|———————————|</text:p>
      <text:p text:style-name="P8">|8.1.   При    наличии|  негодны   |  негодны  |  негодны   |  негодны  |</text:p>
      <text:p text:style-name="P8">|выраженных  нарушений|            |           |            |           |</text:p>
      <text:p text:style-name="P8">|нервно-психических   |            |           |            |           |</text:p>
      <text:p text:style-name="P8">|функций,  судорожного|            |           |            |           |</text:p>
      <text:p text:style-name="P8">|синдрома             |            |           |            |           |</text:p>
      <text:p text:style-name="P8">|—————————————————————|————————————|———————————|————————————|———————————|</text:p>
      <text:p text:style-name="P8">|8.2.   При    наличии|  негодны   |инд. оценка|   годны    |   годны   |</text:p>
      <text:p text:style-name="P8">|незначительно        |            |           |            |           |</text:p>
      <text:p text:style-name="P8">|выраженных           |            |           |            |           |</text:p>
      <text:p text:style-name="P8">|клинических          |            |           |            |           |</text:p>
      <text:p text:style-name="P8">|проявлений           |            |           |            |           |</text:p>
      <text:p text:style-name="P8">|—————————————————————|————————————|———————————|————————————|———————————|</text:p>
      <text:p text:style-name="P8">|9.        Заболевания|            |           |            |           |</text:p>
      <text:p text:style-name="P8">|вегетативной  нервной|            |           |            |           |</text:p>
      <text:p text:style-name="P8">|системы:             |            |           |            |           |</text:p>
      <text:p text:style-name="P8">|—————————————————————|————————————|———————————|————————————|———————————|</text:p>
      <text:p text:style-name="P8">|9.1.  Пароксизмальные|  негодны   |  негодны  |  негодны   |  негодны  |</text:p>
      <text:p text:style-name="P8">|проявления        или|            |           |            |           |</text:p>
      <text:p text:style-name="P8">|кризовое      течение|            |           |            |           |</text:p>
      <text:p text:style-name="P8">|заболеваний          |            |           |            |           |</text:p>
      <text:p text:style-name="P8">|вегетативной  нервной|            |           |            |           |</text:p>
      <text:p text:style-name="P8">|системы, приводящее к|            |           |            |           |</text:p>
      <text:p text:style-name="P8">|угрозе   или   утрате|            |           |            |           |</text:p>
      <text:p text:style-name="P8">|работоспособности   и|            |           |            |           |</text:p>
      <text:p text:style-name="P8">|отклонениям         в|            |           |            |           |</text:p>
      <text:p text:style-name="P8">|выполнении           |            |           |            |           |</text:p>
      <text:p text:style-name="P8">|профессиональных     |            |           |            |           |</text:p>
      <text:p text:style-name="P8">|функций              |            |           |            |           |</text:p>
      <text:p text:style-name="P8">|—————————————————————|————————————|———————————|————————————|———————————|</text:p>
      <text:p text:style-name="P8">|9.2.  При    легких и|инд. оценка |   годны   |   годны    |   годны   |</text:p>
      <text:p text:style-name="P8">|умеренных            |            |           |            |           |</text:p>
      <text:p text:style-name="P8">|эмоционально-вегета- |            |           |            |           |</text:p>
      <text:p text:style-name="P8">|тивных нарушениях    |            |           |            |           |</text:p>
      <text:p text:style-name="P8">|—————————————————————|————————————|———————————|————————————|———————————|</text:p>
      <text:p text:style-name="P8">|10.     Заболевания и|            |           |            |           |</text:p>
      <text:p text:style-name="P8">|повреждения          |            |           |            |           |</text:p>
      <text:p text:style-name="P8">|периферической       |            |           |            |           |</text:p>
      <text:p text:style-name="P8">|нервной системы:     |            |           |            |           |</text:p>
      <text:p text:style-name="P8">|—————————————————————|————————————|———————————|————————————|———————————|</text:p>
      <text:p text:style-name="P8">|10.1.  Хронические  с|  негодны   |  негодны  |  негодны   |  негодны  |</text:p>
      <text:p text:style-name="P8">|частыми обострениями,|            |           |            |           |</text:p>
      <text:p text:style-name="P8">|при           наличии|            |           |            |           |</text:p>
      <text:p text:style-name="P8">|расстройства         |            |           |            |           |</text:p>
      <text:p text:style-name="P8">|движения,            |            |           |            |           |</text:p>
      <text:p text:style-name="P8">|чувствительности,    |            |           |            |           |</text:p>
      <text:p text:style-name="P8">|трофики  и   стойкого|            |           |            |           |</text:p>
      <text:p text:style-name="P8">|болевого синдрома    |            |           |            |           |</text:p>
      <text:p text:style-name="P8">|—————————————————————|————————————|———————————|————————————|———————————|</text:p>
      <text:p text:style-name="P8">|10.2.  Хронические  с|негодны, на |   годны   |   годны    |   годны   |</text:p>
      <text:p text:style-name="P8">|редкими  обострениями|   дисп.    |           |            |           |</text:p>
      <text:p text:style-name="P8">|или        остаточные|  - инд. -  |           |            |           |</text:p>
      <text:p text:style-name="P8">|явления             с|    енка    |           |            |           |</text:p>
      <text:p text:style-name="P8">|незначительными      |            |           |            |           |</text:p>
      <text:p text:style-name="P8">|нарушениями  функций,|            |           |            |           |</text:p>
      <text:p text:style-name="P8">|не    препятствующими|            |           |            |           |</text:p>
      <text:p text:style-name="P8"><text:soft-page-break/>|выполнению           |            |           |            |           |</text:p>
      <text:p text:style-name="P8">|профессиональных     |            |           |            |           |</text:p>
      <text:p text:style-name="P8">|обязанностей         |            |           |            |           |</text:p>
      <text:p text:style-name="P8">|—————————————————————|————————————|———————————|————————————|———————————|</text:p>
      <text:p text:style-name="P8">|11.      Синкопальные|  негодны   |  негодны  |инд. оценка |инд. оценка|</text:p>
      <text:p text:style-name="P8">|состояния (обмороки) |            |           |            |           |</text:p>
      <text:p text:style-name="P8">|———————————————————————————————————————————————————————————————————————|</text:p>
      <text:p text:style-name="P8">|                        <text:span text:style-name="T1">Б. Внутренние болезни:</text:span>                         |</text:p>
      <text:p text:style-name="P8">|———————————————————————————————————————————————————————————————————————|</text:p>
      <text:p text:style-name="P8">|12.       Хронические|            |           |            |           |</text:p>
      <text:p text:style-name="P8">|инфекционные        и|            |           |            |           |</text:p>
      <text:p text:style-name="P8">|паразитарные болезни:|            |           |            |           |</text:p>
      <text:p text:style-name="P8">|—————————————————————|————————————|———————————|————————————|———————————|</text:p>
      <text:p text:style-name="P8">|12.1 Сопровождающиеся|  негодны   |  негодны  |  негодны   |  негодны  |</text:p>
      <text:p text:style-name="P8">|нарушением    функции|            |           |            |           |</text:p>
      <text:p text:style-name="P8">|органов,        общей|            |           |            |           |</text:p>
      <text:p text:style-name="P8">|астенизацией         |            |           |            |           |</text:p>
      <text:p text:style-name="P8">|—————————————————————|————————————|———————————|————————————|———————————|</text:p>
      <text:p text:style-name="P8">|12.2.               С|  негодны   |   годны   |   годны    |   годны   |</text:p>
      <text:p text:style-name="P8">|незначительным       |            |           |            |           |</text:p>
      <text:p text:style-name="P8">|нарушением    функции|            |           |            |           |</text:p>
      <text:p text:style-name="P8">|органов,          при|            |           |            |           |</text:p>
      <text:p text:style-name="P8">|бессимптомном течении|            |           |            |           |</text:p>
      <text:p text:style-name="P8">|и носительстве       |            |           |            |           |</text:p>
      <text:p text:style-name="P8">|—————————————————————|————————————|———————————|————————————|———————————|</text:p>
      <text:p text:style-name="P8">|13.  Болезни  системы|            |           |            |           |</text:p>
      <text:p text:style-name="P8">|крови:               |            |           |            |           |</text:p>
      <text:p text:style-name="P8">|—————————————————————|————————————|———————————|————————————|———————————|</text:p>
      <text:p text:style-name="P8">|13.1.                |  негодны   |  негодны  |  негодны   |  негодны  |</text:p>
      <text:p text:style-name="P8">|Прогрессирующего     |            |           |            |           |</text:p>
      <text:p text:style-name="P8">|течения              |            |           |            |           |</text:p>
      <text:p text:style-name="P8">|—————————————————————|————————————|———————————|————————————|———————————|</text:p>
      <text:p text:style-name="P8">|13.2.                |  негодны   |инд. оценка|   годны    |   годны   |</text:p>
      <text:p text:style-name="P8">|Доброкачественного   |            |           |            |           |</text:p>
      <text:p text:style-name="P8">|течения.             |            |           |            |           |</text:p>
      <text:p text:style-name="P8">|—————————————————————|————————————|———————————|————————————|———————————|</text:p>
      <text:p text:style-name="P8">|14.     Аллергические|            |           |            |           |</text:p>
      <text:p text:style-name="P8">|состояния   различной|            |           |            |           |</text:p>
      <text:p text:style-name="P8">|этиологии:           |            |           |            |           |</text:p>
      <text:p text:style-name="P8">|—————————————————————|————————————|———————————|————————————|———————————|</text:p>
      <text:p text:style-name="P8">|14.1.           Часто|  негодны   |  негодны  |  негодны   |  негодны  |</text:p>
      <text:p text:style-name="P8">|рецидивирующие       |            |           |            |           |</text:p>
      <text:p text:style-name="P8">|—————————————————————|————————————|———————————|————————————|———————————|</text:p>
      <text:p text:style-name="P8">|14.2. Не  склонные  к|  негодны   |   годны   |   годны    |   годны   |</text:p>
      <text:p text:style-name="P8">|рецидивам            |            |           |            |           |</text:p>
      <text:p text:style-name="P8">|—————————————————————|————————————|———————————|————————————|———————————|</text:p>
      <text:p text:style-name="P8">|15. Ожирение:        |            |           |            |           |</text:p>
      <text:p text:style-name="P8">|—————————————————————|————————————|———————————|————————————|———————————|</text:p>
      <text:p text:style-name="P8">|15.1.  II   степени и|  негодны   |инд. оценка|инд. оценка |инд. оценка|</text:p>
      <text:p text:style-name="P8">|выше                 |            |           |            |           |</text:p>
      <text:p text:style-name="P8">|—————————————————————|————————————|———————————|————————————|———————————|</text:p>
      <text:p text:style-name="P8">|15.2. I степени      |  негодны   |   годны   |   годны    |   годны   |</text:p>
      <text:p text:style-name="P8">|—————————————————————|————————————|———————————|————————————|———————————|</text:p>
      <text:p text:style-name="P8">|16.           Болезни|            |           |            |           |</text:p>
      <text:p text:style-name="P8">|эндокринной системы: |            |           |            |           |</text:p>
      <text:p text:style-name="P8">|—————————————————————|————————————|———————————|————————————|———————————|</text:p>
      <text:p text:style-name="P8">|16.1.      Выраженные|  негодны   |  негодны  |  негодны   |  негодны  |</text:p>
      <text:p text:style-name="P8">|формы                |            |           |            |           |</text:p>
      <text:p text:style-name="P8">|—————————————————————|————————————|———————————|————————————|———————————|</text:p>
      <text:p text:style-name="P8"><text:soft-page-break/>|16.2. Легкие формы   |  негодны   |инд. оценка|   годны    |   годны   |</text:p>
      <text:p text:style-name="P8">|—————————————————————|————————————|———————————|————————————|———————————|</text:p>
      <text:p text:style-name="P8">|17.        Туберкулез|            |           |            |           |</text:p>
      <text:p text:style-name="P8">|органов дыхания:     |            |           |            |           |</text:p>
      <text:p text:style-name="P8">|—————————————————————|————————————|———————————|————————————|———————————|</text:p>
      <text:p text:style-name="P8">|17.1. Активный или  с|  негодны   |  негодны  |  негодны   |  негодны  |</text:p>
      <text:p text:style-name="P8">|выраженными          |            |           |            |           |</text:p>
      <text:p text:style-name="P8">|остаточными          |            |           |            |           |</text:p>
      <text:p text:style-name="P8">|изменениями          |            |           |            |           |</text:p>
      <text:p text:style-name="P8">|—————————————————————|————————————|———————————|————————————|———————————|</text:p>
      <text:p text:style-name="P8">|17.2.  Излеченный   с|  негодны   |   годны   |   годны    |   годны   |</text:p>
      <text:p text:style-name="P8">|умеренным         или|            |           |            |           |</text:p>
      <text:p text:style-name="P8">|незначительным       |            |           |            |           |</text:p>
      <text:p text:style-name="P8">|нарушением    функции|            |           |            |           |</text:p>
      <text:p text:style-name="P8">|дыхания              |            |           |            |           |</text:p>
      <text:p text:style-name="P8">|—————————————————————|————————————|———————————|————————————|———————————|</text:p>
      <text:p text:style-name="P8">|18.  Болезни  органов|            |           |            |           |</text:p>
      <text:p text:style-name="P8">|дыхания:             |            |           |            |           |</text:p>
      <text:p text:style-name="P8">|—————————————————————|————————————|———————————|————————————|———————————|</text:p>
      <text:p text:style-name="P8">|18.1.      Склонные к|  негодны   |  негодны  |  негодны   |  негодны  |</text:p>
      <text:p text:style-name="P8">|обострениям     или с|            |           |            |           |</text:p>
      <text:p text:style-name="P8">|выраженным нарушением|            |           |            |           |</text:p>
      <text:p text:style-name="P8">|функции дыхания      |            |           |            |           |</text:p>
      <text:p text:style-name="P8">|—————————————————————|————————————|———————————|————————————|———————————|</text:p>
      <text:p text:style-name="P8">|18.2.  Без  нарушения|  негодны   |   годны   |   годны    |   годны   |</text:p>
      <text:p text:style-name="P8">|функции дыхания или с|            |           |            |           |</text:p>
      <text:p text:style-name="P8">|незначительным    его|            |           |            |           |</text:p>
      <text:p text:style-name="P8">|нарушением        без|            |           |            |           |</text:p>
      <text:p text:style-name="P8">|склонности          к|            |           |            |           |</text:p>
      <text:p text:style-name="P8">|обострению           |            |           |            |           |</text:p>
      <text:p text:style-name="P8">|—————————————————————|————————————|———————————|————————————|———————————|</text:p>
      <text:p text:style-name="P8">|19.                  |            |           |            |           |</text:p>
      <text:p text:style-name="P8">|Нейроциркуляторная   |            |           |            |           |</text:p>
      <text:p text:style-name="P8">|дистония           по|            |           |            |           |</text:p>
      <text:p text:style-name="P8">|кардиальному типу:   |            |           |            |           |</text:p>
      <text:p text:style-name="P8">|—————————————————————|————————————|———————————|————————————|———————————|</text:p>
      <text:p text:style-name="P8">|19.1.   При   наличии|  негодны   |  негодны  |  негодны   |инд. оценка|</text:p>
      <text:p text:style-name="P8">|болевого          или|            |           |            |           |</text:p>
      <text:p text:style-name="P8">|астенического        |            |           |            |           |</text:p>
      <text:p text:style-name="P8">|синдрома,  выраженных|            |           |            |           |</text:p>
      <text:p text:style-name="P8">|нарушениях  ритма   и|            |           |            |           |</text:p>
      <text:p text:style-name="P8">|проводимости         |            |           |            |           |</text:p>
      <text:p text:style-name="P8">|—————————————————————|————————————|———————————|————————————|———————————|</text:p>
      <text:p text:style-name="P8">|19.2.                |негодны, на |инд. оценка|   годны    |   годны   |</text:p>
      <text:p text:style-name="P8">|Компенсированные     |дисп. - инд.|           |            |           |</text:p>
      <text:p text:style-name="P8">|формы                |   оценка   |           |            |           |</text:p>
      <text:p text:style-name="P8">|—————————————————————|————————————|———————————|————————————|———————————|</text:p>
      <text:p text:style-name="P8">|20.      Артериальная|            |           |            |           |</text:p>
      <text:p text:style-name="P8">|гипертензия:         |            |           |            |           |</text:p>
      <text:p text:style-name="P8">|—————————————————————|————————————|———————————|————————————|———————————|</text:p>
      <text:p text:style-name="P8">|20.1.         Стойкое|  негодны   |  негодны  |  негодны   |  негодны  |</text:p>
      <text:p text:style-name="P8">|повышение АД         |            |           |            |           |</text:p>
      <text:p text:style-name="P8">|—————————————————————|————————————|———————————|————————————|———————————|</text:p>
      <text:p text:style-name="P8">|20.2.  Контролируемое|  негодны   |инд. оценка|инд. оценка |   годны   |</text:p>
      <text:p text:style-name="P8">|повышение АД         |            |           |            |           |</text:p>
      <text:p text:style-name="P8">|—————————————————————|————————————|———————————|————————————|———————————|</text:p>
      <text:p text:style-name="P8">|20.3.    Транзиторное|  негодны   |   годны   |   годны    |   годны   |</text:p>
      <text:p text:style-name="P8">|повышение АД         |            |           |            |           |</text:p>
      <text:p text:style-name="P8">|—————————————————————|————————————|———————————|————————————|———————————|</text:p>
      <text:p text:style-name="P8"><text:soft-page-break/>|21. Болезни сосудов и|            |           |            |           |</text:p>
      <text:p text:style-name="P8">|мышцы          сердца|            |           |            |           |</text:p>
      <text:p text:style-name="P8">|атеросклеротического |            |           |            |           |</text:p>
      <text:p text:style-name="P8">|характера:           |            |           |            |           |</text:p>
      <text:p text:style-name="P8">|—————————————————————|————————————|———————————|————————————|———————————|</text:p>
      <text:p text:style-name="P8">|21.1.     Ишемическая|  негодны   |  негодны  |  негодны   |  негодны  |</text:p>
      <text:p text:style-name="P8">|болезнь сердца       |            |           |            |           |</text:p>
      <text:p text:style-name="P8">|—————————————————————|————————————|———————————|————————————|———————————|</text:p>
      <text:p text:style-name="P8">|21.2.  Без  нарушения|  негодны   |инд. оценка|инд. оценка |   годны   |</text:p>
      <text:p text:style-name="P8">|коронарного,   общего|            |           |            |           |</text:p>
      <text:p text:style-name="P8">|кровообращения и  без|            |           |            |           |</text:p>
      <text:p text:style-name="P8">|выраженного          |            |           |            |           |</text:p>
      <text:p text:style-name="P8">|расстройства ритма  и|            |           |            |           |</text:p>
      <text:p text:style-name="P8">|проводимости         |            |           |            |           |</text:p>
      <text:p text:style-name="P8">|—————————————————————|————————————|———————————|————————————|———————————|</text:p>
      <text:p text:style-name="P8">|22. Болезни сердца не|            |           |            |           |</text:p>
      <text:p text:style-name="P8">|атеросклеротического |            |           |            |           |</text:p>
      <text:p text:style-name="P8">|происхождения:       |            |           |            |           |</text:p>
      <text:p text:style-name="P8">|—————————————————————|————————————|———————————|————————————|———————————|</text:p>
      <text:p text:style-name="P8">|22.1.  С   признаками|  негодны   |  негодны  |  негодны   |  негодны  |</text:p>
      <text:p text:style-name="P8">|активности  процесса,|            |           |            |           |</text:p>
      <text:p text:style-name="P8">|при        увеличении|            |           |            |           |</text:p>
      <text:p text:style-name="P8">|размеров      сердца,|            |           |            |           |</text:p>
      <text:p text:style-name="P8">|выраженных нарушениях|            |           |            |           |</text:p>
      <text:p text:style-name="P8">|ритма и проводимости,|            |           |            |           |</text:p>
      <text:p text:style-name="P8">|снижении             |            |           |            |           |</text:p>
      <text:p text:style-name="P8">|функциональной       |            |           |            |           |</text:p>
      <text:p text:style-name="P8">|способности,      при|            |           |            |           |</text:p>
      <text:p text:style-name="P8">|наличии      болевого|            |           |            |           |</text:p>
      <text:p text:style-name="P8">|синдрома             |            |           |            |           |</text:p>
      <text:p text:style-name="P8">|—————————————————————|————————————|———————————|————————————|———————————|</text:p>
      <text:p text:style-name="P8">|22.2.      Неактивные|  негодны   |инд. оценка|инд. оценка |   годны   |</text:p>
      <text:p text:style-name="P8">|компенсированные     |            |           |            |           |</text:p>
      <text:p text:style-name="P8">|формы                |            |           |            |           |</text:p>
      <text:p text:style-name="P8">|—————————————————————|————————————|———————————|————————————|———————————|</text:p>
      <text:p text:style-name="P8">|23. Болезни желудка и|            |           |            |           |</text:p>
      <text:p text:style-name="P8">|кишечника:           |            |           |            |           |</text:p>
      <text:p text:style-name="P8">|—————————————————————|————————————|———————————|————————————|———————————|</text:p>
      <text:p text:style-name="P8">|23.1.    С    частыми|  негодны   |  негодны  |  негодны   |  негодны  |</text:p>
      <text:p text:style-name="P8">|обострениями,        |            |           |            |           |</text:p>
      <text:p text:style-name="P8">|умеренным         или|            |           |            |           |</text:p>
      <text:p text:style-name="P8">|выраженным нарушением|            |           |            |           |</text:p>
      <text:p text:style-name="P8">|функции пищеварения  |            |           |            |           |</text:p>
      <text:p text:style-name="P8">|—————————————————————|————————————|———————————|————————————|———————————|</text:p>
      <text:p text:style-name="P8">|23.2.    С    редкими|  негодны   |инд. оценка|инд. оценка |   годны   |</text:p>
      <text:p text:style-name="P8">|обострениями  и   при|            |           |            |           |</text:p>
      <text:p text:style-name="P8">|незначительном       |            |           |            |           |</text:p>
      <text:p text:style-name="P8">|нарушении     функции|            |           |            |           |</text:p>
      <text:p text:style-name="P8">|пищеварения          |            |           |            |           |</text:p>
      <text:p text:style-name="P8">|—————————————————————|————————————|———————————|————————————|———————————|</text:p>
      <text:p text:style-name="P8">|24.  Болезни  печени,|            |           |            |           |</text:p>
      <text:p text:style-name="P8">|желчного     пузыря и|            |           |            |           |</text:p>
      <text:p text:style-name="P8">|поджелудочной железы:|            |           |            |           |</text:p>
      <text:p text:style-name="P8">|—————————————————————|————————————|———————————|————————————|———————————|</text:p>
      <text:p text:style-name="P8">|24.1.    С    частыми|  негодны   |  негодны  |  негодны   |  негодны  |</text:p>
      <text:p text:style-name="P8">|обострениями,       с|            |           |            |           |</text:p>
      <text:p text:style-name="P8">|умеренным           и|            |           |            |           |</text:p>
      <text:p text:style-name="P8">|выраженным нарушением|            |           |            |           |</text:p>
      <text:p text:style-name="P8">|функции  пищеварения,|            |           |            |           |</text:p>
      <text:p text:style-name="P8"><text:soft-page-break/>|с  угрозой   болевого|            |           |            |           |</text:p>
      <text:p text:style-name="P8">|синдрома             |            |           |            |           |</text:p>
      <text:p text:style-name="P8">|—————————————————————|————————————|———————————|————————————|———————————|</text:p>
      <text:p text:style-name="P8">|24.2. Без  обострения|  негодны   |инд. оценка|   годны    |   годны   |</text:p>
      <text:p text:style-name="P8">|и   при    достаточно|            |           |            |           |</text:p>
      <text:p text:style-name="P8">|сохранной     функции|            |           |            |           |</text:p>
      <text:p text:style-name="P8">|пищеварения          |            |           |            |           |</text:p>
      <text:p text:style-name="P8">|—————————————————————|————————————|———————————|————————————|———————————|</text:p>
      <text:p text:style-name="P8">|25. Болезни почек:   |            |           |            |           |</text:p>
      <text:p text:style-name="P8">|—————————————————————|————————————|———————————|————————————|———————————|</text:p>
      <text:p text:style-name="P8">|25.1.     Хронические|  негодны   |  негодны  |  негодны   |  негодны  |</text:p>
      <text:p text:style-name="P8">|заболевания         с|            |           |            |           |</text:p>
      <text:p text:style-name="P8">|нарушением функции  и|            |           |            |           |</text:p>
      <text:p text:style-name="P8">|(или) гипертензионным|            |           |            |           |</text:p>
      <text:p text:style-name="P8">|синдромом            |            |           |            |           |</text:p>
      <text:p text:style-name="P8">|—————————————————————|————————————|———————————|————————————|———————————|</text:p>
      <text:p text:style-name="P8">|25.2.         Стойкая|  негодны   |инд. оценка|инд. оценка |   годны   |</text:p>
      <text:p text:style-name="P8">|ремиссия          или|            |           |            |           |</text:p>
      <text:p text:style-name="P8">|остаточные  изменения|            |           |            |           |</text:p>
      <text:p text:style-name="P8">|после обострения  без|            |           |            |           |</text:p>
      <text:p text:style-name="P8">|нарушения функции    |            |           |            |           |</text:p>
      <text:p text:style-name="P8">|—————————————————————|————————————|———————————|————————————|———————————|</text:p>
      <text:p text:style-name="P8">|26. Болезни  суставов|            |           |            |           |</text:p>
      <text:p text:style-name="P8">|и           системные|            |           |            |           |</text:p>
      <text:p text:style-name="P8">|заболевания          |            |           |            |           |</text:p>
      <text:p text:style-name="P8">|соединительной ткани:|            |           |            |           |</text:p>
      <text:p text:style-name="P8">|—————————————————————|————————————|———————————|————————————|———————————|</text:p>
      <text:p text:style-name="P8">|26.1.  При   остром и|  негодны   |  негодны  |  негодны   |  негодны  |</text:p>
      <text:p text:style-name="P8">|подостром   течениях,|            |           |            |           |</text:p>
      <text:p text:style-name="P8">|признаках  вовлечения|            |           |            |           |</text:p>
      <text:p text:style-name="P8">|в процесс  внутренних|            |           |            |           |</text:p>
      <text:p text:style-name="P8">|органов, болевом  или|            |           |            |           |</text:p>
      <text:p text:style-name="P8">|астеническом         |            |           |            |           |</text:p>
      <text:p text:style-name="P8">|синдромах,           |            |           |            |           |</text:p>
      <text:p text:style-name="P8">|необходимости  приема|            |           |            |           |</text:p>
      <text:p text:style-name="P8">|систематической      |            |           |            |           |</text:p>
      <text:p text:style-name="P8">|медикаментозной      |            |           |            |           |</text:p>
      <text:p text:style-name="P8">|терапии              |            |           |            |           |</text:p>
      <text:p text:style-name="P8">|—————————————————————|————————————|———————————|————————————|———————————|</text:p>
      <text:p text:style-name="P8">|26.2.    В    стойкой|  негодны   |инд. оценка|   годны    |   годны   |</text:p>
      <text:p text:style-name="P8">|ремиссии,         без|            |           |            |           |</text:p>
      <text:p text:style-name="P8">|выраженных  нарушений|            |           |            |           |</text:p>
      <text:p text:style-name="P8">|функции органов      |            |           |            |           |</text:p>
      <text:p text:style-name="P8">|———————————————————————————————————————————————————————————————————————|</text:p>
      <text:p text:style-name="P8">|                       <text:span text:style-name="T1">В. Хирургические болезни:</text:span>                       |</text:p>
      <text:p text:style-name="P8">|———————————————————————————————————————————————————————————————————————|</text:p>
      <text:p text:style-name="P8">|27.                  |негодны, на |инд. оценка|инд. оценка |   годны   |</text:p>
      <text:p text:style-name="P8">|Непропорциональное   |дисп. - инд.|           |            |           |</text:p>
      <text:p text:style-name="P8">|развитие        тела,|   оценка   |           |            |           |</text:p>
      <text:p text:style-name="P8">|несоответствие       |            |           |            |           |</text:p>
      <text:p text:style-name="P8">|физического  развития|            |           |            |           |</text:p>
      <text:p text:style-name="P8">|возрасту             |            |           |            |           |</text:p>
      <text:p text:style-name="P8">|—————————————————————|————————————|———————————|————————————|———————————|</text:p>
      <text:p text:style-name="P8">|28.      Туберкулез и|  негодны   |  негодны  |  негодны   |  негодны  |</text:p>
      <text:p text:style-name="P8">|грибковые   поражения|            |           |            |           |</text:p>
      <text:p text:style-name="P8">|(актиномикоз  и  др.)|            |           |            |           |</text:p>
      <text:p text:style-name="P8">|периферических       |            |           |            |           |</text:p>
      <text:p text:style-name="P8">|лимфоузлов           |            |           |            |           |</text:p>
      <text:p text:style-name="P8">|—————————————————————|————————————|———————————|————————————|———————————|</text:p>
      <text:p text:style-name="P8"><text:soft-page-break/>|29. Пороки  развития,|            |           |            |           |</text:p>
      <text:p text:style-name="P8">|хронические   болезни|            |           |            |           |</text:p>
      <text:p text:style-name="P8">|костей,     суставов,|            |           |            |           |</text:p>
      <text:p text:style-name="P8">|хрящей,        мышц и|            |           |            |           |</text:p>
      <text:p text:style-name="P8">|сухожилий,           |            |           |            |           |</text:p>
      <text:p text:style-name="P8">|последствия  травм  и|            |           |            |           |</text:p>
      <text:p text:style-name="P8">|операций, рубцы после|            |           |            |           |</text:p>
      <text:p text:style-name="P8">|ожогов и отморожений:|            |           |            |           |</text:p>
      <text:p text:style-name="P8">|—————————————————————|————————————|———————————|————————————|———————————|</text:p>
      <text:p text:style-name="P8">|29.1.           Часто|  негодны   |  негодны  |  негодны   |инд. оценка|</text:p>
      <text:p text:style-name="P8">|обостряющиеся,       |            |           |            |           |</text:p>
      <text:p text:style-name="P8">|прогрессирующие,     |            |           |            |           |</text:p>
      <text:p text:style-name="P8">|сопровождающиеся     |            |           |            |           |</text:p>
      <text:p text:style-name="P8">|нарушением функции  в|            |           |            |           |</text:p>
      <text:p text:style-name="P8">|значительной степени,|            |           |            |           |</text:p>
      <text:p text:style-name="P8">|болевым    синдромом,|            |           |            |           |</text:p>
      <text:p text:style-name="P8">|косметическим        |            |           |            |           |</text:p>
      <text:p text:style-name="P8">|дефектом, склонностью|            |           |            |           |</text:p>
      <text:p text:style-name="P8">|к        изъязвлению,|            |           |            |           |</text:p>
      <text:p text:style-name="P8">|затрудняющие         |            |           |            |           |</text:p>
      <text:p text:style-name="P8">|выполнение           |            |           |            |           |</text:p>
      <text:p text:style-name="P8">|профессиональных     |            |           |            |           |</text:p>
      <text:p text:style-name="P8">|обязанностей         |            |           |            |           |</text:p>
      <text:p text:style-name="P8">|—————————————————————|————————————|———————————|————————————|———————————|</text:p>
      <text:p text:style-name="P8">|29.2.              Не|            |           |            |           |</text:p>
      <text:p text:style-name="P8">|прогрессирующие,    с|            |           |            |           |</text:p>
      <text:p text:style-name="P8">|незначительным       |            |           |            |           |</text:p>
      <text:p text:style-name="P8">|нарушением   функции,|            |           |            |           |</text:p>
      <text:p text:style-name="P8">|без          болевого|            |           |            |           |</text:p>
      <text:p text:style-name="P8">|синдрома,          не|            |           |            |           |</text:p>
      <text:p text:style-name="P8">|затрудняющие         |            |           |            |           |</text:p>
      <text:p text:style-name="P8">|выполнение           |            |           |            |           |</text:p>
      <text:p text:style-name="P8">|профессиональных     |            |           |            |           |</text:p>
      <text:p text:style-name="P8">|обязанностей         |            |           |            |           |</text:p>
      <text:p text:style-name="P8">|—————————————————————|————————————|———————————|————————————|———————————|</text:p>
      <text:p text:style-name="P8">|30.           Опухоли|            |           |            |           |</text:p>
      <text:p text:style-name="P8">|злокачественные:     |            |           |            |           |</text:p>
      <text:p text:style-name="P8">|—————————————————————|————————————|———————————|————————————|———————————|</text:p>
      <text:p text:style-name="P8">|30.1.  При  выявлении|  негодны   |  негодны  |  негодны   |  негодны  |</text:p>
      <text:p text:style-name="P8">|опухоли              |            |           |            |           |</text:p>
      <text:p text:style-name="P8">|—————————————————————|————————————|———————————|————————————|———————————|</text:p>
      <text:p text:style-name="P8">|30.2. После  лечения,|  негодны   |инд. оценка|инд. оценка |инд. оценка|</text:p>
      <text:p text:style-name="P8">|при наличии опухоли в|            |           |            |           |</text:p>
      <text:p text:style-name="P8">|анамнезе             |            |           |            |           |</text:p>
      <text:p text:style-name="P8">|—————————————————————|————————————|———————————|————————————|———————————|</text:p>
      <text:p text:style-name="P8">|31.           Опухоли|            |           |            |           |</text:p>
      <text:p text:style-name="P8">|доброкачественные:   |            |           |            |           |</text:p>
      <text:p text:style-name="P8">|—————————————————————|————————————|———————————|————————————|———————————|</text:p>
      <text:p text:style-name="P8">|31.1.      Нарушающие|  негодны   |  негодны  |  негодны   |  негодны  |</text:p>
      <text:p text:style-name="P8">|функции      органов,|            |           |            |           |</text:p>
      <text:p text:style-name="P8">|затрудняющие         |            |           |            |           |</text:p>
      <text:p text:style-name="P8">|движения,     ношение|            |           |            |           |</text:p>
      <text:p text:style-name="P8">|одежды, обуви, но  не|            |           |            |           |</text:p>
      <text:p text:style-name="P8">|подлежащие           |            |           |            |           |</text:p>
      <text:p text:style-name="P8">|оперативному лечению |            |           |            |           |</text:p>
      <text:p text:style-name="P8">|—————————————————————|————————————|———————————|————————————|———————————|</text:p>
      <text:p text:style-name="P8">|31.2.  Не  нарушающие|инд. оценка |   годны   |   годны    |   годны   |</text:p>
      <text:p text:style-name="P8">|функцию органов,  без|            |           |            |           |</text:p>
      <text:p text:style-name="P8">|болевого синдрома, не|            |           |            |           |</text:p>
      <text:p text:style-name="P8"><text:soft-page-break/>|мешающие    движению,|            |           |            |           |</text:p>
      <text:p text:style-name="P8">|ношению одежды, обуви|            |           |            |           |</text:p>
      <text:p text:style-name="P8">|—————————————————————|————————————|———————————|————————————|———————————|</text:p>
      <text:p text:style-name="P8">|32. Пороки  развития,|            |           |            |           |</text:p>
      <text:p text:style-name="P8">|болезни       грудной|            |           |            |           |</text:p>
      <text:p text:style-name="P8">|клетки  и  диафрагмы,|            |           |            |           |</text:p>
      <text:p text:style-name="P8">|последствия  травм  и|            |           |            |           |</text:p>
      <text:p text:style-name="P8">|операций:            |            |           |            |           |</text:p>
      <text:p text:style-name="P8">|—————————————————————|————————————|———————————|————————————|———————————|</text:p>
      <text:p text:style-name="P8">|32.1.   Деформирующие|  негодны   |  негодны  |  негодны   |  негодны  |</text:p>
      <text:p text:style-name="P8">|грудную       клетку,|            |           |            |           |</text:p>
      <text:p text:style-name="P8">|нарушающие функцию ее|            |           |            |           |</text:p>
      <text:p text:style-name="P8">|органов              |            |           |            |           |</text:p>
      <text:p text:style-name="P8">|—————————————————————|————————————|———————————|————————————|———————————|</text:p>
      <text:p text:style-name="P8">|32.2.              Не|негодны, на |инд. оценка|   годны    |   годны   |</text:p>
      <text:p text:style-name="P8">|деформирующие грудную|дисп. - инд.|           |            |           |</text:p>
      <text:p text:style-name="P8">|клетку, без нарушения|   оценка   |           |            |           |</text:p>
      <text:p text:style-name="P8">|функции ее органов   |            |           |            |           |</text:p>
      <text:p text:style-name="P8">|—————————————————————|————————————|———————————|————————————|———————————|</text:p>
      <text:p text:style-name="P8">|33. Пороки  развития,|            |           |            |           |</text:p>
      <text:p text:style-name="P8">|болезни пищевода:    |            |           |            |           |</text:p>
      <text:p text:style-name="P8">|—————————————————————|————————————|———————————|————————————|———————————|</text:p>
      <text:p text:style-name="P8">|33.1.      Нарушающие|  негодны   |  негодны  |  негодны   |  негодны  |</text:p>
      <text:p text:style-name="P8">|функцию,   подлежащие|            |           |            |           |</text:p>
      <text:p text:style-name="P8">|оперативному лечению |            |           |            |           |</text:p>
      <text:p text:style-name="P8">|—————————————————————|————————————|———————————|————————————|———————————|</text:p>
      <text:p text:style-name="P8">|33.2.  Не  нарушающие|негодны, на |инд. оценка|   годны    |   годны   |</text:p>
      <text:p text:style-name="P8">|функцию,           не|дисп. - инд.|           |            |           |</text:p>
      <text:p text:style-name="P8">|прогрессирующие,   не|   оценка   |           |            |           |</text:p>
      <text:p text:style-name="P8">|требующие лечения    |            |           |            |           |</text:p>
      <text:p text:style-name="P8">|—————————————————————|————————————|———————————|————————————|———————————|</text:p>
      <text:p text:style-name="P8">|34. Пороки  развития,|            |           |            |           |</text:p>
      <text:p text:style-name="P8">|последствия          |            |           |            |           |</text:p>
      <text:p text:style-name="P8">|повреждений   брюшной|            |           |            |           |</text:p>
      <text:p text:style-name="P8">|стенки   и    органов|            |           |            |           |</text:p>
      <text:p text:style-name="P8">|брюшной  полости,   а|            |           |            |           |</text:p>
      <text:p text:style-name="P8">|также   операции   на|            |           |            |           |</text:p>
      <text:p text:style-name="P8">|них:                 |            |           |            |           |</text:p>
      <text:p text:style-name="P8">|—————————————————————|————————————|———————————|————————————|———————————|</text:p>
      <text:p text:style-name="P8">|34.1.      Нарушающие|  негодны   |  негодны  |  негодны   |  негодны  |</text:p>
      <text:p text:style-name="P8">|функцию     органов с|            |           |            |           |</text:p>
      <text:p text:style-name="P8">|угрозой      болевого|            |           |            |           |</text:p>
      <text:p text:style-name="P8">|синдрома,  рубцы   со|            |           |            |           |</text:p>
      <text:p text:style-name="P8">|склонностью         к|            |           |            |           |</text:p>
      <text:p text:style-name="P8">|изъязвлению          |            |           |            |           |</text:p>
      <text:p text:style-name="P8">|—————————————————————|————————————|———————————|————————————|———————————|</text:p>
      <text:p text:style-name="P8">|34.2.  Не  нарушающие|негодны, на |инд. оценка|инд. оценка |   годны   |</text:p>
      <text:p text:style-name="P8">|функцию органов      |дисп. - инд.|           |            |           |</text:p>
      <text:p text:style-name="P8">|                     |   оценка   |           |            |           |</text:p>
      <text:p text:style-name="P8">|—————————————————————|————————————|———————————|————————————|———————————|</text:p>
      <text:p text:style-name="P8">|35.       Заболевания|            |           |            |           |</text:p>
      <text:p text:style-name="P8">|прямой        кишки и|            |           |            |           |</text:p>
      <text:p text:style-name="P8">|параректальной       |            |           |            |           |</text:p>
      <text:p text:style-name="P8">|клетчатки:           |            |           |            |           |</text:p>
      <text:p text:style-name="P8">|—————————————————————|————————————|———————————|————————————|———————————|</text:p>
      <text:p text:style-name="P8">|35.1.           Часто|  негодны   |  негодны  |  негодны   |  негодны  |</text:p>
      <text:p text:style-name="P8">|обостряющиеся,       |            |           |            |           |</text:p>
      <text:p text:style-name="P8">|сопровождающиеся     |            |           |            |           |</text:p>
      <text:p text:style-name="P8">|сужением             |            |           |            |           |</text:p>
      <text:p text:style-name="P8"><text:soft-page-break/>|заднепроходного      |            |           |            |           |</text:p>
      <text:p text:style-name="P8">|отверстия           с|            |           |            |           |</text:p>
      <text:p text:style-name="P8">|нарушением       акта|            |           |            |           |</text:p>
      <text:p text:style-name="P8">|дефекации,           |            |           |            |           |</text:p>
      <text:p text:style-name="P8">|недостаточностью     |            |           |            |           |</text:p>
      <text:p text:style-name="P8">|анального       жома,|            |           |            |           |</text:p>
      <text:p text:style-name="P8">|рецидивирующие  после|            |           |            |           |</text:p>
      <text:p text:style-name="P8">|оперативного лечения |            |           |            |           |</text:p>
      <text:p text:style-name="P8">|—————————————————————|————————————|———————————|————————————|———————————|</text:p>
      <text:p text:style-name="P8">|35.2.    С    редкими|негодны, на |инд. оценка|инд. оценка |   годны   |</text:p>
      <text:p text:style-name="P8">|обострениями,      не|дисп. - инд.|           |            |           |</text:p>
      <text:p text:style-name="P8">|прогрессирующие,  без|   оценка   |           |            |           |</text:p>
      <text:p text:style-name="P8">|функциональных       |            |           |            |           |</text:p>
      <text:p text:style-name="P8">|нарушений            |            |           |            |           |</text:p>
      <text:p text:style-name="P8">|—————————————————————|————————————|———————————|————————————|———————————|</text:p>
      <text:p text:style-name="P8">|36. Пороки  развития,|            |           |            |           |</text:p>
      <text:p text:style-name="P8">|заболевания,         |            |           |            |           |</text:p>
      <text:p text:style-name="P8">|последствия          |            |           |            |           |</text:p>
      <text:p text:style-name="P8">|заболеваний         и|            |           |            |           |</text:p>
      <text:p text:style-name="P8">|повреждения  сосудов,|            |           |            |           |</text:p>
      <text:p text:style-name="P8">|а также  операций  на|            |           |            |           |</text:p>
      <text:p text:style-name="P8">|них:                 |            |           |            |           |</text:p>
      <text:p text:style-name="P8">|—————————————————————|————————————|———————————|————————————|———————————|</text:p>
      <text:p text:style-name="P8">|36.1.                |  негодны   |  негодны  |  негодны   |  негодны  |</text:p>
      <text:p text:style-name="P8">|Сопровождающиеся     |            |           |            |           |</text:p>
      <text:p text:style-name="P8">|нарушением           |            |           |            |           |</text:p>
      <text:p text:style-name="P8">|кровообращения,      |            |           |            |           |</text:p>
      <text:p text:style-name="P8">|лимфообращения,      |            |           |            |           |</text:p>
      <text:p text:style-name="P8">|трофическими         |            |           |            |           |</text:p>
      <text:p text:style-name="P8">|расстройствами,      |            |           |            |           |</text:p>
      <text:p text:style-name="P8">|болевым синдромом    |            |           |            |           |</text:p>
      <text:p text:style-name="P8">|—————————————————————|————————————|———————————|————————————|———————————|</text:p>
      <text:p text:style-name="P8">|36.2. С  компенсацией|негодны, на |инд. оценка|инд. оценка |   годны   |</text:p>
      <text:p text:style-name="P8">|крово-              и|дисп. - инд.|           |            |           |</text:p>
      <text:p text:style-name="P8">|лимфообращения,   без|   оценка   |           |            |           |</text:p>
      <text:p text:style-name="P8">|болевого синдрома    |            |           |            |           |</text:p>
      <text:p text:style-name="P8">|—————————————————————|————————————|———————————|————————————|———————————|</text:p>
      <text:p text:style-name="P8">|37. Пороки  развития,|            |           |            |           |</text:p>
      <text:p text:style-name="P8">|последствия          |            |           |            |           |</text:p>
      <text:p text:style-name="P8">|повреждений,         |            |           |            |           |</text:p>
      <text:p text:style-name="P8">|заболеваний          |            |           |            |           |</text:p>
      <text:p text:style-name="P8">|мочеполовых органов и|            |           |            |           |</text:p>
      <text:p text:style-name="P8">|операций   на    них.|            |           |            |           |</text:p>
      <text:p text:style-name="P8">|Опущение       почек.|            |           |            |           |</text:p>
      <text:p text:style-name="P8">|Водянка       яичка и|            |           |            |           |</text:p>
      <text:p text:style-name="P8">|семенного   канатика.|            |           |            |           |</text:p>
      <text:p text:style-name="P8">|Расширение        вен|            |           |            |           |</text:p>
      <text:p text:style-name="P8">|семенного канатика:  |            |           |            |           |</text:p>
      <text:p text:style-name="P8">|—————————————————————|————————————|———————————|————————————|———————————|</text:p>
      <text:p text:style-name="P8">|37.1.                |  негодны   |  негодны  |  негодны   |  негодны  |</text:p>
      <text:p text:style-name="P8">|Сопровождающиеся     |            |           |            |           |</text:p>
      <text:p text:style-name="P8">|нарушением функции, с|            |           |            |           |</text:p>
      <text:p text:style-name="P8">|болевым синдромом    |            |           |            |           |</text:p>
      <text:p text:style-name="P8">|—————————————————————|————————————|———————————|————————————|———————————|</text:p>
      <text:p text:style-name="P8">|37.2.  Без  нарушения|негодны, на |инд. оценка|инд. оценка |   годны   |</text:p>
      <text:p text:style-name="P8">|функции         и без|дисп. - инд.|           |            |           |</text:p>
      <text:p text:style-name="P8">|болевого синдрома    |   оценка   |           |            |           |</text:p>
      <text:p text:style-name="P8">|—————————————————————|————————————|———————————|————————————|———————————|</text:p>
      <text:p text:style-name="P8">|38.       Хронические|            |           |            |           |</text:p>
      <text:p text:style-name="P8"><text:soft-page-break/>|воспалительные       |            |           |            |           |</text:p>
      <text:p text:style-name="P8">|заболевания          |            |           |            |           |</text:p>
      <text:p text:style-name="P8">|мочеполовых   органов|            |           |            |           |</text:p>
      <text:p text:style-name="P8">|специфической       и|            |           |            |           |</text:p>
      <text:p text:style-name="P8">|неспецифической      |            |           |            |           |</text:p>
      <text:p text:style-name="P8">|этиологии:           |            |           |            |           |</text:p>
      <text:p text:style-name="P8">|—————————————————————|————————————|———————————|————————————|———————————|</text:p>
      <text:p text:style-name="P8">|38.1. Фаза  активного|  негодны   |  негодны  |  негодны   |  негодны  |</text:p>
      <text:p text:style-name="P8">|воспаления           |            |           |            |           |</text:p>
      <text:p text:style-name="P8">|—————————————————————|————————————|———————————|————————————|———————————|</text:p>
      <text:p text:style-name="P8">|38.2.      Излеченный|  негодны   |инд. оценка|инд. оценка |   годны   |</text:p>
      <text:p text:style-name="P8">|туберкулез           |            |           |            |           |</text:p>
      <text:p text:style-name="P8">|мочеполовых  органов,|            |           |            |           |</text:p>
      <text:p text:style-name="P8">|фаза стойкой ремиссии|            |           |            |           |</text:p>
      <text:p text:style-name="P8">|неспецифического     |            |           |            |           |</text:p>
      <text:p text:style-name="P8">|воспаления        при|            |           |            |           |</text:p>
      <text:p text:style-name="P8">|отсутствии  нарушения|            |           |            |           |</text:p>
      <text:p text:style-name="P8">|функции              |            |           |            |           |</text:p>
      <text:p text:style-name="P8">|—————————————————————|————————————|———————————|————————————|———————————|</text:p>
      <text:p text:style-name="P8">|39.      Мочекаменная|            |           |            |           |</text:p>
      <text:p text:style-name="P8">|болезнь:             |            |           |            |           |</text:p>
      <text:p text:style-name="P8">|—————————————————————|————————————|———————————|————————————|———————————|</text:p>
      <text:p text:style-name="P8">|39.1.   С    наличием|  негодны   |  негодны  |  негодны   |  негодны  |</text:p>
      <text:p text:style-name="P8">|камней,  с  повторным|            |           |            |           |</text:p>
      <text:p text:style-name="P8">|камнеобразованием,   |            |           |            |           |</text:p>
      <text:p text:style-name="P8">|повторными приступами|            |           |            |           |</text:p>
      <text:p text:style-name="P8">|почечной  колики  при|            |           |            |           |</text:p>
      <text:p text:style-name="P8">|отсутствии камней    |            |           |            |           |</text:p>
      <text:p text:style-name="P8">|—————————————————————|————————————|———————————|————————————|———————————|</text:p>
      <text:p text:style-name="P8">|39.2.           После|  негодны   |инд. оценка|инд. оценка |   годны   |</text:p>
      <text:p text:style-name="P8">|однократного         |            |           |            |           |</text:p>
      <text:p text:style-name="P8">|отхождения камня  или|            |           |            |           |</text:p>
      <text:p text:style-name="P8">|однократной  почечной|            |           |            |           |</text:p>
      <text:p text:style-name="P8">|колики без отхождения|            |           |            |           |</text:p>
      <text:p text:style-name="P8">|камней при отсутствии|            |           |            |           |</text:p>
      <text:p text:style-name="P8">|нарушения функции    |            |           |            |           |</text:p>
      <text:p text:style-name="P8">|———————————————————————————————————————————————————————————————————————|</text:p>
      <text:p text:style-name="P8">|                   <text:span text:style-name="T1">Г. Кожные и венерические болезни:</text:span>                   |</text:p>
      <text:p text:style-name="P8">|———————————————————————————————————————————————————————————————————————|</text:p>
      <text:p text:style-name="P8">|40.          Проказа,|  негодны   |  негодны  |  негодны   |  негодны  |</text:p>
      <text:p text:style-name="P8">|пузырчатка,   лимфома|            |           |            |           |</text:p>
      <text:p text:style-name="P8">|кожи                 |            |           |            |           |</text:p>
      <text:p text:style-name="P8">|—————————————————————|————————————|———————————|————————————|———————————|</text:p>
      <text:p text:style-name="P8">|41.          Псориаз,|            |           |            |           |</text:p>
      <text:p text:style-name="P8">|псориазоподобные     |            |           |            |           |</text:p>
      <text:p text:style-name="P8">|состояния,    ихтиоз,|            |           |            |           |</text:p>
      <text:p text:style-name="P8">|красный       плоский|            |           |            |           |</text:p>
      <text:p text:style-name="P8">|лишай, нейродерматозы|            |           |            |           |</text:p>
      <text:p text:style-name="P8">|(нейродермит,        |            |           |            |           |</text:p>
      <text:p text:style-name="P8">|почесуха,  крапивница|            |           |            |           |</text:p>
      <text:p text:style-name="P8">|и    др.),     экзема|            |           |            |           |</text:p>
      <text:p text:style-name="P8">|(различные    формы),|            |           |            |           |</text:p>
      <text:p text:style-name="P8">|васкулиты       кожи,|            |           |            |           |</text:p>
      <text:p text:style-name="P8">|коллагенозы          |            |           |            |           |</text:p>
      <text:p text:style-name="P8">|(склеродермия и др.):|            |           |            |           |</text:p>
      <text:p text:style-name="P8">|—————————————————————|————————————|———————————|————————————|———————————|</text:p>
      <text:p text:style-name="P8">|41.1.      Клинически|  негодны   |  негодны  |  негодны   |  негодны  |</text:p>
      <text:p text:style-name="P8">|выраженные,          |            |           |            |           |</text:p>
      <text:p text:style-name="P8">|распространенные     |            |           |            |           |</text:p>
      <text:p text:style-name="P8"><text:soft-page-break/>|формы                |            |           |            |           |</text:p>
      <text:p text:style-name="P8">|—————————————————————|————————————|———————————|————————————|———————————|</text:p>
      <text:p text:style-name="P8">|41.2. Легкие формы  с|негодны, на |инд. оценка|инд. оценка |   годны   |</text:p>
      <text:p text:style-name="P8">|ограниченным         |дисп. - инд.|           |            |           |</text:p>
      <text:p text:style-name="P8">|распространением     |   оценка   |           |            |           |</text:p>
      <text:p text:style-name="P8">|—————————————————————|————————————|———————————|————————————|———————————|</text:p>
      <text:p text:style-name="P8">|42.      Венерические|            |           |            |           |</text:p>
      <text:p text:style-name="P8">|болезни и СПИД:      |            |           |            |           |</text:p>
      <text:p text:style-name="P8">|—————————————————————|————————————|———————————|————————————|———————————|</text:p>
      <text:p text:style-name="P8">|42.1.          СПИД и|  негодны   |  негодны  |  негодны   |  негодны  |</text:p>
      <text:p text:style-name="P8">|вирусоносительство   |            |           |            |           |</text:p>
      <text:p text:style-name="P8">|—————————————————————|————————————|———————————|————————————|———————————|</text:p>
      <text:p text:style-name="P8">|42.2.        Сифилис,|  негодны   |инд. оценка|инд. оценка |   годны   |</text:p>
      <text:p text:style-name="P8">|хроническая гонорея и|            |           |            |           |</text:p>
      <text:p text:style-name="P8">|другие   венерические|            |           |            |           |</text:p>
      <text:p text:style-name="P8">|болезни              |            |           |            |           |</text:p>
      <text:p text:style-name="P8">|———————————————————————————————————————————————————————————————————————|</text:p>
      <text:p text:style-name="P8">|                  <text:span text:style-name="T1">Д. Женские болезни и беременность:</text:span>                   |</text:p>
      <text:p text:style-name="P8">|———————————————————————————————————————————————————————————————————————|</text:p>
      <text:p text:style-name="P8">|43. Пороки  развития,|            |           |            |           |</text:p>
      <text:p text:style-name="P8">|хронические          |            |           |            |           |</text:p>
      <text:p text:style-name="P8">|заболевания   женской|            |           |            |           |</text:p>
      <text:p text:style-name="P8">|половой        сферы,|            |           |            |           |</text:p>
      <text:p text:style-name="P8">|эндометриоз,         |            |           |            |           |</text:p>
      <text:p text:style-name="P8">|последствия  родов  и|            |           |            |           |</text:p>
      <text:p text:style-name="P8">|оперативных          |            |           |            |           |</text:p>
      <text:p text:style-name="P8">|вмешательств:        |            |           |            |           |</text:p>
      <text:p text:style-name="P8">|—————————————————————|————————————|———————————|————————————|———————————|</text:p>
      <text:p text:style-name="P8">|43.1.  С  выраженными|  негодны   |  негодны  |  негодны   |  негодны  |</text:p>
      <text:p text:style-name="P8">|анатомическими       |            |           |            |           |</text:p>
      <text:p text:style-name="P8">|дефектами,    частыми|            |           |            |           |</text:p>
      <text:p text:style-name="P8">|обострениями,        |            |           |            |           |</text:p>
      <text:p text:style-name="P8">|нарушающие функцию   |            |           |            |           |</text:p>
      <text:p text:style-name="P8">|—————————————————————|————————————|———————————|————————————|———————————|</text:p>
      <text:p text:style-name="P8">|43.2.  Не  нарушающие|  негодны   |   годны   |   годны    |   годны   |</text:p>
      <text:p text:style-name="P8">|функцию, без болевого|            |           |            |           |</text:p>
      <text:p text:style-name="P8">|синдрома             |            |           |            |           |</text:p>
      <text:p text:style-name="P8">|—————————————————————|————————————|———————————|————————————|———————————|</text:p>
      <text:p text:style-name="P8">|44.      Расстройства|  негодны   |инд. оценка|инд. оценка |   годны   |</text:p>
      <text:p text:style-name="P8">|овариально-менструа- |            |           |            |           |</text:p>
      <text:p text:style-name="P8">|льного цикла         |            |           |            |           |</text:p>
      <text:p text:style-name="P8">|—————————————————————|————————————|———————————|————————————|———————————|</text:p>
      <text:p text:style-name="P8">|45.  Беременность   и|  негодны   |  негодны  |  негодны   |  негодны  |</text:p>
      <text:p text:style-name="P8">|послеродовый период  |            |           |            |           |</text:p>
      <text:p text:style-name="P8">|———————————————————————————————————————————————————————————————————————|</text:p>
      <text:p text:style-name="P8">|                          <text:span text:style-name="T1">Е. Глазные болезни:</text:span>                          |</text:p>
      <text:p text:style-name="P8">|———————————————————————————————————————————————————————————————————————|</text:p>
      <text:p text:style-name="P8">|46. Заболевания век и|            |           |            |           |</text:p>
      <text:p text:style-name="P8">|конъюнктивиты:       |            |           |            |           |</text:p>
      <text:p text:style-name="P8">|—————————————————————|————————————|———————————|————————————|———————————|</text:p>
      <text:p text:style-name="P8">|46.1.  Хронические  с|  негодны   |  негодны  |  негодны   |  негодны  |</text:p>
      <text:p text:style-name="P8">|частыми обострениями,|            |           |            |           |</text:p>
      <text:p text:style-name="P8">|паралич мышц век     |            |           |            |           |</text:p>
      <text:p text:style-name="P8">|—————————————————————|————————————|———————————|————————————|———————————|</text:p>
      <text:p text:style-name="P8">|46.2.         Нерезко|негодны, на |инд. оценка|   годны    |   годны   |</text:p>
      <text:p text:style-name="P8">|выраженные, с редкими|   дисп.,   |           |            |           |</text:p>
      <text:p text:style-name="P8">|обострениями         |  б/инж.,   |           |            |           |</text:p>
      <text:p text:style-name="P8">|                     | б/пров. -  |           |            |           |</text:p>
      <text:p text:style-name="P8">|                     |инд. оценка |           |            |           |</text:p>
      <text:p text:style-name="P8"><text:soft-page-break/>|—————————————————————|————————————|———————————|————————————|———————————|</text:p>
      <text:p text:style-name="P8">|47.       Заболевания|            |           |            |           |</text:p>
      <text:p text:style-name="P8">|слезных     органов и|            |           |            |           |</text:p>
      <text:p text:style-name="P8">|слезоотводящих путей:|            |           |            |           |</text:p>
      <text:p text:style-name="P8">|—————————————————————|————————————|———————————|————————————|———————————|</text:p>
      <text:p text:style-name="P8">|47.1.  С   нарушением|  негодны   |  негодны  |  негодны   |  негодны  |</text:p>
      <text:p text:style-name="P8">|слезоотведения;      |            |           |            |           |</text:p>
      <text:p text:style-name="P8">|—————————————————————|————————————|———————————|————————————|———————————|</text:p>
      <text:p text:style-name="P8">|47.2.  Без  нарушения|  негодны   |инд. оценка|инд. оценка |   годны   |</text:p>
      <text:p text:style-name="P8">|слезоотведения       |            |           |            |           |</text:p>
      <text:p text:style-name="P8">|—————————————————————|————————————|———————————|————————————|———————————|</text:p>
      <text:p text:style-name="P8">|48.       Заболевания|            |           |            |           |</text:p>
      <text:p text:style-name="P8">|глазного      яблока:|            |           |            |           |</text:p>
      <text:p text:style-name="P8">|воспалительного,     |            |           |            |           |</text:p>
      <text:p text:style-name="P8">|сосудистого,         |            |           |            |           |</text:p>
      <text:p text:style-name="P8">|дегенеративного      |            |           |            |           |</text:p>
      <text:p text:style-name="P8">|характера,      после|            |           |            |           |</text:p>
      <text:p text:style-name="P8">|оперативных          |            |           |            |           |</text:p>
      <text:p text:style-name="P8">|вмешательств, травмы,|            |           |            |           |</text:p>
      <text:p text:style-name="P8">|новообразования:     |            |           |            |           |</text:p>
      <text:p text:style-name="P8">|—————————————————————|————————————|———————————|————————————|———————————|</text:p>
      <text:p text:style-name="P8">|48.1.  С   нарушением|  негодны   |  негодны  |  негодны   |  негодны  |</text:p>
      <text:p text:style-name="P8">|функций              |            |           |            |           |</text:p>
      <text:p text:style-name="P8">|—————————————————————|————————————|———————————|————————————|———————————|</text:p>
      <text:p text:style-name="P8">|48.2.  С  достаточной|негодны, на |инд. оценка|инд. оценка |инд. оценка|</text:p>
      <text:p text:style-name="P8">|сохранностью  функции|   дисп.,   |           |            |           |</text:p>
      <text:p text:style-name="P8">|органа зрения        | б/пров. -  |           |            |           |</text:p>
      <text:p text:style-name="P8">|                     |инд. оценка |           |            |           |</text:p>
      <text:p text:style-name="P8">|—————————————————————|————————————|———————————|————————————|———————————|</text:p>
      <text:p text:style-name="P8">|49. Глаукома         |  негодны   |  негодны  |  негодны   |  негодны  |</text:p>
      <text:p text:style-name="P8">|—————————————————————|————————————|———————————|————————————|———————————|</text:p>
      <text:p text:style-name="P8">|50.         Нарушение|            |           |            |           |</text:p>
      <text:p text:style-name="P8">|цветового     зрения:|            |           |            |           |</text:p>
      <text:p text:style-name="P8">|дихромазия,          |            |           |            |           |</text:p>
      <text:p text:style-name="P8">|аномальная           |            |           |            |           |</text:p>
      <text:p text:style-name="P8">|трихромазия          |            |           |            |           |</text:p>
      <text:p text:style-name="P8">|—————————————————————|————————————|———————————|————————————|———————————|</text:p>
      <text:p text:style-name="P8">|50.1. Тип "А"        |  негодны   |  негодны  |  негодны   |  негодны  |</text:p>
      <text:p text:style-name="P8">|—————————————————————|————————————|———————————|————————————|———————————|</text:p>
      <text:p text:style-name="P8">|50.2. Тип "В"        |негодны, на |инд. оценка|   годны    |инд. оценка|</text:p>
      <text:p text:style-name="P8">|                     | б/пров. -  |           |            |           |</text:p>
      <text:p text:style-name="P8">|                     |   годны    |           |            |           |</text:p>
      <text:p text:style-name="P8">|—————————————————————|————————————|———————————|————————————|———————————|</text:p>
      <text:p text:style-name="P8">|50.3. Тип "С"        |негодны, на |   годны   |   годны    |   годны   |</text:p>
      <text:p text:style-name="P8">|                     |  б/инж.,   |           |            |           |</text:p>
      <text:p text:style-name="P8">|                     |   дисп.,   |           |            |           |</text:p>
      <text:p text:style-name="P8">|                     | б/пров. -  |           |            |           |</text:p>
      <text:p text:style-name="P8">|                     |   годны    |           |            |           |</text:p>
      <text:p text:style-name="P8">|—————————————————————|————————————|———————————|————————————|———————————|</text:p>
      <text:p text:style-name="P8">|51.         Нарушение|            |           |            |           |</text:p>
      <text:p text:style-name="P8">|двигательного        |            |           |            |           |</text:p>
      <text:p text:style-name="P8">|аппарата глаз:       |            |           |            |           |</text:p>
      <text:p text:style-name="P8">|—————————————————————|————————————|———————————|————————————|———————————|</text:p>
      <text:p text:style-name="P8">|51.1.  Паралитическое|  негодны   |  негодны  |  негодны   |  негодны  |</text:p>
      <text:p text:style-name="P8">|и     содружественное|            |           |            |           |</text:p>
      <text:p text:style-name="P8">|косоглазие           |            |           |            |           |</text:p>
      <text:p text:style-name="P8">|—————————————————————|————————————|———————————|————————————|———————————|</text:p>
      <text:p text:style-name="P8">|51.2. Гетерофории  со|  негодны   |инд. оценка|инд. оценка |инд. оценка|</text:p>
      <text:p text:style-name="P8">|сниженными фузионными|            |           |            |           |</text:p>
      <text:p text:style-name="P8"><text:soft-page-break/>|резервами            |            |           |            |           |</text:p>
      <text:p text:style-name="P8">|—————————————————————|————————————|———————————|————————————|———————————|</text:p>
      <text:p text:style-name="P8">|52. Острота зрения:  |Годны     на|Пилоты     |Бортрадисты |Годны   0,1|</text:p>
      <text:p text:style-name="P8">|                     |пилотов    и|годны   0,6|годны 0,3 на|на   каждый|</text:p>
      <text:p text:style-name="P8">|                     |штурманов   |на   каждый|каждый глаз,|глаз,     с|</text:p>
      <text:p text:style-name="P8">|                     |1,0       на|глаз,     с|с коррекцией|коррекцией |</text:p>
      <text:p text:style-name="P8">|                     |каждый  глаз|коррекцией |0,8;        |0,8        |</text:p>
      <text:p text:style-name="P8">|                     |без         |1,0,   инд.|бортпровод- |           |</text:p>
      <text:p text:style-name="P8">|                     |коррекции;  |оценка  0,5|ники,       |           |</text:p>
      <text:p text:style-name="P8">|                     |на          |на   худший|бортоперато-|           |</text:p>
      <text:p text:style-name="P8">|                     |бортинжене- |глаз,     с|ры,         |           |</text:p>
      <text:p text:style-name="P8">|                     |ров 0,8,  на|коррекцией |летчики-наб-|           |</text:p>
      <text:p text:style-name="P8">|                     |диспетчеров |1,0.       |людатели    |           |</text:p>
      <text:p text:style-name="P8">|                     |0,6,      на|Штурманы,  |годны 0,1 на|           |</text:p>
      <text:p text:style-name="P8">|                     |бортпровод- |бортинжене-|каждый глаз,|           |</text:p>
      <text:p text:style-name="P8">|                     |ников 0,3 на|ры,        |с коррекцией|           |</text:p>
      <text:p text:style-name="P8">|                     |каждый  глаз|бортмехани-|0,8;        |           |</text:p>
      <text:p text:style-name="P8">|                     |без         |ки    годны|парашютисты |           |</text:p>
      <text:p text:style-name="P8">|                     |коррекции, с|0,4      на|0,5       на|           |</text:p>
      <text:p text:style-name="P8">|                     |коррекцией  |каждый     |каждый глаз,|           |</text:p>
      <text:p text:style-name="P8">|                     |1,0;        |глаз,     с|с коррекцией|           |</text:p>
      <text:p text:style-name="P8">|                     |курсанты,   |коррекцией |0,8;   вновь|           |</text:p>
      <text:p text:style-name="P8">|                     |обучающиеся |1,0,   инд.|поступающие |           |</text:p>
      <text:p text:style-name="P8">|                     |на пилота  и|оценка  0,3|бортрадисты,|           |</text:p>
      <text:p text:style-name="P8">|                     |штурмана,   |на   худший|годны 0,5 на|           |</text:p>
      <text:p text:style-name="P8">|                     |0,8,        |глаз      с|каждый глаз,|           |</text:p>
      <text:p text:style-name="P8">|                     |бортинженера|коррекцией |с коррекцией|           |</text:p>
      <text:p text:style-name="P8">|                     |0,6       на|0,8.  Вновь|1,0,        |           |</text:p>
      <text:p text:style-name="P8">|                     |каждый  глаз|поступающие|пилоты-люби-|           |</text:p>
      <text:p text:style-name="P8">|                     |без         |бортинжене-|тели,       |           |</text:p>
      <text:p text:style-name="P8">|                     |коррекции, с|ры,        |планеристы, |           |</text:p>
      <text:p text:style-name="P8">|                     |коррекцией  |бортмехани-|пилоты      |           |</text:p>
      <text:p text:style-name="P8">|                     |1,0,      на|ки    годны|аэростатов, |           |</text:p>
      <text:p text:style-name="P8">|                     |диспетчера и|0,6      на|годны 0,5 на|           |</text:p>
      <text:p text:style-name="P8">|                     |бортпровод- |каждый     |каждый глаз,|           |</text:p>
      <text:p text:style-name="P8">|                     |ника 0,3  на|глаз,     с|с коррекцией|           |</text:p>
      <text:p text:style-name="P8">|                     |каждый  глаз|коррекцией |0,8         |           |</text:p>
      <text:p text:style-name="P8">|                     |с коррекцией|1,0        |            |           |</text:p>
      <text:p text:style-name="P8">|                     |1,0         |           |            |           |</text:p>
      <text:p text:style-name="P8">|—————————————————————|————————————|———————————|————————————|———————————|</text:p>
      <text:p text:style-name="P8">|53. Рефракция        |Годны:    на|Годны:  при|Годны:      |Годны:  при|</text:p>
      <text:p text:style-name="P8">|                     |пилотов  при|дальнозор- |бортрадисты,|дальнозор- |</text:p>
      <text:p text:style-name="P8">|                     |дальнозорко-|кости     и|парашютисты,|кости в 4,0|</text:p>
      <text:p text:style-name="P8">|                     |сти не  выше|близорукос-|планеристы, |Д,         |</text:p>
      <text:p text:style-name="P8">|                     |1,0       Д,|ти не  выше|пилоты-люби-|близорукос-|</text:p>
      <text:p text:style-name="P8">|                     |близорукости|3,0      Д,|тели, пилоты|ти  5,0  Д,|</text:p>
      <text:p text:style-name="P8">|                     |0,5       Д,|астигматиз-|аэростатов  |астигматиз-|</text:p>
      <text:p text:style-name="P8">|                     |астигматизме|ме +(-) 2,0|при         |ме +(-) 2,5|</text:p>
      <text:p text:style-name="P8">|                     |+(-) 0,5  Д,|Д,         |дальнозорко-|Д.         |</text:p>
      <text:p text:style-name="P8">|                     |анизометро- |анизометро-|сти        и|           |</text:p>
      <text:p text:style-name="P8">|                     |пии не  выше|пии не выше|близорукости|           |</text:p>
      <text:p text:style-name="P8">|                     |1,0  Д.   На|1,0 Д      |не выше  3,0|           |</text:p>
      <text:p text:style-name="P8">|                     |штурманов,  |           |Д,          |           |</text:p>
      <text:p text:style-name="P8">|                     |бортинжене- |           |астигматизме|           |</text:p>
      <text:p text:style-name="P8">|                     |ров      при|           |+(-) 2,0  Д,|           |</text:p>
      <text:p text:style-name="P8">|                     |дальнозорко-|           |остальные   |           |</text:p>
      <text:p text:style-name="P8">|                     |сти        и|           |при         |           |</text:p>
      <text:p text:style-name="P8">|                     |близорукости|           |дальнозорко-|           |</text:p>
      <text:p text:style-name="P8">|                     |не выше  1,0|           |сти не  выше|           |</text:p>
      <text:p text:style-name="P8"><text:soft-page-break/>|                     |Д,          |           |4,0     Д, и|           |</text:p>
      <text:p text:style-name="P8">|                     |астигматизме|           |близорукости|           |</text:p>
      <text:p text:style-name="P8">|                     |+(-) 0,5  Д,|           |5,0       Д,|           |</text:p>
      <text:p text:style-name="P8">|                     |анизометро- |           |астигматизме|           |</text:p>
      <text:p text:style-name="P8">|                     |пии не  выше|           |+(-) 2,5 Д. |           |</text:p>
      <text:p text:style-name="P8">|                     |1,0  Д.   На|           |            |           |</text:p>
      <text:p text:style-name="P8">|                     |диспетчеров |           |            |           |</text:p>
      <text:p text:style-name="P8">|                     |при         |           |            |           |</text:p>
      <text:p text:style-name="P8">|                     |дальнозорко-|           |            |           |</text:p>
      <text:p text:style-name="P8">|                     |сти        и|           |            |           |</text:p>
      <text:p text:style-name="P8">|                     |близорукости|           |            |           |</text:p>
      <text:p text:style-name="P8">|                     |не выше  2,0|           |            |           |</text:p>
      <text:p text:style-name="P8">|                     |Д,          |           |            |           |</text:p>
      <text:p text:style-name="P8">|                     |астигматизме|           |            |           |</text:p>
      <text:p text:style-name="P8">|                     |+(-) 1,5  Д,|           |            |           |</text:p>
      <text:p text:style-name="P8">|                     |анизометро- |           |            |           |</text:p>
      <text:p text:style-name="P8">|                     |пии не  выше|           |            |           |</text:p>
      <text:p text:style-name="P8">|                     |1,0  Д.   На|           |            |           |</text:p>
      <text:p text:style-name="P8">|                     |бортпровод- |           |            |           |</text:p>
      <text:p text:style-name="P8">|                     |ников    при|           |            |           |</text:p>
      <text:p text:style-name="P8">|                     |дальнозорко-|           |            |           |</text:p>
      <text:p text:style-name="P8">|                     |сти        и|           |            |           |</text:p>
      <text:p text:style-name="P8">|                     |близорукости|           |            |           |</text:p>
      <text:p text:style-name="P8">|                     |не выше  3,0|           |            |           |</text:p>
      <text:p text:style-name="P8">|                     |Д,          |           |            |           |</text:p>
      <text:p text:style-name="P8">|                     |астигматизме|           |            |           |</text:p>
      <text:p text:style-name="P8">|                     |+(-) 2,0 Д  |           |            |           |</text:p>
      <text:p text:style-name="P8">|—————————————————————|————————————|———————————|————————————|———————————|</text:p>
      <text:p text:style-name="P8">|54.         Нарушение|  негодны   |  негодны  |инд. оценка |инд. оценка|</text:p>
      <text:p text:style-name="P8">|аккомодации:        -|            |           |            |           |</text:p>
      <text:p text:style-name="P8">|пресбиопия   в    ст.|            |           |            |           |</text:p>
      <text:p text:style-name="P8">|свыше 4,0 Д          |            |           |            |           |</text:p>
      <text:p text:style-name="P8">|———————————————————————————————————————————————————————————————————————|</text:p>
      <text:p text:style-name="P8">|          <text:span text:style-name="T1">Ж. Болезни уха, горла, носа, полости рта и челюстей</text:span>          |</text:p>
      <text:p text:style-name="P8">|———————————————————————————————————————————————————————————————————————|</text:p>
      <text:p text:style-name="P8">|55.       Хронические|            |           |            |           |</text:p>
      <text:p text:style-name="P8">|заболевания          |            |           |            |           |</text:p>
      <text:p text:style-name="P8">|придаточных     пазух|            |           |            |           |</text:p>
      <text:p text:style-name="P8">|носа:                |            |           |            |           |</text:p>
      <text:p text:style-name="P8">|—————————————————————|————————————|———————————|————————————|———————————|</text:p>
      <text:p text:style-name="P8">|55.1.         Гнойные|  негодны   |  негодны  |  негодны   |  негодны  |</text:p>
      <text:p text:style-name="P8">|синуситы с  полипозом|            |           |            |           |</text:p>
      <text:p text:style-name="P8">|или        дистрофией|            |           |            |           |</text:p>
      <text:p text:style-name="P8">|слизистой            |            |           |            |           |</text:p>
      <text:p text:style-name="P8">|—————————————————————|————————————|———————————|————————————|———————————|</text:p>
      <text:p text:style-name="P8">|55.2.     Хронические|  негодны   |инд. оценка|инд. оценка |   годны   |</text:p>
      <text:p text:style-name="P8">|синуситы             |            |           |            |           |</text:p>
      <text:p text:style-name="P8">|(катаральные,        |            |           |            |           |</text:p>
      <text:p text:style-name="P8">|серозные,            |            |           |            |           |</text:p>
      <text:p text:style-name="P8">|вазомоторные,        |            |           |            |           |</text:p>
      <text:p text:style-name="P8">|аллергические,  кисты|            |           |            |           |</text:p>
      <text:p text:style-name="P8">|гайморовых пазух)    |            |           |            |           |</text:p>
      <text:p text:style-name="P8">|—————————————————————|————————————|———————————|————————————|———————————|</text:p>
      <text:p text:style-name="P8">|56. Стойкие изменения|            |           |            |           |</text:p>
      <text:p text:style-name="P8">|полости  носа  и  его|            |           |            |           |</text:p>
      <text:p text:style-name="P8">|придаточных    пазух,|            |           |            |           |</text:p>
      <text:p text:style-name="P8">|полости рта,  глотки,|            |           |            |           |</text:p>
      <text:p text:style-name="P8">|гортани,  трахеи  или|            |           |            |           |</text:p>
      <text:p text:style-name="P8">|уха             после|            |           |            |           |</text:p>
      <text:p text:style-name="P8"><text:soft-page-break/>|повреждений,         |            |           |            |           |</text:p>
      <text:p text:style-name="P8">|заболеваний         и|            |           |            |           |</text:p>
      <text:p text:style-name="P8">|оперативных          |            |           |            |           |</text:p>
      <text:p text:style-name="P8">|вмешательств:        |            |           |            |           |</text:p>
      <text:p text:style-name="P8">|—————————————————————|————————————|———————————|————————————|———————————|</text:p>
      <text:p text:style-name="P8">|56.1.      Нарушающие|  негодны   |  негодны  |  негодны   |  негодны  |</text:p>
      <text:p text:style-name="P8">|функцию лор-органов и|            |           |            |           |</text:p>
      <text:p text:style-name="P8">|затрудняющие         |            |           |            |           |</text:p>
      <text:p text:style-name="P8">|использование        |            |           |            |           |</text:p>
      <text:p text:style-name="P8">|спецоборудования     |            |           |            |           |</text:p>
      <text:p text:style-name="P8">|—————————————————————|————————————|———————————|————————————|———————————|</text:p>
      <text:p text:style-name="P8">|56.2.   Незначительно|негодны, на |инд. оценка|инд. оценка |   годны   |</text:p>
      <text:p text:style-name="P8">|нарушающие    функцию|дисп. - инд.|           |            |           |</text:p>
      <text:p text:style-name="P8">|лорорганов       и не|   оценка   |           |            |           |</text:p>
      <text:p text:style-name="P8">|затрудняющие         |            |           |            |           |</text:p>
      <text:p text:style-name="P8">|использование        |            |           |            |           |</text:p>
      <text:p text:style-name="P8">|спецоборудования     |            |           |            |           |</text:p>
      <text:p text:style-name="P8">|—————————————————————|————————————|———————————|————————————|———————————|</text:p>
      <text:p text:style-name="P8">|57.       Хронический|            |           |            |           |</text:p>
      <text:p text:style-name="P8">|тонзиллит:           |            |           |            |           |</text:p>
      <text:p text:style-name="P8">|—————————————————————|————————————|———————————|————————————|———————————|</text:p>
      <text:p text:style-name="P8">|57.1.                |  негодны   |  негодны  |  негодны   |  негодны  |</text:p>
      <text:p text:style-name="P8">|Декомпенсированная   |            |           |            |           |</text:p>
      <text:p text:style-name="P8">|форма                |            |           |            |           |</text:p>
      <text:p text:style-name="P8">|—————————————————————|————————————|———————————|————————————|———————————|</text:p>
      <text:p text:style-name="P8">|57.2.                |негодны, на |   годны   |   годны    |   годны   |</text:p>
      <text:p text:style-name="P8">|Компенсированная     |дисп. - инд.|           |            |           |</text:p>
      <text:p text:style-name="P8">|форма                |   оценка   |           |            |           |</text:p>
      <text:p text:style-name="P8">|—————————————————————|————————————|———————————|————————————|———————————|</text:p>
      <text:p text:style-name="P8">|58.         Волчанка,|  негодны   |  негодны  |  негодны   |  негодны  |</text:p>
      <text:p text:style-name="P8">|туберкулез, склерома,|            |           |            |           |</text:p>
      <text:p text:style-name="P8">|злокачественные      |            |           |            |           |</text:p>
      <text:p text:style-name="P8">|опухоли лор-органов в|            |           |            |           |</text:p>
      <text:p text:style-name="P8">|любой стадии развития|            |           |            |           |</text:p>
      <text:p text:style-name="P8">|—————————————————————|————————————|———————————|————————————|———————————|</text:p>
      <text:p text:style-name="P8">|59. Дефекты речи:    |            |           |            |           |</text:p>
      <text:p text:style-name="P8">|—————————————————————|————————————|———————————|————————————|———————————|</text:p>
      <text:p text:style-name="P8">|59.1.           Резко|  негодны   |  негодны  |  негодны   |  негодны  |</text:p>
      <text:p text:style-name="P8">|выраженные: заикание,|            |           |            |           |</text:p>
      <text:p text:style-name="P8">|косноязычие, делающие|            |           |            |           |</text:p>
      <text:p text:style-name="P8">|речь малопонятной    |            |           |            |           |</text:p>
      <text:p text:style-name="P8">|—————————————————————|————————————|———————————|————————————|———————————|</text:p>
      <text:p text:style-name="P8">|59.2.           Легко|  негодны   |инд. оценка|инд. оценка |инд. оценка|</text:p>
      <text:p text:style-name="P8">|выраженные,        не|            |           |            |           |</text:p>
      <text:p text:style-name="P8">|влияющие           на|            |           |            |           |</text:p>
      <text:p text:style-name="P8">|разборчивость речи   |            |           |            |           |</text:p>
      <text:p text:style-name="P8">|—————————————————————|————————————|———————————|————————————|———————————|</text:p>
      <text:p text:style-name="P8">|60.       Хронические|            |           |            |           |</text:p>
      <text:p text:style-name="P8">|болезни среднего уха:|            |           |            |           |</text:p>
      <text:p text:style-name="P8">|—————————————————————|————————————|———————————|————————————|———————————|</text:p>
      <text:p text:style-name="P8">|60.1.     Хронический|  негодны   |  негодны  |  негодны   |  негодны  |</text:p>
      <text:p text:style-name="P8">|гнойный  эпитимпанит,|            |           |            |           |</text:p>
      <text:p text:style-name="P8">|хронический   гнойный|            |           |            |           |</text:p>
      <text:p text:style-name="P8">|двухсторонний        |            |           |            |           |</text:p>
      <text:p text:style-name="P8">|мезотимпанит,        |            |           |            |           |</text:p>
      <text:p text:style-name="P8">|односторонний       и|            |           |            |           |</text:p>
      <text:p text:style-name="P8">|сопровождающийся     |            |           |            |           |</text:p>
      <text:p text:style-name="P8">|полипами,            |            |           |            |           |</text:p>
      <text:p text:style-name="P8">|грануляциями,        |            |           |            |           |</text:p>
      <text:p text:style-name="P8"><text:soft-page-break/>|кариесом       стенок|            |           |            |           |</text:p>
      <text:p text:style-name="P8">|барабанной    полости|            |           |            |           |</text:p>
      <text:p text:style-name="P8">|или       выраженными|            |           |            |           |</text:p>
      <text:p text:style-name="P8">|признаками  дистрофии|            |           |            |           |</text:p>
      <text:p text:style-name="P8">|слизистой    оболочки|            |           |            |           |</text:p>
      <text:p text:style-name="P8">|верхних   дыхательных|            |           |            |           |</text:p>
      <text:p text:style-name="P8">|путей                |            |           |            |           |</text:p>
      <text:p text:style-name="P8">|—————————————————————|————————————|———————————|————————————|———————————|</text:p>
      <text:p text:style-name="P8">|60.2.         Стойкие|негодны, на |   инд.    |инд. оценка,|   годны   |</text:p>
      <text:p text:style-name="P8">|остаточные    явления|дисп. - инд.|  оценка,  |   вновь    |           |</text:p>
      <text:p text:style-name="P8">|перенесенного        |   оценка   |   вновь   |поступающие |           |</text:p>
      <text:p text:style-name="P8">|воспаления   среднего|            |поступающие|  негодны   |           |</text:p>
      <text:p text:style-name="P8">|уха (сухая перфорация|            |  негодны  |            |           |</text:p>
      <text:p text:style-name="P8">|барабанной           |            |           |            |           |</text:p>
      <text:p text:style-name="P8">|перепонки),  а  также|            |           |            |           |</text:p>
      <text:p text:style-name="P8">|хроническое          |            |           |            |           |</text:p>
      <text:p text:style-name="P8">|воспаление   среднего|            |           |            |           |</text:p>
      <text:p text:style-name="P8">|уха                  |            |           |            |           |</text:p>
      <text:p text:style-name="P8">|—————————————————————|————————————|———————————|————————————|———————————|</text:p>
      <text:p text:style-name="P8">|61.         Нарушение|            |           |            |           |</text:p>
      <text:p text:style-name="P8">|барофункции  хотя  бы|            |           |            |           |</text:p>
      <text:p text:style-name="P8">|одного    уха     или|            |           |            |           |</text:p>
      <text:p text:style-name="P8">|придаточных     пазух|            |           |            |           |</text:p>
      <text:p text:style-name="P8">|носа;      повышенная|            |           |            |           |</text:p>
      <text:p text:style-name="P8">|чувствительность    к|            |           |            |           |</text:p>
      <text:p text:style-name="P8">|перепадам            |            |           |            |           |</text:p>
      <text:p text:style-name="P8">|атмосферного         |            |           |            |           |</text:p>
      <text:p text:style-name="P8">|давления:            |            |           |            |           |</text:p>
      <text:p text:style-name="P8">|—————————————————————|————————————|———————————|————————————|———————————|</text:p>
      <text:p text:style-name="P8">|61.1. Стойко и  резко|негодны, на |  негодны  |  негодны   |   годны   |</text:p>
      <text:p text:style-name="P8">|выраженное           |дисп. - инд.|           |            |           |</text:p>
      <text:p text:style-name="P8">|                     |   оценка   |           |            |           |</text:p>
      <text:p text:style-name="P8">|—————————————————————|————————————|———————————|————————————|———————————|</text:p>
      <text:p text:style-name="P8">|61.2.    Не     резко|негодны, на |   инд.    |инд. оценка,|   годны   |</text:p>
      <text:p text:style-name="P8">|выраженное           |дисп. - инд.|  оценка,  |   вновь    |           |</text:p>
      <text:p text:style-name="P8">|                     |   оценка   |   вновь   |поступающие |           |</text:p>
      <text:p text:style-name="P8">|                     |            |поступающие|  негодны   |           |</text:p>
      <text:p text:style-name="P8">|                     |            |  негодны  |            |           |</text:p>
      <text:p text:style-name="P8">|—————————————————————|————————————|———————————|————————————|———————————|</text:p>
      <text:p text:style-name="P8">|62.     Вестибулярные|негодны, на |  негодны  |  негодны   |  негодны  |</text:p>
      <text:p text:style-name="P8">|нарушения            |дисп. - инд.|           |            |           |</text:p>
      <text:p text:style-name="P8">|                     |   оценка   |           |            |           |</text:p>
      <text:p text:style-name="P8">|—————————————————————|————————————|———————————|————————————|———————————|</text:p>
      <text:p text:style-name="P8">|63. Понижение остроты|            |           |            |           |</text:p>
      <text:p text:style-name="P8">|слуха:               |            |           |            |           |</text:p>
      <text:p text:style-name="P8">|—————————————————————|————————————|———————————|————————————|———————————|</text:p>
      <text:p text:style-name="P8">|63.1. Стойкая  полная|  негодны   |  негодны  |  негодны   |  негодны  |</text:p>
      <text:p text:style-name="P8">|глухота на одно  ухо;|            |           |            |           |</text:p>
      <text:p text:style-name="P8">|понижение  слуха   на|            |           |            |           |</text:p>
      <text:p text:style-name="P8">|оба уха при повышении|            |           |            |           |</text:p>
      <text:p text:style-name="P8">|порогов       слуха в|            |           |            |           |</text:p>
      <text:p text:style-name="P8">|области    восприятия|            |           |            |           |</text:p>
      <text:p text:style-name="P8">|речевых частот  (500,|            |           |            |           |</text:p>
      <text:p text:style-name="P8">|1000, 2000 Гц) от  20|            |           |            |           |</text:p>
      <text:p text:style-name="P8">|дБ  до  30     дБ, на|            |           |            |           |</text:p>
      <text:p text:style-name="P8">|частоте 4000 Гц до 65|            |           |            |           |</text:p>
      <text:p text:style-name="P8">|дБ и  при  восприятии|            |           |            |           |</text:p>
      <text:p text:style-name="P8">|шепотной   речи    на|            |           |            |           |</text:p>
      <text:p text:style-name="P8">|расстоянии до 2 м    |            |           |            |           |</text:p>
      <text:p text:style-name="P8"><text:soft-page-break/>|—————————————————————|————————————|———————————|————————————|———————————|</text:p>
      <text:p text:style-name="P8">|63.2.         Стойкое|  негодны   |   инд.    |инд. оценка,|инд. оценка|</text:p>
      <text:p text:style-name="P8">|понижение  слуха   на|            |  оценка,  |   вновь    |           |</text:p>
      <text:p text:style-name="P8">|оба уха при повышении|            |   вновь   |поступающие |           |</text:p>
      <text:p text:style-name="P8">|порогов       слуха в|            |поступающие|  негодны   |           |</text:p>
      <text:p text:style-name="P8">|области    восприятия|            |  негодны  |            |           |</text:p>
      <text:p text:style-name="P8">|речевых частот  (500,|            |           |            |           |</text:p>
      <text:p text:style-name="P8">|1000, 2000 Гц) от  10|            |           |            |           |</text:p>
      <text:p text:style-name="P8">|до 20 дБ, на  частоте|            |           |            |           |</text:p>
      <text:p text:style-name="P8">|4000 Гц до  65   дБ и|            |           |            |           |</text:p>
      <text:p text:style-name="P8">|восприятии   шепотной|            |           |            |           |</text:p>
      <text:p text:style-name="P8">|речи на расстоянии до|            |           |            |           |</text:p>
      <text:p text:style-name="P8">|3 м и  выше;  стойкое|            |           |            |           |</text:p>
      <text:p text:style-name="P8">|понижение  слуха   на|            |           |            |           |</text:p>
      <text:p text:style-name="P8">|одно          ухо при|            |           |            |           |</text:p>
      <text:p text:style-name="P8">|повышении     порогов|            |           |            |           |</text:p>
      <text:p text:style-name="P8">|слуха    в    области|            |           |            |           |</text:p>
      <text:p text:style-name="P8">|восприятия    речевых|            |           |            |           |</text:p>
      <text:p text:style-name="P8">|частот  (500,   1000,|            |           |            |           |</text:p>
      <text:p text:style-name="P8">|2000 Гц) от 20 дБ  до|            |           |            |           |</text:p>
      <text:p text:style-name="P8">|30 дБ на частоте 4000|            |           |            |           |</text:p>
      <text:p text:style-name="P8">|Гц  до  65  дБ,   при|            |           |            |           |</text:p>
      <text:p text:style-name="P8">|восприятии   шепотной|            |           |            |           |</text:p>
      <text:p text:style-name="P8">|речи на расстоянии до|            |           |            |           |</text:p>
      <text:p text:style-name="P8">|2 м и  при  повышении|            |           |            |           |</text:p>
      <text:p text:style-name="P8">|порогов       слуха в|            |           |            |           |</text:p>
      <text:p text:style-name="P8">|области       речевых|            |           |            |           |</text:p>
      <text:p text:style-name="P8">|частот  (500,   1000,|            |           |            |           |</text:p>
      <text:p text:style-name="P8">|2000 Гц) до 10 дБ, на|            |           |            |           |</text:p>
      <text:p text:style-name="P8">|частоте 4000 Гц до 50|            |           |            |           |</text:p>
      <text:p text:style-name="P8">|дБ    и    восприятии|            |           |            |           |</text:p>
      <text:p text:style-name="P8">|шепотной   речи    на|            |           |            |           |</text:p>
      <text:p text:style-name="P8">|расстоянии до 5 м  на|            |           |            |           |</text:p>
      <text:p text:style-name="P8">|другое ухо           |            |           |            |           |</text:p>
      <text:p text:style-name="P5"> ———————————————————————————————————————————————————————————————————————</text:p>
      <text:p text:style-name="P5"> </text:p>
      <text:p text:style-name="P11">Приложение N 4</text:p>
      <text:p text:style-name="P13"><text:span text:style-name="T3">к </text:span><text:span text:style-name="T2">ФАП МО ГА-2002</text:span></text:p>
      <text:p text:style-name="P5"> </text:p>
      <text:p text:style-name="P1">Медицинские противопоказания к работе в полярных экспедициях, странах с жарким климатом сроком свыше трех месяцев и авиационно-химическим работам</text:p>
      <text:p text:style-name="P5"> </text:p>
      <text:p text:style-name="P10">1. Авиационный персонал, направляемый на работу в полярные экспедиции, страны с жарким климатом на срок свыше трех месяцев, подлежит внеочередному медицинскому освидетельствованию во ВЛЭК ГА.</text:p>
      <text:p text:style-name="P10">Статьи Требований, предусматривающие негодность:</text:p>
      <text:p text:style-name="P10">1. Для работы в полярных экспедициях:</text:p>
      <text:p text:style-name="P10">2.2., 4.2., 6.2., 10.2., 11., 12.2., 13.2., 14.2., 16.2., 17.2., 18.2., 25.2., 30.2., 34.2., 35.2., 36.2., 37.2., 38.2., 39.2., 41.2., 43.2., 44., 46.2, 47.2., 48.2., 52 (не ниже 0,6, с коррекцией 1,0), 55.2., 56.2., 57.2., 60.2.</text:p>
      <text:p text:style-name="P10">2. Для работы в странах с жарким климатом:</text:p>
      <text:p text:style-name="P10">2.2., 4.2., 6.2., 9.2., 11., 12.2., 13.2., 14.2., 16.2., 30.2., 31.2., 34.2., 37.2., 38.2., 39.2., 41.2., 43.2., 44., 55.2., 56.2., 60.2.</text:p>
      <text:p text:style-name="P10">3. Для авиационно-технических работ (с применением ядохимикатов):</text:p>
      <text:p text:style-name="P10">2.2., 9.2., 11., 12.2., 13.2., 14.2., 16.2., 23.2., 24.2., 25.2., 30.2., 31.2., 38.2., 39.2., 41.2., 43.2., 44., 46.2., 47.2.. 48.2., 55.2., 63.2.</text:p>
      <text:p text:style-name="P5"> </text:p>
      <text:p text:style-name="P14"><text:soft-page-break/><text:span text:style-name="T3">Примечание:</text:span> <text:span text:style-name="T2">по статьям Требований, предусматривающим негодность к работе с ядохимикатами, ВЛЭК ГА имеет право допускать авиационный персонал к работе с минеральными удобрениями и биопрепаратами.</text:span></text:p>
      <text:p text:style-name="P5"> </text:p>
      <text:p text:style-name="P11">Приложение N 5</text:p>
      <text:p text:style-name="P13"><text:span text:style-name="T3">к </text:span><text:span text:style-name="T2">ФАП МО ГА-2002</text:span></text:p>
      <text:p text:style-name="P5"> </text:p>
      <text:p text:style-name="P1">Объем обследования в целях врачебно-летной экспертизы</text:p>
      <text:p text:style-name="P1">(с изменениями от 28 апреля 2003 г.)</text:p>
      <text:p text:style-name="P5"> </text:p>
      <text:p text:style-name="P10">1. Терапевтическое обследование:</text:p>
      <text:p text:style-name="P10">полость рта, зев, кожные покровы, видимые слизистые, лимфатические узлы и щитовидная железа, соответствие общего вида возрасту;</text:p>
      <text:p text:style-name="P10">органы дыхания, кровообращения (определение функциональной способности), пищеварения и мочевыделения.</text:p>
      <text:p text:style-name="P10">2. Хирургическое обследование:</text:p>
      <text:p text:style-name="P10">антропометрия (рост, масса тела, окружность груди, спирометрия, динамометрия кистей);</text:p>
      <text:p text:style-name="P10">общий осмотр (телосложение, развитие мускулатуры и подкожно-жирового слоя, осанка, походка);</text:p>
      <text:p text:style-name="P10">состояние кожи, лимфатических узлов, щитовидной железы, молочных желез, периферических сосудов, костей, суставов, органов брюшной полости, наружных половых органов, области заднего прохода, пальцевое исследование прямой кишки и предстательной железы с 30 лет.</text:p>
      <text:p text:style-name="P10">3. Неврологическое обследование:</text:p>
      <text:p text:style-name="P10">внешний осмотр (кожные рубцы, атрофия, фибриллярные и фасцикулярные подергивания);</text:p>
      <text:p text:style-name="P10">черепно-мозговые нервы;</text:p>
      <text:p text:style-name="P10">двигательная, рефлекторная, чувствительная сферы, статика и координация;</text:p>
      <text:p text:style-name="P10">вегетативно-нервная система (дермографизм, акроцианоз, гипергидроз, тремор, ортоклиностатическая проба);</text:p>
      <text:p text:style-name="P10">эмоционально-психическая сфера.</text:p>
      <text:p text:style-name="P10">4. Осмотр дерматовенеролога проводится при освидетельствовании лиц, поступающих в учебные заведения гражданской авиации.</text:p>
      <text:p text:style-name="P10">5. Осмотр гинеколога.</text:p>
      <text:p text:style-name="P10">6. Обследование лор-органов:</text:p>
      <text:p text:style-name="P10">внешний осмотр;</text:p>
      <text:p text:style-name="P10">внутренний осмотр (эндоскопия), передняя и задняя риноскопия, отоскопия, фарингоскопия, ларингоскопия, определение носового дыхания и обоняния;</text:p>
      <text:p text:style-name="P10">акуметрия (шепотной речью);</text:p>
      <text:p text:style-name="P10">барофункция уха;</text:p>
      <text:p text:style-name="P10">исследование статокинетической устойчивости (вестибулометрия) проводится методом непрерывной кумуляции ускорений Кориолиса (НКУК) в течение 3 мин. или методом прерывистой кумуляции ускорений Кориолиса (ПКУК) в течение 2 мин: кандидатам, поступающим в учебные заведения гражданской авиации по подготовке пилотов, штурманов, бортинженеров, диспетчеров, бортпроводников; летному составу и бортпроводникам;</text:p>
      <text:p text:style-name="P10">тональная аудиометрия (проводится кандидатам, поступающим в учебные заведения гражданской авиации по подготовке пилотов, штурманов, бортинженеров, диспетчеров, бортпроводников; лицам из числа наземного состава, переучивающимся на бортмехаников, бортрадистов и бортпроводников; курсантам учебных заведений гражданской авиации по подготовке пилотов, штурманов, бортинженеров перед выпуском из училища; лицам летного состава через каждые 5 лет летной работы, по достижении возраста 40 лет - 1 раз в 2 года, а при установлении заболевания органа слуха - ежегодно).</text:p>
      <text:p text:style-name="P10">7. Стоматологическое обследование:</text:p>
      <text:p text:style-name="P10">состояние зубов, слизистой оболочки полости рта, десен;</text:p>
      <text:p text:style-name="P10">прикус, зубная формула, наличие коронок, мостов и протезов.</text:p>
      <text:p text:style-name="P10">8. Исследование органа зрения:</text:p>
      <text:p text:style-name="P10">острота зрения;</text:p>
      <text:p text:style-name="P10">цветовое зрение;</text:p>
      <text:p text:style-name="P10">бинокулярное зрение;</text:p>
      <text:p text:style-name="P10">ночное зрение и темновая адаптация;</text:p>
      <text:p text:style-name="P10">ближайшая точка конвергенции;</text:p>
      <text:p text:style-name="P10"><text:soft-page-break/>ближайшая точка ясного зрения;</text:p>
      <text:p text:style-name="P10">анатомическое состояние органа зрения;</text:p>
      <text:p text:style-name="P10">рефракция субъективным и объективным методом исследования (скиоскопия или рефрактометрия);</text:p>
      <text:p text:style-name="P10">внутриглазное давление (измеряется летному составу по достижении 35-летнего возраста 1 раз в 2 года, остальным освидетельствуемым - по достижении 40-летнего возраста 1 раз в 3 года), по достижении 50-летнего возраста - ежегодно.</text:p>
      <text:p text:style-name="P10">9. Психологическое обследование проводится:</text:p>
      <text:p text:style-name="P10">кандидатам для обучения по специальности пилот, штурман, бортинженер, диспетчер УВД, признанным годным к обучению по состоянию здоровья;</text:p>
      <text:p text:style-name="P10">летному составу и диспетчерам УВД в возрасте 50 лет, с 55 лет каждые 2 года;</text:p>
      <text:p text:style-name="P10">летному составу при перерывах в летной работе более четырех месяцев и переучивании на новую технику;</text:p>
      <text:p text:style-name="P10">при выдвижении на должности командира воздушного судна, пилота-инструктора, диспетчера-инструктора, старшего диспетчера, руководителя полетов;</text:p>
      <text:p text:style-name="P10">при направлении в полярные экспедиции и страны с жарким климатом;</text:p>
      <text:p text:style-name="P10">диспетчерскому составу при повышении квалификационной отметки и получении допуска к УВД с большей сложностью работы;</text:p>
      <text:p text:style-name="P10">при стационарном обследовании;</text:p>
      <text:p text:style-name="P10">по медицинским показаниям.</text:p>
      <text:p text:style-name="P10">Исследование психофизиологических функций проводится не ранее чем через 3 дня после введения препаратов, расширяющих зрачок.</text:p>
      <text:p text:style-name="P10">10. Лабораторные исследования:</text:p>
      <text:p text:style-name="P10">10.1. Клинический анализ крови.</text:p>
      <text:p text:style-name="P10">10.2. Клинический анализ мочи (в том числе, реакции на билирубин, уробилиновые тела, ацетон).</text:p>
      <text:p text:style-name="P10">10.3. Сахар крови натощак.</text:p>
      <text:p text:style-name="P10">10.4. Биохимические исследования крови на билирубин и его фракции, ферменты ACT, АЛТ, ГГТП, ЩФ проводятся летному составу, выполняющему АХР с ядохимикатами.</text:p>
      <text:p text:style-name="P10">10.5. Цитологическое исследование мазков проводится женщинам с 17 лет ежегодно.</text:p>
      <text:p text:style-name="P10">10.6. Исследование крови на сифилис (экспресс-методом с забором крови из пальца), ВИЧ-инфекцию проводится поступающим на работу (учебу) бортпроводником, дальнейшая кратность исследований определяется территориальными органами здравоохранения.</text:p>
      <text:p text:style-name="P10">10.7. При поступлении на работу (учебу) бортпроводников проводится обследование на гельминтозы, в том числе на энтеробиоз, бактериологический анализ на наличие возбудителей кишечной группы, а также анализ крови на брюшной тиф. Дальнейшая кратность обследования определяется в соответствии с требованиями территориальных органов здравоохранения.</text:p>
      <text:p text:style-name="P10">10.8. Скрининг-тестирование авиационного персонала на наличие метаболитов психоактивных веществ проводится как по медицинским показаниям, так и выборочно в ходе предполетного медицинского осмотра, а членов летных экипажей - сразу после полетов.</text:p>
      <text:p text:style-name="P10">Прочие лабораторные исследования проводятся по медицинским показаниям.</text:p>
      <text:p text:style-name="P10">11. Рентгенологические исследования:</text:p>
      <text:p text:style-name="P10">11.1. Рентгеноскопия (крупнокадровая флюорография) органов грудной клетки:</text:p>
      <text:p text:style-name="P10">поступающим в учебные заведения гражданской авиации;</text:p>
      <text:p text:style-name="P10">летному составу, диспетчерам УВД, курсантам учебных заведений по подготовке пилотов, штурманов, бортинженеров, диспетчеров - 1 раз в 2 года;</text:p>
      <text:p text:style-name="P10">бортпроводникам и обучающимся на бортпроводника - ежегодно.</text:p>
      <text:p text:style-name="P5"> </text:p>
      <text:p text:style-name="P14"><text:span text:style-name="T3">Примечание.</text:span> <text:span text:style-name="T2">Территориальными органами здравоохранения частота рентгенологических исследований может быть увеличена по эпидпоказаниям.</text:span></text:p>
      <text:p text:style-name="P5"> </text:p>
      <text:p text:style-name="P10">11.2. Рентгенография (крупнокадровая флюорография) придаточных пазух носа проводится кандидатам, поступающим в учебные заведения гражданской авиации по подготовке пилотов, штурманов, бортинженеров, бортпроводников.</text:p>
      <text:p text:style-name="P10">12. Электроэнцефалография проводится кандидатам, поступающим в учебные заведения гражданской авиации по подготовке пилотов, штурманов, бортинженеров, диспетчеров УВД и по медицинским показаниям.</text:p>
      <text:p text:style-name="P10">13. Электрокардиография в покое (12 отведений по Вильсону) проводится:</text:p>
      <text:p text:style-name="P10"><text:soft-page-break/>поступающим в учебные заведения гражданской авиации по подготовке пилотов, штурманов, бортинженеров, диспетчеров УВД, бортпроводников;</text:p>
      <text:p text:style-name="P10">курсантам учебных заведений гражданской авиации - 1 раз в год;</text:p>
      <text:p text:style-name="P10">летному составу - 1 раз в год, а по достижении 40-летнего возраста - 1 раз в 6 месяцев;</text:p>
      <text:p text:style-name="P10">диспетчерам УВД, бортпроводникам, бортоператорам, бортрадистам - 1 раз в год .</text:p>
      <text:p text:style-name="P10">14. Функциональные нагрузочные пробы:</text:p>
      <text:p text:style-name="P10">14.1. Велоэргометрическое исследование (исследование на тредмиле) проводится:</text:p>
      <text:p text:style-name="P10">пилотам, штурманам, бортинженерам (бортмеханикам) при достижении возраста 40 лет и далее через каждые два года на третий; в возрасте 50 лет и старше - ежегодно;</text:p>
      <text:p text:style-name="P10">пилотам-испытателям - при ежегодном медицинском освидетельствовании;</text:p>
      <text:p text:style-name="P10">летному составу, диспетчерам УВД, направляемым в полярные экспедиции и страны с жарким климатом;</text:p>
      <text:p text:style-name="P10">по медицинским показаниям: изменение ЭКГ в динамике, нарушения ритма и проводимости сердца, признаки кардиомиопатии, пролапс митрального клапана, комбинированные пороки сердца, артериальная гипертензия, нарушения липидного и углеводного обмена и др. факторы риска.</text:p>
      <text:p text:style-name="P10">14.2. Барокамерное исследование на переносимость умеренной степени гипоксии (гипоксическая проба) проводится пилотам-испытателям по медицинским показаниям.</text:p>
      <text:p text:style-name="P10">15. Летному и диспетчерскому составу дополнительно проводится при достижении возраста 40 лет и далее через каждые два года на третий:</text:p>
      <text:p text:style-name="P10">биохимические исследования крови: общий белок и белковые фракции; холестерин, альфа-холестерин, триглицериды; С-реактивный белок; билирубин и его фракции; ферменты - ACT, АЛТ, ГГТП, ЩФ, ЛДГ;</text:p>
      <text:p text:style-name="P10">эзофагогастродуоденоскопия (ЭГДС) или рентгеноскопия желудка и 12-перстной кишки;</text:p>
      <text:p text:style-name="P10">ультразвуковые исследования внутренних органов (печени, желчного пузыря, поджелудочной железы, селезенки, почек, щитовидной и предстательной желез);</text:p>
      <text:p text:style-name="P10">ректороманоскопия.</text:p>
      <text:p text:style-name="P10">16. Прочие исследования проводятся при наличии медицинских показаний.</text:p>
      <text:p text:style-name="P5"> </text:p>
      <text:p text:style-name="P11">Приложение N 6</text:p>
      <text:p text:style-name="P13"><text:span text:style-name="T3">к </text:span><text:span text:style-name="T2">ФАП МО ГА-2002</text:span></text:p>
      <text:p text:style-name="P5"> </text:p>
      <text:p text:style-name="P6"><text:span text:style-name="T3">Пояснения к статьям </text:span><text:span text:style-name="T2">Требований </text:span><text:span text:style-name="T3">к состоянию здоровья, на основании которых определяется годность к летной работе, работе по управлению воздушным движением, работе бортпроводником, бортоператором, пилотом авиации общего назначения и обучению в учебных заведениях гражданской авиации</text:span></text:p>
      <text:p text:style-name="P1">(с изменениями от 28 апреля 2003 г.)</text:p>
      <text:p text:style-name="P5"> </text:p>
      <text:p text:style-name="P10">Требования разработаны с учетом характера заболеваний, особенностей течения, степени функциональных нарушений и влияния заболеваний на профессиональную работоспособность. Требования дают основу для вынесения медицинского заключения о степени годности авиационного персонала к работе (обучению) и учитывают возможность применения в каждом конкретном случае принципа индивидуального подхода.</text:p>
      <text:p text:style-name="P5"> </text:p>
      <text:p text:style-name="P1">Психические и нервные болезни</text:p>
      <text:p text:style-name="P5"> </text:p>
      <text:p text:style-name="P10">Наблюдение за психическим состоянием лиц летного, диспетчерского, курсантского состава и бортпроводников осуществляется авиационным врачом авиапредприятия (отрядно-курсовыми), психологами и невропатологами ВЛЭК ГА.</text:p>
      <text:p text:style-name="P10">При выявлении психических нарушений, подозрении на психическое заболевание данные лица отстраняются от полетов (дежурств, занятий) и направляются на консультацию к психиатру.</text:p>
      <text:p text:style-name="P10">При наличии показаний авиационные специалисты направляются психиатром на специализированное психиатрическое обследование и лечение с последующим освидетельствованием.</text:p>
      <text:p text:style-name="P14"><text:span text:style-name="T3">Статья 1</text:span><text:span text:style-name="T2">. Медицинское заключение при шизофрении, паранойи, аффективных психозах (маниакально-депрессивный психоз, циклотимия и др.) выносится только после стационарного обследования в специализированном учреждении. Лица с данными заболеваниями восстановлению не подлежат независимо от течения, формы, срока заболевания, длительности ремиссии и снятия с диспансерного учета.</text:span></text:p>
      <text:p text:style-name="P14"><text:soft-page-break/><text:span text:style-name="T3">Статья 2</text:span><text:span text:style-name="T2">. Статья объединяет группу инфекционных, интоксикационных психозов (за исключением алкогольных), а также функциональных реактивных психозов, неврозов (неврастения, психастения, невроз навязчивых состояний), возникающих в ответ на психотравмирующую ситуацию (семейно-бытовую, производственную и др.) или острую психогенную травму; суицидальные попытки.</text:span></text:p>
      <text:p text:style-name="P10">Лица, перенесшие острые психозы, неврозы, признаются негодными к работе по пункту 2.1. Вопрос о восстановлении на работу может быть рассмотрен не ранее чем через 2 года после стационарного обследования в специализированном учреждении. Длительная компенсация нервно-психической деятельности может служить основанием для рассмотрения вопроса о восстановлении на работу по специальности с учетом характера психического состояния в период психоза (невроза), его особенностей, структуры, глубины и течения.</text:p>
      <text:p text:style-name="P10">Суицидальные попытки относятся к пункту 2.1. При проведении обследования и изучении обстоятельств, послуживших причиной суицидальной попытки, врач обязан опросить очевидцев, уточнить личный и семейный анамнез, повод и мотивы аутоагрессивных действий. Консультация психиатра обязательна. Лица с суицидальной попыткой в анамнезе восстановлению не подлежат.</text:p>
      <text:p text:style-name="P10"><text:soft-page-break/>Пункт 2.2 применяется при астеническом состоянии или неврастеническом синдроме, ситуационно обусловленном. Повторное освидетельствование проводится через 4-6 месяцев при положительных результатах наблюдения, клинического и психологического обследования и хорошей переносимости нагрузочных проб.</text:p>
      <text:p text:style-name="P10">Лица, перенесшие кратковременные психические соматогеннообусловленные расстройства, после выздоровления от основного заболевания и при полной компенсации нервно-психических функций без применения поддерживающей терапии могут быть признаны годными к летной работе (работе по УВД) по пункту 2.2.</text:p>
      <text:p text:style-name="P5"> </text:p>
      <text:p text:style-name="P14"><text:span text:style-name="T3">Статья 3.</text:span> <text:span text:style-name="T2">Лица, страдающие алкоголизмом (психические и поведенческие расстройства, вызванные употреблением алкоголя), перенесшие острое (подострое) психотическое расстройство (делирий, галлюциноз, бред ревности, паранойя и др.), признаются негодными к работе по всем графам Требований.</text:span></text:p>
      <text:p text:style-name="P10">Для решения вопроса о выдаче медицинского заключения лицам, страдающим бытовым пьянством (пагубное употребление алкоголя), перенесшим острую алкогольную интоксикацию, проводится углубленное медицинское обследование в стационарных условиях. После проведения лечебно-оздоровительных мероприятий в течение 2-3 месяцев и при положительных результатах наблюдения, клинико-лабораторного и психологического медицинского обследования, а также положительной служебной характеристике и благоприятном прогнозе - заключении нарколога они могут быть признаны ВЛЭК ГА годными к профессиональной деятельности.</text:p>
      <text:p text:style-name="P10">Лица с установленными в наркологическом стационаре диагнозами "Психические расстройства и расстройства поведения, вызванные употреблением: алкоголя, опиоидов, каннабиоидов, седативных средств, гипнотических препаратов, кокаина, других стимулирующих средств, галлюциногенов и летучих растворителей, кроме табака и кофеина (далее - психоактивные вещества)" признаются негодными к работе по всем графам Требований. В тех случаях, когда при проведении скрининг-тестирования (по показаниям или выборочно) на наличие психоактивных веществ (их метаболитов) в биологических средах (моча, кровь и др.) обнаруживается положительный результат, освидетельствуемый в установленном порядке должен быть направлен на экспертизу в специализированный наркологический кабинет.</text:p>
      <text:p text:style-name="P10">При однократном выявлении признаков наркотического опьянения каннабиоидами или установлении факта их употребления авиационный персонал отстраняется от работы и в течение трех месяцев проводятся лечебно-оздоровительные мероприятия. Контроль нарколога и невропатолога осуществляется ежемесячно с обязательным медицинским обследованием на наличие метаболитов наркотических веществ в моче. При положительных результатах наблюдения и положительной служебной характеристике авиационный персонал может быть признан ВЛЭК ГА годным к профессиональной деятельности.</text:p>
      <text:p text:style-name="P10">При однократном установлении факта употребления авиационным персоналом опиатов, галлюциногенов, стимуляторов, кокаина или выявлении признаков наркотического опьянения указанными веществами ВЛЭК ГА выносится решение об отстранении от работы и проведении лечебно-оздоровительных мероприятий в течение шести месяцев. В исключительных случаях при полной компенсации нервно-психических функций возможен допуск к профессиональной деятельности после стационарного медицинского освидетельствования ВЛЭК ГА и заключения нарколога, но не ранее чем через шесть месяцев после установления факта употребления опиатов, галлюциногенов, стимуляторов, кокаина или выявления признаков наркотического опьянения.</text:p>
      <text:p text:style-name="P10">При повторном установлении факта употребления (состояния одурманивания) психоактивных веществ выносится медицинское заключение о негодности к работе по всем графам Требований.</text:p>
      <text:p text:style-name="P10"><text:soft-page-break/>Зависимость (злоупотребление) авиационного персонала от психоактивных веществ, в том числе в анамнезе, является противопоказанием к работе и обучению по всем графам Требований.</text:p>
      <text:p text:style-name="P5"> </text:p>
      <text:p text:style-name="P14"><text:span text:style-name="T3">Статья 4</text:span><text:span text:style-name="T2">. Статья включает социопатические расстройства личности от психопатии до дисгармонического психического инфантилизма, акцентуации личности.</text:span></text:p>
      <text:p text:style-name="P10">Несоблюдение правил поведения, установленных обществом (постоянные конфликты, алкоголизация, правонарушения и пр.), которые выявляются из семейного и личного анамнеза, являются главными признаками социопатических расстройств.</text:p>
      <text:p text:style-name="P10">Диагноз и медицинское заключение выносится после стационарного обследования в психиатрическом учреждении.</text:p>
      <text:p text:style-name="P10">К п.4.1 относятся психопатия (независимо от формы и выраженности) и расстройства личности непсихотического характера (паранойяльного, аффективного, шизоидного, возбудимого и др. типов).</text:p>
      <text:p text:style-name="P10">Пункт 4.2 применяется к лицам, обнаруживающим психический инфантилизм, акцентуацию характера, профессионально неблагоприятные психологические отклонения личности.</text:p>
      <text:p text:style-name="P10">Отдельные, не выраженные признаки инфантилизма, акцентуации личности при хорошей социальной и профессиональной компенсации нервно-психической деятельности не являются основанием для отрицательного экспертного заключения.</text:p>
      <text:p text:style-name="P10">Появление неадекватных поведенческих реакций, ранее не отмечаемых у авиационного персонала, является основанием для консультации психолога и психиатра. При отсутствии диагноза статья не применяется. При выявлении психологом отклонений в индивидуально-психологических особенностях личности проводится стационарное обследование в неврологическом стационаре. По показаниям назначается консультация психиатра.</text:p>
      <text:p text:style-name="P10">При сочетании стойких, выраженных личностных отклонений с отрицательными данными медицинского наблюдения выносится заключение о негодности.</text:p>
      <text:p text:style-name="P10">При незначительных отклонениях заключение о годности выносится с учетом профессиональных качеств: стажа, опыта работы, качества выполняемой работы и т.п.</text:p>
      <text:p text:style-name="P14"><text:span text:style-name="T3">Статья 5</text:span><text:span text:style-name="T2">. Статья включает эпилепсию с любыми формами клинического проявления, в том числе с однократным припадком.</text:span></text:p>
      <text:p text:style-name="P10">Лица с подозрением на эпилепсию направляются на стационарное обследование в неврологическое отделение. При направлении необходимо составить акт с описанием особенностей припадка за подписью очевидцев, заверенный медицинским работником. Диагноз выносится после полного неврологического обследования, ЭЭГ и консультации психиатра. Эпилептоидная активность на ЭЭГ подтверждает диагноз эпилепсии, а ее отсутствие не исключает диагноза.</text:p>
      <text:p text:style-name="P10">К статье относятся однократные эпилептиформные припадки неуточненной этиологии. При симптоматической эпилепсии медицинская оценка зависит от основного заболевания. При обследовании необходимо исключить: объемный процесс головного мозга, сосудистые нарушения, экзогенные интоксикации, глистную инвазию и др.</text:p>
      <text:p text:style-name="P10">Лица с впервые выявленной пароксизмальной активностью на ЭЭГ подлежат обследованию в неврологическом отделении. Лица с впервые выявленной эпилептоидной активностью на ЭЭГ (типа "пик-медленная волна") при отсутствии других признаков эпилепсии или органического заболевания центральной нервной системы подлежат обследованию в неврологическом отделении Центральной клинической больницы гражданской авиации. Стабильность указанных изменений на ЭЭГ (в течение 3-6 месяцев) является основанием для признания негодным после повторного стационарного обследования.</text:p>
      <text:p text:style-name="P10">При выявлении пароксизмальной, эпилептоидной активности и значительно выраженных изменений на ЭЭГ у кандидатов, поступающих в летные и диспетчерские училища, выносится заключение о негодности.</text:p>
      <text:p text:style-name="P5"> </text:p>
      <text:p text:style-name="P14"><text:span text:style-name="T3">Статья 6</text:span><text:span text:style-name="T2">. Освидетельствуются лица с патологией сосудов головного и спинного мозга различной этиологии. В эту группу входят первичные заболевания сосудов головного и спинного </text:span><text:soft-page-break/><text:span text:style-name="T2">мозга (васкулиты, аномалии развития, аневризмы, атеросклероз и др.) и вторичные изменения сосудов соматогенной, вертеброгенной и др. этиологии.</text:span></text:p>
      <text:p text:style-name="P10">Клиническими проявлениями указанной патологии являются острое нарушение мозгового кровообращения или хроническая недостаточность кровообращения головного мозга с кризовым течением, нарушением функций центральной и периферической нервной системы, изменениями психики, затрудняющими или исключающими возможность выполнения профессиональных обязанностей.</text:p>
      <text:p text:style-name="P10">Наиболее распространенным видом сосудистой патологии, ведущей к дисквалификации лиц летного состава, является атеросклероз сосудов головного мозга. При выявлении легкой рассеянной микросимптоматики в неврологическом статусе или отклонений в данных дополнительных методов обследования необходим тщательный анализ анамнеза жизни, перенесенных и сопутствующих заболеваний в целях исключения гипердиагностики церебрального атеросклероза.</text:p>
      <text:p text:style-name="P10">Медицинское обследование всех видов сосудистой патологии головного и спинного мозга проводится с учетом этиологии, течения заболевания, переносимости нагрузочных проб, психологического обследования, а также прогноза возникновения острых состояний, влияющих на безопасность полетов.</text:p>
      <text:p text:style-name="P10">По п.6.1 освидетельствуются лица, перенесшие острое нарушение мозгового кровообращения геморрагического или ишемического генеза, преходящую ишемию головного мозга, субарахноидальное кровоизлияние или сосудистый криз, а также лица с хронической недостаточностью мозгового кровообращения.</text:p>
      <text:p text:style-name="P10">По п.6.2 освидетельствуются лица с легко или умеренно выраженными проявлениями атеросклеротического поражения сосудов головного или спинного мозга, подтвержденными клиническими и инструментальными методами исследования.</text:p>
      <text:p text:style-name="P10">Заключение выносится на основании оценки выраженности неврологических нарушений, степени стенозирования основных артериальных стволов, состояния профессионально важных психологических функций, течения заболевания, факторов риска, прогноза и переносимости нагрузочных проб.</text:p>
      <text:p text:style-name="P10">При обнаружении скрыто протекающего стеноза (50% и более) в сонной или позвоночной артерии, выявлении эмбологенной нестабильной атеросклеротической бляшки в этих сосудах выносится медицинское заключение о негодности авиационного персонала к работе по всем графам Требований.</text:p>
      <text:p text:style-name="P10">По этому же пункту освидетельствуются лица, перенесшие инфекционное или токсико-аллергическое поражение сосудов головного или спинного мозга (васкулиты), в сроки не ранее двух лет после завершения лечения.</text:p>
      <text:p text:style-name="P14"><text:span text:style-name="T3">Статья 7</text:span><text:span text:style-name="T2">. Лица, у которых впервые выявлено органическое поражение нервной системы, подлежат стационарному обследованию в неврологическом отделении.</text:span></text:p>
      <text:p text:style-name="P10">К п.7.1 относятся органические заболевания нервной системы:</text:p>
      <text:p text:style-name="P10">опухоли, сирингомиелия, рассеянный склероз и другие заболевания прогрессирующего характера;</text:p>
      <text:p text:style-name="P10">острые и хронические формы инфекционных заболеваний ЦНС: энцефалит, арахноидит, менингит, миелит, нейросифилис, остаточные явления инфекций или интоксикаций нервной системы с нарушением функции, ликворо-динамическими нарушениями, судорожными припадками;</text:p>
      <text:p text:style-name="P10">заболевания нервно-мышечного аппарата: миастения, миопатия, миотония, миоплегия.</text:p>
      <text:p text:style-name="P10">По п.7.2 освидетельствуются лица, перенесшие инфекционное или интоксикационное заболевание ЦНС с полным восстановлением нервно-психической деятельности или легкими остаточными явлениями в виде органических микросимптомов без нарушения функций.</text:p>
      <text:p text:style-name="P10">Вопрос о восстановлении на летную работу решается: после гриппозного энцефалита не ранее чем через 1-2 года, острого энцефаломиелита - 2 года, острого клещевого энцефалита - 3 года.</text:p>
      <text:p text:style-name="P10"><text:soft-page-break/>Лица, переболевшие эпидемическим цереброспинальным менингитом, признаются негодными. Вопрос о допуске к летной и диспетчерской работе (учебе) может быть рассмотрен через 1 год после перенесенного заболевания.</text:p>
      <text:p text:style-name="P10">Лица, перенесшие стертую менигококковую инфекцию, менингококковый ринит, фарингит, освидетельствуются по ст.12.</text:p>
      <text:p text:style-name="P10">Пункт 7.2 применяется к лицам с заболеванием нервно-мышечного аппарата и наследственно-дегенеративными заболеваниями в начальной стадии с медленным прогредиентным течением, с достаточной сохранностью профессионально важных функций.</text:p>
      <text:p text:style-name="P14"><text:span text:style-name="T3">Статья 8</text:span><text:span text:style-name="T2">. Освидетельствование лиц, перенесших травмы головы с повреждением ЦНС, проводится после клинического обследования и лечения. При оценке механизма и обстоятельства травмы следует учесть возможность бесконтактной черепно-мозговой травмы (смещение мозга, разрыв сосудов) и травмы вследствие повреждения структур атланто-окципитального сочленения.</text:span></text:p>
      <text:p text:style-name="P10">При вынесении медицинского заключения необходимо учитывать длительность периода измененного сознания и амнезии.</text:p>
      <text:p text:style-name="P10">Прогнозируя возможность развития поздней посттравматической эпилепсии, кроме характера и степени тяжести травмы, необходимо учитывать и другие факторы риска.</text:p>
      <text:p text:style-name="P10">Медицинская оценка проводится с учетом анамнеза, динамики ЭЭГ, степени компенсации утраченных функций и результатов переносимости нагрузочных проб, психологического обследования.</text:p>
      <text:p text:style-name="P10">К п.8.1 относятся:</text:p>
      <text:p text:style-name="P10">- открытая ЧМТ (проникающая или непроникающая);</text:p>
      <text:p text:style-name="P10">- последствия открытой или закрытой черепно-мозговой травмы с выраженными органическими изменениями ЦНС, нарушением психики, гипертензионным или судорожным синдромом;</text:p>
      <text:p text:style-name="P10">- последствия травмы спинного мозга с двигательными, чувствительными нарушениями или тазовыми расстройствами.</text:p>
      <text:p text:style-name="P10">Лица, перенесшие ЧМТ с повреждением твердой мозговой оболочки, вдавленным или оскольчатым переломом костей свода черепа с дефектом костей черепа (кроме диагностических фрезевых отверстий), внутричерепными гематомами и ликворреей в остром периоде, восстановлению на работу не подлежат.</text:p>
      <text:p text:style-name="P10">Обследование с целью восстановления на работу лиц, перенесших ушиб головного мозга средней или тяжелой степени с линейным переломом костей свода, основания черепа (без ликворреи) или субарахноидальным кровоизлиянием, можно проводить не ранее чем через 2 года после травмы, при положительных результатах наблюдения.</text:p>
      <text:p text:style-name="P10">П.8.2 применяется к лицам, перенесшим сотрясение или легкую степень ушиба головного мозга. Вопрос о восстановлении на летную работу рассматривается не ранее 3-6 месяцев после травмы при отсутствии или констатации легко выраженных изменений на ЭЭГ, в неврологическом или вегетативном статусе и при хорошей переносимости нагрузочных проб. Диспетчеры допускаются к работе по выздоровлении.</text:p>
      <text:p text:style-name="P14"><text:span text:style-name="T3">Статья 9</text:span><text:span text:style-name="T2">. Клинические проявления патологии вегетативной нервной системы могут быть следствием первичного поражения различных структурных уровней ВНС или являться вторичными синдромами неврологических, соматических, эндокринных, психических, аллергических заболеваний и интоксикаций. Все это делает необходимым особо тщательный сбор анамнеза и всестороннего клинического обследования.</text:span></text:p>
      <text:p text:style-name="P10">По п.9.1 проводится медицинское обследование вегетативно-сосудистых расстройств, имеющих пароксизмальные проявления хронических заболеваний ВНС, часто рецидивирующие обострения и кризовые реакции (ваговазального, симпатического, смешанного характера, висцерального симпаталгического, диэнцефального типа).</text:p>
      <text:p text:style-name="P10">В эту группу включаются следующие заболевания: мигрень, солярит, синдромы: Меньера, позвоночной артерии, диэнцефальный синдром; ангиотрофоневрозы (болезнь Рейно, эритромелалгии и др.), отек Квинке и ортостатическая эссенциальная гипотония.</text:p>
      <text:p text:style-name="P10"><text:soft-page-break/>Медицинское заключение при периферических нейроваскулярных синдромах и ганглионитах выносится по ст.10.</text:p>
      <text:p text:style-name="P10">По п.9.2 освидетельствуются лица с дисфункцией конституционально-наследственного генеза, а также возникшей на фоне гормональной перестройки или после перенесенной соматической патологии в стадии стойкой ремиссии на момент обследования (2-3 месяца после излечения основного заболевания).</text:p>
      <text:p text:style-name="P10">Медицинская оценка зависит от степени выраженности вегетативно-сосудистых расстройств, результатов клинического обследования и переносимости нагрузочных проб (ортопроба, вестибулярная проба и т.д.).</text:p>
      <text:p text:style-name="P10">В случаях вегетативно-сосудистых нарушений с доминированием в клинической картине функциональных кардиоваскулярных проявлений экспертный вопрос решается по ст.19.</text:p>
      <text:p text:style-name="P14"><text:span text:style-name="T3">Статья 10</text:span><text:span text:style-name="T2">. В статью включаются заболевания периферической нервной системы различной этиологии:</text:span></text:p>
      <text:p text:style-name="P10">острые и хронические заболевания, травматические повреждения корешков спинного мозга, сплетений, нервных стволов, ганглиев; периферические нейроваскулярные синдромы;</text:p>
      <text:p text:style-name="P10">корешковые компрессии при заболеваниях позвоночника;</text:p>
      <text:p text:style-name="P10">последствия оперативных вмешательств на позвоночнике, корешках спинного мозга, сплетениях и нервных стволах.</text:p>
      <text:p text:style-name="P10">Лица с указанными заболеваниями в период обострения подлежат лечению (амбулаторному, стационарному, санаторному).</text:p>
      <text:p text:style-name="P10">После удаления грыжи межпозвонкового диска освидетельствование проводится не ранее 6 месяцев после выписки из стационара, с учетом характера операции и послеоперационного периода.</text:p>
      <text:p text:style-name="P10">При обострении хронического радикулита более двух раз в год применяется п.10.1.</text:p>
      <text:p text:style-name="P10">При нарушении подвижности, не сопровождающейся корешковыми явлениями, освидетельствование проводится по статье 29 (заболевания позвоночника).</text:p>
      <text:p text:style-name="P14"><text:span text:style-name="T3">Статья 11</text:span><text:span text:style-name="T2">. Лица, перенесшие обмороки (синкопальные состояния), отстраняются от учебы, работы и после осмотра терапевта и невропатолога направляются на стационарное обследование в неврологическое отделение Медицинского центра гражданской авиации. Врач обязан представить акт с полным описанием обстоятельств и проявлений потери сознания за подписью очевидцев и своей подписью.</text:span></text:p>
      <text:p text:style-name="P10">Заключение основывается на изучении обстоятельств обморока, его клинических проявлений на всесторонней оценке состояния здоровья, результатах инструментального обследования и функциональных проб. При установлении причин, вызвавших обморок, решение принимается по основному заболеванию с учетом прогноза и повторных обмороков.</text:p>
      <text:p text:style-name="P10">При однократном обмороке на эмоционально-болевой раздражитель или острую гипоксию у здорового лица статья не применяется.</text:p>
      <text:p text:style-name="P10">При повторных обмороках, неуточненной этиологии выносится заключение о негодности.</text:p>
      <text:p text:style-name="P5"> </text:p>
      <text:p text:style-name="P1">Внутренние болезни</text:p>
      <text:p text:style-name="P5"> </text:p>
      <text:p text:style-name="P14"><text:span text:style-name="T3">Статья 12</text:span><text:span text:style-name="T2">. В статью включаются тифы, малярия, геморрагические лихорадки, дизентерия, бруцеллез, инфекционный гепатит, паразитарные и глистные инвазии.</text:span></text:p>
      <text:p text:style-name="P10">После лечения острых инфекций и инвазий авиационный персонал допускается к работе.</text:p>
      <text:p text:style-name="P10">Лица с хронической стадией описторхоза освидетельствуются по п.12.2, повторные курсы лечения проводятся по результатам наблюдения в кабинете инфекционных заболеваний.</text:p>
      <text:p text:style-name="P10">Летный состав и бортпроводники, перенесшие инфекционный гепатит, геморрагическую лихорадку, отстраняются от работы на 3-6 месяцев в зависимости от тяжести заболевания и результатов лечения.</text:p>
      <text:p text:style-name="P10">К авиационно-химическим работам пилоты допускаются не ранее, чем через 12 месяцев. Диспетчеры допускаются после закрытия больничного листа.</text:p>
      <text:p text:style-name="P10">Бортпроводники, имеющие бактерионосительство кишечной инфекции, освидетельствуются по п.12.1.</text:p>
      <text:p text:style-name="P14"><text:soft-page-break/><text:span text:style-name="T3">Статья 13</text:span><text:span text:style-name="T2">. Пункт 13.1 применяется при лейкозах, миеломной болезни, лимфогранулематозе, злокачественных анемиях, тяжелых формах геморрагического диатеза.</text:span></text:p>
      <text:p text:style-name="P10">К п.13.2 относятся анемии доброкачественного характера (постгеморрагические, железодефицитные) при стойких положительных результатах лечения гемоглобин не менее 12,0 гр%, компенсированные гемоглобинопатии и случаи геморрагического диатеза без склонности к рецидивам.</text:p>
      <text:p text:style-name="P14"><text:span text:style-name="T3">Статья 14</text:span><text:span text:style-name="T2">. По п.14.1 освидетельствуются лица с тяжелыми проявлениями аллергии и со склонностью к рецидивам.</text:span></text:p>
      <text:p text:style-name="P10">По п.14.2 освидетельствуются лица, у которых нет повторных аллергических проявлений в течение 3 месяцев и аллерген установлен и устраним.</text:p>
      <text:p text:style-name="P14"><text:span text:style-name="T3">Статья 15</text:span><text:span text:style-name="T2">. Лицам с избыточной массой тела проводится клиническое обследование для установления характера ожирения. При симптоматическом (вторичном) ожирении эндокринного, церебрального генеза освидетельствование проводится по основному заболеванию.</text:span></text:p>
      <text:p text:style-name="P10">Степень ожирения устанавливается в соответствии с индексом Кетле.</text:p>
      <text:p text:style-name="P10">Индекс массы тела (ИМТ) рассчитывается по формуле: масса тела (кг)/рост (м2). При нормальной массе тела ИМТ находится в диапазоне 20,0 - 25,9; избыточной массе тела - 26,0 - 29,9; при ожирении I ст. - 30,0 - 34,9; ожирении II ст. - 35,0 и более.</text:p>
      <text:p text:style-name="P10">По п.15.1 освидетельствуются лица с экзогенно-конституциональным ожирением II - III степени.</text:p>
      <text:p text:style-name="P14"><text:span text:style-name="T3">Статья 16</text:span><text:span text:style-name="T2">. Освидетельствуются лица:</text:span></text:p>
      <text:p text:style-name="P10">- с сахарным диабетом I типа инсулинозависимым и с сахарным диабетом II типа средней тяжести и тяжелой формой, требующие постоянного лечения инсулином или другими гипогликемическими препаратами;</text:p>
      <text:p text:style-name="P10">- с токсическим зобом (тиреотоксикозом) любой формы и другими эндокринными заболеваниями, требующими постоянного лечения. При впервые выявленной легкой форме сахарного диабета II типа летный состав и бортпроводники подлежат наблюдению и лечению до трех мес.</text:p>
      <text:p text:style-name="P10">Допуск к летной работе по п.16.2 осуществляется при полной компенсации углеводного обмена без применения медикаментозных средств. Диспетчеры при легкой форме сахарного диабета от работы не отстраняются. Решение о допуске к летной работе после излечения токсического зоба (тиреотоксикоза) принимается после проведения реабилитационного лечения (без применения медикаментозных средств) не ранее, чем через 12 месяцев. Диффузное эутиреоидное увеличение щитовидной железы I и II ст. и нарушение толерантности к углеводам не дают оснований для установления статьи.</text:p>
      <text:p text:style-name="P14"><text:span text:style-name="T3">Статья 17</text:span><text:span text:style-name="T2">. По ст.17.2 рассматриваются лица с клиническим излечением или остаточными явлениями после перенесенного туберкулеза (ограниченный фиброз, очаги обызвествления, междолевые и плевральные спайки) без смещения органов средостения и нарушения функции внешнего дыхания.</text:span></text:p>
      <text:p text:style-name="P10">При восстановлении на работу необходимо заключение тубдиспансера с указанием группы учета.</text:p>
      <text:p text:style-name="P14"><text:span text:style-name="T3">Статья 18</text:span><text:span text:style-name="T2">. К п.18.1 относятся: бронхиальная астма, бронхоэктатическая болезнь, активный саркоидоз, хронические пневмонии, диффузный пневмосклероз и эмфизема легких с нарушением функции внешнего дыхания.</text:span></text:p>
      <text:p text:style-name="P10">По п.18.2 освидетельствуются лица с хроническим бронхитом в фазе ремиссии, ограниченным пневмосклерозом.</text:p>
      <text:p text:style-name="P10">При хроническом бронхите с осложненным течением летный состав и бортпроводники отстраняются от работы на весь период лечения.</text:p>
      <text:p text:style-name="P10">Лица, перенесшие спонтанный пневмоторакс, допускаются к работе не ранее 3 месяцев после выздоровления при условии, что обследование не выявило причины для его повторного возникновения; повторный пневмоторакс исключает годность к работе.</text:p>
      <text:p text:style-name="P14"><text:span text:style-name="T3">Статья 19</text:span><text:span text:style-name="T2">. К статье относятся заболевания сердца, связанные с нарушением регуляции. Диагноз "Нейроциркуляторная дистония по кардиальному типу" впервые устанавливается после тщательного клинического, лабораторного и инструментального обследования с </text:span><text:soft-page-break/><text:span text:style-name="T2">использованием функциональных проб. Необходимо исключить текущий воспалительный процесс, органические изменения сердца и экстракардиальную патологию. Для дифференциальной диагностики с ишемической болезнью сердца используются ортостатическая и фармакологические ЭКГ-пробы, ВЭП, сцинтиграфия миокарда с нагрузкой, в сомнительных случаях - коронарография.</text:span></text:p>
      <text:p text:style-name="P10">По п.19.1 освидетельствуются лица с выраженными нарушениями ритма сердца, синдромом слабости синусового узла, нарушениями проводимости, сопровождающимися повторными выпадениями сердечных сокращений на 2 с и более, с приступами мерцательной аритмии, трепетанием предсердий, суправентрикулярной тахикардией (4 и более комплексов с частотой 120 и более в 1 мин), частая желудочковая экстрасистолия с повторными периодами би- и тригеминии, с повторными эпизодами спаренных желудочковых экстрасистол, с эпизодами желудочковой тахикардии по 3 и более комплекса частотой 120 в 1 мин и более, с синдромом Вольфа-Паркинсона-Уайта при наличии спонтанной суправентрикулярной тахикардии. При значительных суправентрикулярных нарушениях ритма проводится электрофизиологическое исследование. Его результаты считаются неблагоприятными, если провоцируются перечисленные выраженные нарушения ритма.</text:p>
      <text:p text:style-name="P10">Для оценки выраженности нарушений ритма проводится суточное ЭКГ мониторирование.</text:p>
      <text:p text:style-name="P10">При успешном лечении нарушений ритма сердца проводится повторное освидетельствование.</text:p>
      <text:p text:style-name="P10">По п.19.2 освидетельствуются лица, не предъявляющие жалоб, с нарушениями ритма и проводимости сердца, не перечисленными в п.19.1, с лабильными изменениями конечной части желудочкового комплекса ЭКГ (ST и Т), поддающиеся нормализации при приеме бета-блокаторов.</text:p>
      <text:p text:style-name="P10">При исчезновении лабильности ЭКГ и неэффективности бета-адреноблокаторов в нормализации ЭКГ принимается экспертное заключение о негодности к работе.</text:p>
      <text:p text:style-name="P14"><text:span text:style-name="T3">Статья 20</text:span><text:span text:style-name="T2">. Пункт 20.1 включает артериальную гипертензию с АД 160/95 мм рт.ст. и выше, имеющую стойкий характер, или при меньших величинах АД, сопровождающуюся существенным увеличением левого желудочка сердца, изменениями на ЭКГ в покое или при физической нагрузке. Сюда же относятся транзиторные гипертонические кризы, протекающие с временными нарушениями мозгового кровообращения.</text:span></text:p>
      <text:p text:style-name="P10">По п.20.2 освидетельствуются лица, у которых поддержание АД на цифрах не выше 160/95 мм рт.ст. удается с помощью немедикаментозной или разрешенной для применения медикаментозной терапии.</text:p>
      <text:p text:style-name="P10">Подбор медикаментозной терапии проводится в течение 2-3 месяцев.</text:p>
      <text:p text:style-name="P10">При допуске к работе учитывается стойкость эффекта от проводимых мероприятий, переносимости нагрузочных проб и факторов риска.</text:p>
      <text:p text:style-name="P10">К п.20.3 относится транзиторное повышение АД, нормализующееся без применения медикаментозных средств. Решение о допуске к работе принимается с учетом результатов нагрузочных проб, суточного АД мониторирования.</text:p>
      <text:p text:style-name="P10">Для кандидатов к обучению на пилота, штурмана, бортинженера АД не должно превышать 140/90 мм рт.ст.</text:p>
      <text:p text:style-name="P14"><text:span text:style-name="T3">Статья 21</text:span><text:span text:style-name="T2">. К п.21.1 относятся: инфаркт миокарда, стенокардия, тяжелые нарушения ритма и проводимости. Сюда же относятся изменения на ЭКГ в покое и при тестах с физической нагрузкой, которые после дополнительного обследования с наибольшей вероятностью могут быть связаны с нарушением коронарного кровообращения. Достаточным основанием для диагноза ишемической болезни сердца служит сочетание положительного ЭКГ-теста с физической нагрузкой с выявленной при нагрузочной сцинтиграфии локальной ишемии миокарда или стенозирование одной из основных венечных артерий сердца более чем на 50%, или стенозирование трех артерий более чем на 30% при аортокоронарографии.</text:span></text:p>
      <text:p text:style-name="P10">К п.21.2 относятся случаи атеросклеротического поражения сосудов и мышцы сердца, не сопровождающиеся выраженными нарушениями сердечного ритма и проводимости.</text:p>
      <text:p text:style-name="P10">Допуск к летной работе возможен после углубленного клинического обследования сердечно-сосудистой системы при хорошей переносимости нагрузочных проб.</text:p>
      <text:p text:style-name="P10"><text:soft-page-break/>Допуск к работе лиц, перенесших инфаркт миокарда, по специальности "диспетчер УВД" возможен только после двухлетнего наблюдения стабильной ЭКГ, без лечения антиангинальными средствами и хорошем функциональном состоянии сердечно-сосудистой системы.</text:p>
      <text:p text:style-name="P10">Вопрос о направлении на работу в полярные экспедиции и страны с жарким климатом решается индивидуально.</text:p>
      <text:p text:style-name="P14"><text:span text:style-name="T3">Статья 22</text:span><text:span text:style-name="T2">. К статье относятся: врожденные и приобретенные пороки сердца, пролабирование митрального клапана, текущие воспалительные процессы в мышце сердца, миокардиодистрофии, миокардитический кардиосклероз, кардиомиопатии и др.</text:span></text:p>
      <text:p text:style-name="P10">При наличии клинических признаков этих заболеваний заключение выносится на основании изучения анамнеза заболевания, всестороннего клинического и кардиологического обследования, проведения функционально-диагностических исследований, течения заболевания и его прогноза.</text:p>
      <text:p text:style-name="P10">К п.22.1 относятся: острые вялотекущие заболевания или последствия перенесенных заболеваний с выраженным нарушением ритма и проводимости; признаками сердечной недостаточности и болевым синдромом, умеренные и значительно выраженные комбинированные пороки сердца и пролабирование митрального клапана более 6 мм; дилятационные, гипертрофические и рестриктивные кардиомиопатии.</text:p>
      <text:p text:style-name="P10">К п.22.2 относятся: миокардитический кардиосклероз, пролапс митрального клапана менее 6 мм, незначительно выраженные, изолированные и стойко компенсированные пороки сердца, асимметрическая гипертрофия межжелудочковой перегородки без признаков обструкции путей оттока, апикальная форма гипертрофической кардиомиопатии. Все эти заболевания не должны сопровождаться симптоматикой, указанной в п.22.1.</text:p>
      <text:p text:style-name="P10">Лица, прошедшие лечение по поводу воспалительных заболеваний сердца, могут быть повторно освидетельствованы не ранее чем через 3 месяца.</text:p>
      <text:p text:style-name="P14"><text:span text:style-name="T3">Статья 23</text:span><text:span text:style-name="T2">. По этой статье освидетельствуются лица с язвенной болезнью, гастритами, колитами. Результаты лечения острых случаев и обострений заболеваний должны контролироваться эндоскопически. При хороших результатах лечения гастритов (в том числе эрозивных) и колитов авиационный персонал допускается к работе по специальности.</text:span></text:p>
      <text:p text:style-name="P10">При не осложненной язвенной болезни летный состав, бортоператоры и бортпроводники подлежат лечению до 3-х месяцев. При осложнениях язвенной болезни и после оперативного лечения повторное медицинское освидетельствование возможно через 6-12 месяцев в зависимости от типа операции и результатов лечения.</text:p>
      <text:p text:style-name="P10">Диспетчеры допускаются к работе после закрытия листка нетрудоспособности. Лица, у которых впервые выявлена рубцовая деформация двенадцати перстной кишки без клинических проявлений, от летной работы не отстраняются.</text:p>
      <text:p text:style-name="P5"> </text:p>
      <text:p text:style-name="P14"><text:span text:style-name="T3">Статья 24</text:span><text:span text:style-name="T2">. По п.24.1 освидетельствуются лица с гепатитом в активной стадии, циррозом печени, обострением хронического холецистита, желчно-каменной болезнью, панкреатитами.</text:span></text:p>
      <text:p text:style-name="P10">Экспертная оценка при хронических диффузных заболеваниях печени зависит от клинической формы, стадии и активности процесса. При достижении стойкой ремиссии при хронических гепатитах В и С, признаком которой является нормализация биохимических показателей в течение шести месяцев, допуск к летной работе возможен через 6-9 месяцев.</text:p>
      <text:p text:style-name="P10">При выявлении носительства вируса гепатита В и С без признаков заболевания (отсутствие синдрома цитолиза) возможен допуск к летной работе.</text:p>
      <text:p text:style-name="P10">Восстановление на летную работу проводится по пункту 24.2 при условии стойкой ремиссии и сохранности функций органа. Диспетчеры УВД допускаются к работе по выздоровлении.</text:p>
      <text:p text:style-name="P10">Вопрос о восстановлении на летную работу после литотрипсии и холецистэктомии рассматривается не ранее, чем через 6 месяцев. После неосложненной лапароскопической холецистэктомии - не ранее чем через 3 месяца.</text:p>
      <text:p text:style-name="P10">Лица с доброкачественной функциональной билирубинемией после обследования признаются годными к летной работе, но без допуска к АХР.</text:p>
      <text:p text:style-name="P14"><text:soft-page-break/><text:span text:style-name="T3">Статья 25</text:span><text:span text:style-name="T2">. Лица, перенесшие острый гломерулонефрит, признаются негодными и подлежат наблюдению в течение года. Вопрос о допуске к летной работе рассматривается после клинического обследования. При признаках хронического нефрита (пиелонефрита) заключение о годности выносится индивидуально в зависимости от течения процесса и сохранности функции почек, выраженности вторичного гипертензионного синдрома. В случаях, когда пиелонефрит носит вторичный характер, освидетельствование проводится с учетом основного заболевания.</text:span></text:p>
      <text:p text:style-name="P14"><text:span text:style-name="T3">Статья 26</text:span><text:span text:style-name="T2">. По п.26.1 освидетельствуются лица с воспалительными, аллергическими, обменными заболеваниями суставов, системными поражениями соединительной ткани. Лица с острыми инфекционными, инфекционно-аллергическими артритами, полиартритами подлежат лечению до 3-6 месяцев.</text:span></text:p>
      <text:p text:style-name="P10">При хроническом артрите, полиартрите заключение выносится в зависимости от функционального состояния суставов.</text:p>
      <text:p text:style-name="P5"> </text:p>
      <text:p text:style-name="P1">Хирургические болезни</text:p>
      <text:p text:style-name="P5"> </text:p>
      <text:p text:style-name="P14"><text:span text:style-name="T3">Статья 27</text:span><text:span text:style-name="T2">. Кандидаты к обучению на пилота должны иметь: рост не ниже 160 см и не выше 190 см, рост сидя - не более 95 см, на штурмана и бортинженера - не ниже 157 см и не выше 190 см.</text:span></text:p>
      <text:p text:style-name="P10">Мышечная сила у лиц летного состава и поступающих в летные училища при кистевой динамометрии должна быть на правой руке не менее 35 кгс, на левой - 30 кгс (у левши может быть наоборот).</text:p>
      <text:p text:style-name="P10">Для лиц, поступающих на диспетчерские отделения, ограничения по росту, массе тела и мышечной силе нет.</text:p>
      <text:p text:style-name="P10">У кандидатов для обучения в летных училищах гражданской авиации в возрасте до 20 лет масса тела до 25% не расценивается как проявление недостаточного физического развития (в период интенсивного развития организма масса тела может отставать от роста).</text:p>
      <text:p text:style-name="P10">При инфантилизме вопрос о годности к обучению решается после консультации эндокринолога.</text:p>
      <text:p text:style-name="P14"><text:span text:style-name="T3">Статья 28</text:span><text:span text:style-name="T2">. При поражении лимфоузлов авиационный персонал подлежит медицинскому обследованию у специалистов.</text:span></text:p>
      <text:p text:style-name="P10">При туберкулезе лимфоузлов медицинское обследование с целью восстановления на летную (диспетчерскую) работу возможно при полном клиническом излечении и снятии с учета в противотуберкулезном диспансере. При актиномикозе восстановление на летную (диспетчерскую) работу возможно при полном клиническом выздоровлении с учетом заключения дерматолога (миколога), но не ранее чем через год после окончания лечения.</text:p>
      <text:p text:style-name="P10">Статья 29. Оценка функции суставов проводится по общепринятой методике.</text:p>
      <text:p text:style-name="P10">При установлении специфической этиологии заболевания, наличии секвестральных полостей, свищей авиационный персонал признается негодным к работе независимо от степени нарушения функции. При положительных результатах лечения и ремиссии не менее 6 месяцев может рассматриваться вопрос о допуске к работе.</text:p>
      <text:p text:style-name="P10">Все виды патологического кифоза определяют негодность к летной работе и обучению. К патологическому кифозу не относится "Круглая спина" (разновидность осанки).</text:p>
      <text:p text:style-name="P10">Юношеский сколиоз 1 степени (угол дуги сколиоза не более 10") при нормальном физическом развитии, врожденные изменения (сакрализация V поясничного, люмбализация 1 крестцового позвонков, расщепление дужек), не сопровождающиеся нарушением функции позвоночника и тазовых органов, не являются препятствием для обучения летным и диспетчерской специальностям.</text:p>
      <text:p text:style-name="P10">Спондилоартриты инфекционно-аллергического генеза (болезнь Бехтерева, Рейтера и др.) относятся к терапевтическому разделу Требований.</text:p>
      <text:p text:style-name="P10">При дегенеративно-дистрофических процессах в позвоночнике, сопровождающихся корешковым синдромом, экспертное заключение выносит невропатолог.</text:p>
      <text:p text:style-name="P10"><text:soft-page-break/>При переломе тел позвонков с подвывихом, при туберкулезе позвоночника (независимо от фазы процесса и состояния функции) авиационный персонал признается негодным. После компрессионного перелома тел одного или двух позвонков освидетельствование проводится не ранее чем через 12 месяцев после травмы, операции.</text:p>
      <text:p text:style-name="P10">При переломах поперечных, остистых отростков авиационный персонал допускается к работе и обучению по восстановлении функции и исчезновении болевого синдрома.</text:p>
      <text:p text:style-name="P10">При консолидированных переломах костей таза медицинское освидетельствование проводится не ранее чем через 6 месяцев после травмы.</text:p>
      <text:p text:style-name="P10">При операции на мышцах, сухожилиях, связках, костях и суставах годность к летному обучению, летной (диспетчерской) работе определяется после восстановления функций. Допустимо укорочение руки или ноги в результате операции (травмы) не более 2 см.</text:p>
      <text:p text:style-name="P10">В случае отказа от операции при показаниях к оперативному лечению привычного вывиха, ложного сустава авиационный персонал признается негодным по п.29.1.</text:p>
      <text:p text:style-name="P10">Применяемые при остеосинтезе мелкие танталовые фиксаторы (шурупы, пластинки Лэна и др.), если отсутствуют признаки металлоза, не являются препятствием для продолжения летной, диспетчерской работы и обучения.</text:p>
      <text:p text:style-name="P10">Металлические фиксаторы, введенные внутрикостно (стержни ЦИТО, Богданова и др.), к моменту восстановления на летную работу должны быть удалены.</text:p>
      <text:p text:style-name="P10">Отсутствие кисти, отсутствие, полное сведение или неподвижность двух пальцев на одной руке, первого или второго пальцев на правой руке, а также первого пальца на левой руке относится к п.29.1.</text:p>
      <text:p text:style-name="P10">Отсутствие ногтевой фаланги на первом пальце и двух фаланг на других приравнивается к отсутствию пальца.</text:p>
      <text:p text:style-name="P10">Оценка годности при других дефектах пальцев рук, кисти определяется степенью сохранности функции кисти.</text:p>
      <text:p text:style-name="P10">Отсутствие стопы, врожденная и приобретенная деформация стопы, нарушающая ее функцию и затрудняющая ходьбу (косолапость, плоскостопие III степени и др.), относится к п.29.1.</text:p>
      <text:p text:style-name="P10">Отсутствие первого пальца на стопе является препятствием для летного обучения.</text:p>
      <text:p text:style-name="P10">Плоскостопие I степени и начальная форма II степени не являются препятствием для обучения. При необходимости для более точного определения высоты свода следует производить рентгенографию стопы в упоре.</text:p>
      <text:p text:style-name="P10">Плоскостопие с высотой продольного свода менее 20 мм определяет негодность к летному обучению.</text:p>
      <text:p text:style-name="P10">При обширных плоских рубцах кожи (более 20% поверхности тела) независимо от состояния и степени нарушения функции кандидаты в учебные заведения гражданской авиации и поступающие на работу бортпроводниками, бортоператорами признаются негодными.</text:p>
      <text:p text:style-name="P14"><text:span text:style-name="T3">Статья 30</text:span><text:span text:style-name="T2">. Исключением из п.30.1 является рак кожи и нижней губы 1 стадии. На период лечения определяется временная нетрудоспособность. Вопрос о профессиональной трудоспособности решается хирургом с учетом заключения онколога и нормализации показателей периферической крови.</text:span></text:p>
      <text:p text:style-name="P10">Восстановление на работу с применением индивидуальной оценки по п.30.2 возможно после лечения опухолей 1 стадии (T1 N0M0) или 2а (Т2 N0M0).</text:p>
      <text:p text:style-name="P10">При отсутствии у авиационного персонала рецидива или генерализации опухолевого процесса при полной и стабильной компенсации функций организма вопрос о восстановлении на летную, диспетчерскую работу и работу бортпроводником рассматривается в следующие сроки: при раке желудка и кишечника - не ранее чем через 3 года после операции; при злокачественных опухолях молочной железы, щитовидной железы, почки, яичка, шейки матки - не ранее чем через 2 года после окончания лечения (оперативного, лучевой терапии, комбинированного). В документах, предоставляемых во ВЛЭК, должны быть отражены: стадия опухоли, развернутое патоморфологическое заключение (анатомический тип роста опухоли, ее морфологическая характеристика, состояние регионарных лимфоузлов) и проведенное лечение (для хирургического - дата, характер операции и течение послеоперационного периода; для <text:soft-page-break/>лучевого - сроки и методика облучения, суммарная очаговая доза, общая и местная лучевая реакция).</text:p>
      <text:p text:style-name="P10">При патоморфологическом заключении ("рак in situ") независимо от локализации опухоли экспертное заключение выносится в зависимости от характера проведенного лечения (операции).</text:p>
      <text:p text:style-name="P10">К статье не относятся опухоли центральной и периферической нервной системы, глаза и лор-органов.</text:p>
      <text:p text:style-name="P14"><text:span text:style-name="T3">Статья 31</text:span><text:span text:style-name="T2">. Помимо истинных опухолей к статье относятся костно-хрящевые экзостозы, узловой зоб, аденома предстательной железы, мастопатии.</text:span></text:p>
      <text:p text:style-name="P10">Пункт 31.1 применяется при опухолях, не подлежащих оперативному лечению в связи с их локализацией, размерами, анатомическим взаимоотношением с соседними органами, возможностью нарушения функции окружающих органов и органов, из которых они исходят.</text:p>
      <text:p text:style-name="P10">Сроки допуска к работе после удаления доброкачественных опухолей определяются масштабами операции и ее исходом.</text:p>
      <text:p text:style-name="P10">При доброкачественных опухолях небольших размеров без тенденции к росту, не мешающих ношению одежды и обуви, статья не применяется.</text:p>
      <text:p text:style-name="P10">Поступающие в учебные заведения и на работу бортпроводником, оперированные ранее по поводу доброкачественных опухолей, представляют во ВЛЭК ГА выписку с описанием характера проведенной операции и данными гистологического исследования опухоли.</text:p>
      <text:p text:style-name="P10">При доброкачественных опухолях желудочно-кишечного тракта (в подавляющем большинстве, полипах) и органов дыхания определяется негодность к работе с ядохимикатами. Вопрос о лечебной тактике при этих опухолях решается онкологом (проктологом).</text:p>
      <text:p text:style-name="P10">Вопрос о восстановлении на летную (диспетчерскую) работу и обучение этим специальностям после удаления узлового зоба рассматривает терапевт не ранее чем через 3 месяца после операции.</text:p>
      <text:p text:style-name="P10">При аденоме предстательной железы I ст. без дизурических расстройств, если по заключению уролога не показано оперативное лечение, лица летного и диспетчерского состава годны по п.31.2. При II-III стадиях аденомы, а также при I стадии, если она осложнилась острой задержкой мочеиспускания, авиационный персонал признается негодным.</text:p>
      <text:p text:style-name="P10">Вопрос об удалении доброкачественных опухолей наружных половых органов решается после консультации гинеколога (уролога). Обследуемые, у которых выявлены миомы матки, протекающие бессимптомно, подлежат диспансерному наблюдению. Кандидаты к обучению на бортпроводника и вновь поступающие на эту работу признаются негодными. В случае роста миомы, нарушения овариально-менструальной функции и развития болевого синдрома показано оперативное лечение. Допуск к работе после операции разрешается в сроки, указанные в ст.34.</text:p>
      <text:p text:style-name="P10">Кандидаты в летные училища гражданской авиации с множественными пигментными невусами размерами от 2х3 см и более, расположенными на участках тела, подверженных постоянному давлению одеждой, обувью, признаются негодными.</text:p>
      <text:p text:style-name="P10">К статье не относятся опухоли центральной и периферической нервной системы, глаза и лор-органов.</text:p>
      <text:p text:style-name="P14"><text:span text:style-name="T3">Статья 32</text:span><text:span text:style-name="T2">. После операции по поводу заболеваний органов грудной полости и средостения авиационный персонал признается негодным к летной (диспетчерской) работе и обучению. При благоприятных результатах лечения вопрос о годности к работе (обучению) решается совместно с терапевтом не ранее чем через 6 месяцев после операции.</text:span></text:p>
      <text:p text:style-name="P10">При наличии инородных тел в грудной стенке или ткани легких, отдаленных от крупных сосудов, сердца, не дающих клинических проявлений, и хорошей функции внешнего дыхания экспертное заключение выносится по п.32.2. Кандидаты к обучению в училищах гражданской авиации признаются негодными. При травматическом пневмотораксе экспертное решение принимается после окончания лечения и клинического обследования.</text:p>
      <text:p text:style-name="P10">При проникающем ранении грудной клетки без повреждения внутренних органов вопрос о годности решается после выздоровления. При диафрагмальных грыжах со склонностью к ущемлению или вызывающих функциональные расстройства пищевода и желудка и <text:soft-page-break/>осложненных рефлюкс-эзофагитом выносится заключение о негодности. При благоприятном исходе оперативного лечения вопрос о летной (диспетчерской) работе рассматривается не ранее чем через 6 месяцев после операции.</text:p>
      <text:p text:style-name="P14"><text:span text:style-name="T3">Статья 33</text:span><text:span text:style-name="T2">. Статья включает дивертикулы, рубцовые изменения, кардиоспазм, ахолазию кардии. При благоприятном исходе оперативного лечения дивертикула вопрос о годности к летной, диспетчерской работе рассматривается не ранее чем через 6 месяцев после операции. Пункт 33.2 применяется при дивертикулах размерами не более 2-2, 5 см, не задерживающих контрастную массу, не сопровождающихся дивертикулитом и нарушением функции пищевода.</text:span></text:p>
      <text:p text:style-name="P14"><text:span text:style-name="T3">Статья 34</text:span><text:span text:style-name="T2">. Кандидаты к обучению и лица, поступающие на летную (диспетчерскую) работу в авиапредприятия, при наличии у них послеоперационных рубцов на брюшной стенке представляют во ВЛЭК ГА документы о характере перенесенной операции. После операции по поводу аномалий развития, повреждений органов брюшной полости, неопухолевых заболеваний, в том числе по поводу язвенной болезни, холецистита и желчно-каменной болезни, острого и хронического панкреатита, странгуляционной непроходимости и заворота кишечника кандидаты к обучению и лица, поступающие на работу в авиапредприятия, признаются негодными.</text:span></text:p>
      <text:p text:style-name="P10">При аппендикулярном инфильтрате авиационный персонал признается негодным. Восстановление на работу возможно только после оперативного лечения.</text:p>
      <text:p text:style-name="P10">При благоприятном исходе допуск к летной работе (работе по УВД) и продолжению обучения разрешается в следующие после операции сроки:</text:p>
      <text:p text:style-name="P10">при проникающих ранениях брюшной полости без повреждения внутренних органов, аппендэктомии по поводу острого или хронического аппендицита, удаления Меккелева дивертикула, диагностической лапаротомии (если, по данным интраоперационной ревизии, не показано углубленное обследование или длительное консервативное лечение) - не ранее чем через 6 недель;</text:p>
      <text:p text:style-name="P10">при проникающих ранениях с повреждением внутренних органов, а также заболеваниях, не осложненных перитонитом, - не ранее чем через 4-6 месяцев;</text:p>
      <text:p text:style-name="P10">при повреждениях или заболеваниях органов брюшной полости, осложненных разлитым перитонитом, - не ранее чем через 12 месяцев.</text:p>
      <text:p text:style-name="P10">При спаечной болезни, неустраненной причине заворота кишечника и после операции на поджелудочной железе авиационный персонал восстановлению не подлежит.</text:p>
      <text:p text:style-name="P10">Медицинское заключение после операции по поводу язвенной болезни желудка, двенадцатиперстной кишки и ее осложнений, холецистэктомии, спленэктомии по поводу системного заболевания выносится хирургом совместно с терапевтом.</text:p>
      <text:p text:style-name="P10">Грыжи брюшной стенки подлежат оперативному лечению. Авиационный персонал допускается к работе (обучению) не ранее чем через 5-6 недель после операции. При прямых паховых грыжах диаметром до 4 см и отсутствии болевого синдрома допускается оперативное лечение в межкомиссионный период. При пупочных грыжах диаметром не более 1 см показанием для оперативного лечения является болевой синдром.</text:p>
      <text:p text:style-name="P14"><text:span text:style-name="T3">Статья 35</text:span><text:span text:style-name="T2">. При обнаружении эпителиального копчикового хода с признаками острого воспаления, а также при свищевой форме в холодном периоде показано оперативное лечение. При благоприятных результатах лечения разрешается продолжение работы (учебы). При оперативном лечении геморроя, хронического парапроктита, эпителиального копчикового хода вопрос о годности рассматривается после выздоровления, но не ранее чем через 4 недели после операции; при выпадении прямой кишки и недостаточности анального жома - не ранее чем через 6 месяцев.</text:span></text:p>
      <text:p text:style-name="P10">Частыми обострениями геморроя считаются однократные обострения в течение 3 лет подряд или более 2 обострений в течение одного года.</text:p>
      <text:p text:style-name="P10">Кондиломатоз промежности рассматривается по п.35.2 после консультации дерматовенеролога. При полипах и полипозе прямой кишки применяются требования ст.31.</text:p>
      <text:p text:style-name="P14"><text:span text:style-name="T3">Статья 36</text:span><text:span text:style-name="T2">. Статья включает облитерирующие заболевания артерий (эндартериит, атеросклероз), атеросклеротические окклюзии, аневризмы, варикозное расширение вен, </text:span><text:soft-page-break/><text:span text:style-name="T2">тромбофлебит, флеботромбоз, посттромбофлебическую болезнь, слоновую болезнь, последствия ранений сосудов и операций на них.</text:span></text:p>
      <text:p text:style-name="P10">При благоприятном исходе оперативного лечения посттравматических артериальных аневризм решение о годности к летной и диспетчерской работе принимается не ранее чем через 4-6 месяцев после операции по результатам клинического обследования.</text:p>
      <text:p text:style-name="P10">При варикозном расширении вен с признаками трофических расстройств, декомпенсации кровообращения, при истончении кожи над узлами с угрозой их разрыва авиационный персонал признается негодным.</text:p>
      <text:p text:style-name="P10">Вопрос о допуске к летной, диспетчерской работе после оперативного лечения варикозного расширения вен нижних конечностей решается не ранее чем через 3 месяца после операции. При рецидиве варикозной болезни бортпроводники к работе признаются негодными, к остальному авиационному персоналу применяется индивидуальная оценка с учетом степени расстройства кровообращения. При посттромбофлебитической болезни в стадии компенсации диспетчеры признаются годными, остальной авиационный персонал - негоден независимо от стадии заболевания.</text:p>
      <text:p text:style-name="P14"><text:span text:style-name="T3">Статья 37</text:span><text:span text:style-name="T2">. Вопрос о восстановлении на работу после оперативного вмешательства на почках, мочеточниках, мочевом пузыре и уретре рассматривается не ранее чем через 6 месяцев после операции. Нарушение паренхиматозной функции почек легкой степени, выявляемое лишь радиоизотопным методом, не является препятствием для восстановления на летную (диспетчерскую) работу по п.37.2.</text:span></text:p>
      <text:p text:style-name="P10">К летному составу, перенесшему нефрэктомию или имеющему от рождения единственную почку, в зависимости от состояния функции почки применяется индивидуальная оценка.</text:p>
      <text:p text:style-name="P10">Нефроптоз I-II степени при отсутствии нарушений, относящихся к п.37.1, не является препятствием для продолжения летной работы. При нефроптозе III степени летный состав признается негодным, к диспетчерам УВД применяется индивидуальная оценка.</text:p>
      <text:p text:style-name="P10">Бортпроводники при наличии нефроптоза III степени признаются негодными.</text:p>
      <text:p text:style-name="P10">При всех видах крипторхизма (задержка или эктопия яичка) выносится заключение о негодности к обучению. Лица, перенесшие операцию удаления яичка (при брюшной задержке, низведении яичка, эктопии), признаются годными к обучению. Годность к летному обучению после оперативного лечения крипторхизма с низведением яичка определяется не ранее чем через 6 месяцев после операции при условии, что яичко находится в мошонке, а не у ее корня.</text:p>
      <text:p text:style-name="P10">После операции по поводу водянки яичка, семенного канатика курсанты, летный состав и бортпроводники допускаются к обучению (работе) через 5-6 недель после операции, диспетчеры - после закрытия больничного листа.</text:p>
      <text:p text:style-name="P10">При умеренном расширении вен семенного канатика (без выраженного конгломерата вен, значительного увеличения их при напряжении брюшного пресса) кандидаты к обучению признаются годными. При головочной форме гипоспадии кандидаты к обучению, летный состав, диспетчеры и бортпроводники признаются годными.</text:p>
      <text:p text:style-name="P10">При водянке яичка и семенного канатика, расширении вен семенного канатика для лиц, направляемых на работу в полярные экспедиции и в страны с жарким климатом, предусматривается индивидуальная оценка.</text:p>
      <text:p text:style-name="P14"><text:span text:style-name="T3">Статья 38</text:span><text:span text:style-name="T2">. Статья включает туберкулез почек и мочеполовых органов, пиелонефрит, цистит, уретрит, простатит, недержание мочи. При активной фазе туберкулеза принимается решение о негодности. При остром неспецифическом воспалении авиационный персонал подлежит лечению. После излечения (консервативного, оперативного) туберкулеза яичка, придатка и снятия с учета в противотуберкулезном диспансере разрешается допуск к летной (диспетчерской) работе.</text:span></text:p>
      <text:p text:style-name="P10">Авиационный персонал, перенесший нефрэктомию по поводу туберкулеза, признается негодным.</text:p>
      <text:p text:style-name="P10">При обострении хронических неспецифических заболеваний чаще двух раз в течение года или однократных ежегодных обострениях в течение трех лет подряд авиационный персонал признается негодным.</text:p>
      <text:p text:style-name="P10"><text:soft-page-break/>Авиационный персонал, имеющий камни предстательной железы без клинического проявления, годен к летной (диспетчерской) работе.</text:p>
      <text:p text:style-name="P10">Страдающие недержанием мочи негодны по всем графам.</text:p>
      <text:p text:style-name="P14"><text:span text:style-name="T3">Статья 39</text:span><text:span text:style-name="T2">. При установлении диагноза мочекаменной болезни показано клиническое обследование. При отсутствии по его данным морфологических и функциональных изменений мочевыводящих путей применяется п.39.2. При нарушении функции почек, обусловленном перенесенной почечной коликой (с отхождением камня или без него), авиационный персонал подлежит лечению сроком до 3 месяцев с последующим медицинским обследованием.</text:span></text:p>
      <text:p text:style-name="P10">Авиационный персонал, пролеченный методом экстракорпоральной литотрипсии, допускается к работе не ранее чем через 3 месяца после операции.</text:p>
      <text:p text:style-name="P5"> </text:p>
      <text:p text:style-name="P1">Кожные и венерические болезни</text:p>
      <text:p text:style-name="P5"> </text:p>
      <text:p text:style-name="P14"><text:span text:style-name="T3">Статья 41</text:span><text:span text:style-name="T2">. Хроническая рецидивирующая экзема (в том числе ограниченная: в области ушной раковины, кистей рук, лица, шеи, половых органов) служит основанием для заключения о негодности по всем графам. При легких формах экземы авиационный персонал подлежит лечению. Авиационный персонал с тяжелыми распространенными формами пиодермии, трудно поддающимися лечению, переходящими в хроническую микробную экзему, признается негодным.</text:span></text:p>
      <text:p text:style-name="P10">При легких формах ихтиоза, чешуйчатом лишае в легкой форме с ограниченной локализацией, при хорошем общем состоянии применяется п.41.2. С грибковыми поражениями кожи, пиодермиями, паразитарными заболеваниями (лейшманиоз, чесотка) подлежат лечению.</text:p>
      <text:p text:style-name="P10">Кандидаты в летные училища и на бортпроводников с витилиго открытых участков тела (лицо, шея, кисти рук), гнездной алопецией к обучению негодны.</text:p>
      <text:p text:style-name="P14"><text:span text:style-name="T3">Статья 42</text:span><text:span text:style-name="T2">. Вопрос о годности авиационного персонала по п.42.2 рассматривается после излечения с учетом заключения венеролога.</text:span></text:p>
      <text:p text:style-name="P10">После излечения от острой и подострой гонореи авиационный персонал признается годным. При осложнениях (эпидидимит, простатит, артриты, воспаление придатков матки) медицинское заключение о годности выносится по статье, соответствующей заболеванию.</text:p>
      <text:p text:style-name="P5"> </text:p>
      <text:p text:style-name="P1">Женские болезни и беременность</text:p>
      <text:p text:style-name="P5"> </text:p>
      <text:p text:style-name="P14"><text:span text:style-name="T3">Статья 43</text:span><text:span text:style-name="T2">. При хронических гинекологических заболеваниях с остаточными анатомическими дефектами, функциональными расстройствами и болевым синдромом или при частых обострениях воспалительного процесса (2 раза в год и более) авиационный персонал признается негодным. При обострении хронических заболеваний женской половой сферы показано лечение, по окончании которого проводится наблюдение в течение 2 менструальных циклов для решения вопроса о стойкости ремиссии (без отстранения от работы).</text:span></text:p>
      <text:p text:style-name="P10">Болезни шейки матки (эрозия, эндоцервицит, эрозированный эктропион), трихомонадный кольпит, трихомониаз подлежат лечению с переводом женщин на наземную работу через клинико-экспертную комиссию (КЭК) сроком до трех недель. Обследование бортпроводников проводится без отстранения от летной работы.</text:p>
      <text:p text:style-name="P10">Спаечный процесс в малом тазу, отсутствие тела матки, придатков с одной стороны, отсутствие фаллопиевых труб с обеих сторон не являются основанием для отстранения от работы.</text:p>
      <text:p text:style-name="P10">При выпадении и опущении половых органов III степени, мочеполовых и кишечно-половых свищах, разрывах промежности с нарушением функции сфинктера заднего прохода авиационный персонал признается негодным к работе.</text:p>
      <text:p text:style-name="P10">Опущение стенок влагалища и матки I-II степени без функциональных расстройств не является основанием для дисквалификации. Кандидаты и поступающие на работу бортпроводниками признаются негодными. Вопрос о восстановлении после хирургического лечения рассматривается не ранее чем через 6 месяцев. При неправильном положении матки, <text:soft-page-break/>ее недоразвитии, двурогой матке с функциональными нарушениями (метроррагия, боли) выносится медицинское заключение о негодности.</text:p>
      <text:p text:style-name="P10">Врожденное отсутствие матки, отсутствие и недоразвитие влагалища, не сопровождающееся функциональными нарушениями, не являются основанием для дисквалификации.</text:p>
      <text:p text:style-name="P5"> </text:p>
      <text:p text:style-name="P14"><text:span text:style-name="T3">Статья 44</text:span><text:span text:style-name="T2">. Дисфункциональные маточные кровотечения подлежат лечению.</text:span></text:p>
      <text:p text:style-name="P5"> </text:p>
      <text:p text:style-name="P14"><text:span text:style-name="T3">Статья 45</text:span><text:span text:style-name="T2">. С момента установления беременности авиационный персонал признается негодным к летной, диспетчерской работе, к работе бортпроводником.</text:span></text:p>
      <text:p text:style-name="P10">При беременности, закончившейся абортом или преждевременными родами, вопрос о допуске к работе решает гинеколог. Отстранение от работы в связи с беременностью и допуск к работе после родов осуществляет ВЛЭК ГА по заключению акушера-гинеколога.</text:p>
      <text:p text:style-name="P5"> </text:p>
      <text:p text:style-name="P1">Глазные болезни</text:p>
      <text:p text:style-name="P5"> </text:p>
      <text:p text:style-name="P14"><text:span text:style-name="T3">Статья 46</text:span><text:span text:style-name="T2">. К пункту 45.1 относятся: недостаточность и выворот век, частичный трихиаз, трахома I-III степени, язвенные блефариты, хронические конъюнктивиты, не поддающиеся лечению, злокачественные новообразования, доброкачественные опухоли, нарушающие функцию органа зрения и не подлежащие оперативному лечению.</text:span></text:p>
      <text:p text:style-name="P10">К п.46.2 относятся: простые блефариты, нерезко выраженные конъюнктивиты, трахома IV стадии с незначительными анатомическими изменениями конъюнктивы век, рак кожи век I степени после излечения (по заключению онколога), доброкачественные опухоли небольших размеров, рубцовые изменения век, не нарушающие функцию органа зрения.</text:p>
      <text:p text:style-name="P10">При острых или обострениях хронического заболевания век и конъюнктивы проводится лечение.</text:p>
      <text:p text:style-name="P10">Ложная крыловидная плева, пингвекула, небольшой халазион, единичные поверхностные фолликулы на конъюнктиве не препятствуют поступлению в летные учебные заведения.</text:p>
      <text:p text:style-name="P5"> </text:p>
      <text:p text:style-name="P14"><text:span text:style-name="T3">Статья 47</text:span><text:span text:style-name="T2">. К пункту 47.1 относятся: сужение, неправильное положение слезных точек, структура слезно-носовых канальцев и ходов, воспаление слезного мешка, слезной железы, травматические повреждения и другие заболевания, вызывающие слезотечение.</text:span></text:p>
      <text:p text:style-name="P10">При восстановлении функции слезоотведения, а также в случаях отсутствия нижней слезной точки, при нормальной функции верхней слезной точки и канальцев (оцениваются канальцевая и носовая пробы) экспертное заключение выносится по п.47.2.</text:p>
      <text:p text:style-name="P5"> </text:p>
      <text:p text:style-name="P14"><text:span text:style-name="T3">Статья 48</text:span><text:span text:style-name="T2">. К пункту 48.1 относятся: отслойка сетчатки, пигментные ретиниты, тяжелые заболевания сосудов, травмы, злокачественные новообразования глаза.</text:span></text:p>
      <text:p text:style-name="P10">После перенесенного острого заболевания: конъюнктивита, склерита, кератита, ирита, иридоциклита, легких контузий глаза заключение о допуске к работе выносится после выздоровления.</text:p>
      <text:p text:style-name="P10">При увеитах, длительно текущих, рецидивирующих иридоциклитах, кератитах, хориоретинитах, невритах, травматических повреждениях глазного яблока с исходом в выздоровление летный состав и бортпроводники подлежат лечению в течение 3-6 месяцев с последующим медицинским освидетельствованием по п.48.2.</text:p>
      <text:p text:style-name="P10">Диспетчеры УВД допускаются к работе после закрытия больничного листа и использования очередного отпуска.</text:p>
      <text:p text:style-name="P10">Лица с начальной возрастной катарактой без прогрессирования, ограниченным помутнением хрусталика, стекловидного тела травматического характера, макулодистрофией, начальной непрогрессирующей атрофией зрительного нерва с достаточной сохранностью функции зрения освидетельствуются по п.48.2.</text:p>
      <text:p text:style-name="P10">За достаточную сохранность функций органа зрения принимаются: острота зрения на худшем глазу для пилотов 0,6 без коррекции, штурманов, бортинженеров, бортмехаников - 0,4 <text:soft-page-break/>без коррекции, для остальных профессий - не ниже 0,3 с коррекцией, нормальное поле зрения, темновая адаптация, устойчивое бинокулярное зрение. Зрительные функции другого глаза должны отвечать требованиям статьи 52.</text:p>
      <text:p text:style-name="P10">Летный состав и бортпроводники, перенесшие операцию экстракции катаракты с последующей имплантацией интраокулярной линзы, к летной работе негодны, допуск к работе диспетчером УВД при односторонней артифакии решается не ранее 6 месяцев после операции. При эксимерлазерной терапии не ранее 1,5-3 месяцев в зависимости от метода лечения.</text:p>
      <text:p text:style-name="P10">С двусторонней артифакией диспетчеры к работе по УВД негодны.</text:p>
      <text:p text:style-name="P10">После кераторефракционных операций освидетельствуемые по графе 1 (кроме бортпроводников и диспетчеров) и вновь поступающие на летную работу признаются негодными.</text:p>
      <text:p text:style-name="P10">Вопрос о допуске к обучению на диспетчера УВД и бортпроводника решается индивидуально с учетом степени близорукости до операции не выше 3,5 D, количества кератотомических насечек не более 10 и изменений глазного дна.</text:p>
      <text:p text:style-name="P10">Годность к летной работе решается по п.48.2 не ранее 12 месяцев после операции, диспетчеров УВД - не ранее 6 месяцев после операции. При этом проводится обследование на сохранность частотно-контрастных характеристик глаза и чувствительности к ослеплению.</text:p>
      <text:p text:style-name="P10">Врожденные отложения единичного мелкого пигмента на капсуле хрусталика, остатки артерии стекловидного тела, миелиновые волокна сетчатки не являются препятствием для поступления в летные учебные заведения.</text:p>
      <text:p text:style-name="P10">Врожденные колобомы радужки и сосудистой оболочки, поликория, врожденные катаракты и офтальмологические изменения диска зрительного нерва являются противопоказанием к обучению на летные специальности.</text:p>
      <text:p text:style-name="P10">Темновая адаптация исследуется при каждом медицинском освидетельствовании всем лицам по графам I-IV, результаты исследования должны соответствовать нормам, указанным в инструкции используемого прибора.</text:p>
      <text:p text:style-name="P14"><text:span text:style-name="T3">Статья 49</text:span><text:span text:style-name="T2">. При подозрении на глаукому проводится медицинское обследование в специализированном отделении. Лица с доброкачественной гипертензией от летной работы не отстраняются. При впервые установленной односторонней открытоугольной 1-а стадии глаукомы с полным сохранением всех зрительных функций глаза и минимальном режиме гипотензивных лекарственных препаратов (до двух раз в день), летный состав и диспетчеры отстраняются от работы сроком не менее месяца для проведения лечебно-оздоровительных мероприятий и наблюдения с последующим медицинским освидетельствованием в ЦВЛЭК ГА.</text:span></text:p>
      <text:p text:style-name="P14"><text:span text:style-name="T3">Статья 50</text:span><text:span text:style-name="T2">. Диагноз расстройства цветового зрения выносится с указанием вида, формы и степени нарушения по принятой классификации.</text:span></text:p>
      <text:p text:style-name="P14"><text:span text:style-name="T3">Статья 51</text:span><text:span text:style-name="T2">. При каждом медицинском освидетельствовании по гр.I - IV исследуется характер зрения, наличие истинного и скрытого косоглазия (гетерофории).</text:span></text:p>
      <text:p text:style-name="P10">У кандидатов к обучению на летную и диспетчерскую специальности по гр.I угол гетерофории по горизонтали не должен превышать 3 градуса, по вертикали - 1 градус, у авиационного персонала по графе II и IV по горизонтали - не более 4, по вертикали - 1 градус, по графе III - соответственно 8 и 1 градус.</text:p>
      <text:p text:style-name="P10">При наличии гетерофории исследуются фузионные резервы. В норме отрицательные фузионные резервы составляют 5-6 градусов (10-12 призменных диоптрий), положительные - 15-20 градусов (30-40 призменных диоптрий). При уменьшении фузионных резервов показаны лечебно-тренировочные мероприятия.</text:p>
      <text:p text:style-name="P14"><text:span text:style-name="T3">Статья 52</text:span><text:span text:style-name="T2">. Острота зрения исследуется на проекторе испытательных знаков или по таблице Головина-Сивцева в аппарате Ротта без коррекции и с коррекцией. Указывается истинная острота зрения (2,0-1, 5-1,0).</text:span></text:p>
      <text:p text:style-name="P10">Пилоты при остроте зрения не ниже 0,6, штурманы, бортинженеры, бортмеханики не ниже 0,4 на каждый глаз без коррекции и с коррекцией 1,0 признаются годными к летной работе.</text:p>
      <text:p text:style-name="P10">При понижении остроты зрения на худшем глазу у пилотов не ниже 0,5 (бинокулярная острота зрения не ниже 0,6), у штурманов, бортинженеров, бортмехаников не ниже 0,3 без <text:soft-page-break/>коррекции и с коррекцией 1,0 с объемом аккомодации, соответствующей возрастной норме, применяется индивидуальная оценка, с учетом профессиональной подготовки и опыта работы.</text:p>
      <text:p text:style-name="P10">Летный состав с пониженной остротой зрения и при наличии пресбиопии должен выполнять полеты в корригирующих очках или контактных линзах и иметь при себе запасной комплект. При авиахимработах коррекция контактными линзами не допускается. Наличие и качество очков (линз) контролируется при врачебных осмотрах и очередном медицинском освидетельствовании.</text:p>
      <text:p text:style-name="P10">При близорукости в степени 0,5 D, дальнозоркости в ст.1,0 D, астигматизме 0,5 D и остроте зрения 1,0 без коррекции в медицинских документах в строке "диагноз" указывается "здоров", а в строке "рефракция" делается соответствующая запись. В случаях понижения остроты зрения ниже 1,0 в результате аномалии рефракции медицинское освидетельствование проводится по ст.52.</text:p>
      <text:p text:style-name="P14"><text:span text:style-name="T3">Статья 53</text:span><text:span text:style-name="T2">. У поступающих в учебные заведения гражданской авиации (графа 1), определяется вид и степень рефракции в условиях циклоплегии объективным способом (закапывается 1% раствор атропина 2 раза через 5 мин). По остальным графам для определения рефракции циклоплегия проводится при наличии медицинских показаний.</text:span></text:p>
      <text:p text:style-name="P14"><text:span text:style-name="T3">Статья 54</text:span><text:span text:style-name="T2">. Степень пресбиопии определяется силой сферической линзы, необходимой для выполнения профессиональной деятельности с учетом рабочего расстояния (60-80 см).</text:span></text:p>
      <text:p text:style-name="P5"> </text:p>
      <text:p text:style-name="P1">Болезни уха, горла, носа, полости рта и челюстей</text:p>
      <text:p text:style-name="P5"> </text:p>
      <text:p text:style-name="P14"><text:span text:style-name="T3">Статья 55</text:span><text:span text:style-name="T2">. При кистах гайморовых пазух, кистах и остеомах лобных пазух кандидаты, поступающие в учебные заведения гражданской авиации по подготовке пилотов, штурманов, бортинженеров, бортпроводников, признаются негодными. Остеомы лобных пазух у летного состава при хорошей переносимости полетов не являются противопоказанием к летной работе. Пристеночное утолщение слизистой гайморовых пазух, если диагностическая пункция с контрастным веществом не выявила патологических изменений, не является препятствием к летному обучению. При поллинозе, риноконьюктивальном синдроме вопрос о годности к продолжению летной работы решается после заключения аллерголога.</text:span></text:p>
      <text:p text:style-name="P14"><text:span text:style-name="T3">Статья 56</text:span><text:span text:style-name="T2">. Статья включает искривление носовой перегородки с полным отсутствием или резким затруднением носового дыхания, дистрофию слизистой верхних дыхательных путей, изменения, вызывающие нарушение дыхательной и речевой функции (гипертрофия носовых раковин, аденоидные вегетации, доброкачественные новообразования, злокачественные образования после лечения), экзостазы наружного слухового прохода, остеомы околоушной области и хронический гнойный мезо- и эпитимпанит после радикальной операции. После оперативного лечения по поводу указанных заболеваний вопрос о годности к работе и обучению решается с учетом восстановления функций по п.56.2.</text:span></text:p>
      <text:p text:style-name="P10">После радикальной операции при полной и стойкой эпидермизации послеоперационной полости и сохранности слуховой функции авиационный персонал признается годным.</text:p>
      <text:p text:style-name="P10">Перенесшие слуховосстанавливающие операции (тимпанопластика, стапедопластика), признаются негодными по графам I, II, III.</text:p>
      <text:p text:style-name="P10">К этой статье относятся и заболевания пародонта, множественное отсутствие зубов, съемные протезы, гингивиты, лейкоплакии, аномалии прикуса. При наличии съемных протезов функция речи оценивается при снятых протезах. При множественном отсутствии зубов с умеренным нарушением функции жевания рекомендуется протезирование в межкомиссионный период. При аномалии прикуса III степени (расстояние между резцами верхней и нижней челюсти в вертикальном и саггитальном направлении более 10 мм) и II степени (от 6 до 10 мм) экспертное заключение выносится по п.56.1. Аномалия прикуса I степени (расстояние между резцами менее 5 мм) относится к п.56.2.</text:p>
      <text:p text:style-name="P14"><text:span text:style-name="T3">Статья 57</text:span><text:span text:style-name="T2">. Летный состав с декомпенсированным тонзиллитом подлежат лечению. Летный состав после оперативного лечения хронического декомпенсированного тонзиллита при отсутствии осложнений допускаются к летной работе не ранее чем через месяц после операции.</text:span></text:p>
      <text:p text:style-name="P10"><text:soft-page-break/>Компенсированный хронический тонзиллит подлежит наблюдению отоларинголога и лечению по показаниям.</text:p>
      <text:p text:style-name="P14"><text:span text:style-name="T3">Статья 58</text:span><text:span text:style-name="T2">. Авиационный персонал с заболеваниями, указанными в статье, подлежит специальному лечению. Вопрос о восстановлении на работу после лечения по поводу злокачественных образований рассматривается через 2 года с учетом заключения онколога.</text:span></text:p>
      <text:p text:style-name="P14"><text:span text:style-name="T3">Статья 59</text:span><text:span text:style-name="T2">. Статья предусматривает расстройства речи: нарушение звукопроизношения и заикание. При любой степени заикания кандидаты к обучению на пилота, штурмана, бортинженера, диспетчера, бортпроводника признаются негодными. При нарушении произношения отдельных звуков, но с четкой разборчивой речью кандидаты признаются годными. Экспертное заключение выносится после консультации логопеда.</text:span></text:p>
      <text:p text:style-name="P14"><text:span text:style-name="T3">Статья 60</text:span><text:span text:style-name="T2">. Пункт 60.1 предусматривает состояние после радикальной операции с неполной эпидермизацией операционной полости (при наличии в ней гноя, полипов, грануляций или холеостеатомы).</text:span></text:p>
      <text:p text:style-name="P10">При одностороннем хроническом доброкачественно протекающем эпитимпаните (без грануляций, полипов, кариеса кости, признаков раздражения лабиринта), мезотимпаните вопрос о годности рассматривается по п.60.2.</text:p>
      <text:p text:style-name="P10">К п.60.2 относится хронический катар среднего уха (хронический тубоотит) с редкими обострениями и умеренным нарушением слуха и барофункции, что не является противопоказанием к летной работе. Медицинское заключение выносится с учетом остроты слуха. Небольшие рубцы без истончения на месте перфорации, известковые отложения на барабанной перепонке (при хорошей ее подвижности, нормальном слухе, подтвержденном аудиограммой и сохранности барофункции) не дают основания для установления диагноза.</text:p>
      <text:p text:style-name="P14"><text:span text:style-name="T3">Статья 61</text:span><text:span text:style-name="T2">. Стойкость и выраженность нарушения барофункции уха должна быть подтверждена ушной манометрией, отоскопированием, продуванием ушей или катетеризацией.</text:span></text:p>
      <text:p text:style-name="P10">Расстройство барофункции уха может быть следствием нарушения проходимости Евстахиевой трубы или результатом недостаточности бароаккомодационных механизмов уха к действию перепада давления воздуха.</text:p>
      <text:p text:style-name="P10">Медицинское заключение по пункту 61.2 выносится после лечения с учетом формы нарушения барофункции (органическое или функциональное).</text:p>
      <text:p text:style-name="P14"><text:span text:style-name="T3">Статья 62</text:span><text:span text:style-name="T2">. О состоянии статокинетической устойчивости у лиц летного состава судят по вестибулярному анамнезу, результатам вестибулометрии (исследования на вращающемся кресле), по переносимости длительных полетов.</text:span></text:p>
      <text:p text:style-name="P10">Легкие вестибуловегетативные реакции (незначительное побледнение, небольшой гипергидроз) во время вестибулометрии при хорошей переносимости полетов и отсутствии отклонений в состоянии здоровья не является основанием для установления диагноза.</text:p>
      <text:p text:style-name="P5"> </text:p>
      <text:p text:style-name="P14"><text:span text:style-name="T3">Статья 63</text:span><text:span text:style-name="T2">. Кандидаты, поступающие в учебные заведения гражданской авиации, и наземный состав, поступающий на летную работу бортинженером, бортмехаником, бортрадистом, бортпроводником, должны воспринимать шепотную речь на басовую и дискантную группу слов с расстояния не менее 6 метров и иметь пороги слуха до 10 дБ по всему диапазону частот при аудиометрии.</text:span></text:p>
      <text:p text:style-name="P10">К данной статье относится и отосклероз. Страдающие отосклерозом и перенесшие слуховосстанавливающую операцию, признаются негодными по всем графам независимо от результатов лечения.</text:p>
      <text:p text:style-name="P10">При определении слуховой функции применяются методы исследования: акуметрия шепотом, исследование камертонами, тональная пороговая аудиометрия, речевая аудиометрия.</text:p>
      <text:p text:style-name="P10">При вынесении медицинского заключения за основу принимаются худшие показатели остроты слуха, независимо от того, относятся они к басовой или дискантовой группе слов. При этом нужно дифференцировать кохлеарный неврит от других заболеваний органа слуха и указать этиологию неврита (постинфекционный, постинтоксикационный, посттравматический, шумовой, на фоне общего атеросклероза, гипертонической болезни и т.п.). Изолированное повышение порогов для частот 4000-8000Гц до 30-40 дБ не служит основанием для установления клинического диагноза. Эти лица подлежат наблюдению у отоларинголога.</text:p>
      <text:p text:style-name="P10"><text:soft-page-break/>При первичном установлении диагноза нейросенсорной тугоухости неясной этиологии члены экипажей воздушных судов должны в установленном порядке направляться в центр профессиональной патологии для установления связи заболевания с профессиональным вредным фактором (шумом). При установлении связи заболевания с профессиональным вредным фактором (шумом) экспертное заключение выносится согласно Требованиям ФАП МО ГА-2002 с учетом рекомендаций профпатолога.</text:p>
      <text:p text:style-name="P10">Летному составу с кохлеарным невритом любой этиологии запрещается продление месячной нормы летного времени.</text:p>
      <text:p text:style-name="P10">При допуске к летной работе с предельно допустимой остротой слуха авиационный персонал должен предоставить акты проверки качества ведения двустороннего радиообмена.</text:p>
      <text:p text:style-name="P5"> </text:p>
      <text:p text:style-name="P11">Приложение N 7</text:p>
      <text:p text:style-name="P13"><text:span text:style-name="T3">к </text:span><text:span text:style-name="T2">ФАП МО ГА-2002</text:span></text:p>
      <text:p text:style-name="P5"> </text:p>
      <text:p text:style-name="P8">Заполняется кандидатом на получение</text:p>
      <text:p text:style-name="P8">медицинского заключения</text:p>
      <text:p text:style-name="P5"> </text:p>
      <text:p text:style-name="P5">               <text:span text:style-name="T5">Заявление о медицинском освидетельствовании</text:span></text:p>
      <text:p text:style-name="P5"> </text:p>
      <text:p text:style-name="P8">1. Фамилия, имя, отчество _______________________________________________</text:p>
      <text:p text:style-name="P8">2. Домашний адрес _______________________________________________________</text:p>
      <text:p text:style-name="P8">3. Дата рождения</text:p>
      <text:p text:style-name="P8">_____________________________ пол _______________________________________</text:p>
      <text:p text:style-name="P8">4. Вид медицинского заключения __________________________________________</text:p>
      <text:p text:style-name="P8">5. Место работы _________________________________________________________</text:p>
      <text:p text:style-name="P8">6. Занимаемая должность _________________________________________________</text:p>
      <text:p text:style-name="P5">   <text:span text:style-name="T4">(для лиц летного состава - тип воздушного судна)</text:span></text:p>
      <text:p text:style-name="P8">7. Общее летное время ____________ час., за последний год ___________ час</text:p>
      <text:p text:style-name="P8">8. Длительность работы по данной профессии __________ лет</text:p>
      <text:p text:style-name="P8">9. Дата предыдущего освидетельствования во ВЛЭК ГА ______________________</text:p>
      <text:p text:style-name="P8">10. Имелись ли за предшествующий межкомиссионный период:</text:p>
      <text:p text:style-name="P5">   <text:span text:style-name="T4">- случаи отстранения от работы      - факты применения</text:span></text:p>
      <text:p text:style-name="P5">     <text:span text:style-name="T4">по состоянию здоровья?              лекарственных средств?</text:span></text:p>
      <text:p text:style-name="P5"> </text:p>
      <text:p text:style-name="P5"> —————————————————————————————          ————————————————————————————————</text:p>
      <text:p text:style-name="P8">|Да |Дата отстранения         |        |Да |Тип лекарства               |</text:p>
      <text:p text:style-name="P8">|   |—————————————————————————|        |Нет|Цель (причина применения)   |</text:p>
      <text:p text:style-name="P8">|Нет|                         |        |   |————————————————————————————|</text:p>
      <text:p text:style-name="P8">|   |                         |        |   |                            |</text:p>
      <text:p text:style-name="P5"> —————————————————————————————          ————————————————————————————————</text:p>
      <text:p text:style-name="P5"> </text:p>
      <text:p text:style-name="P11">Приложение N 7</text:p>
      <text:p text:style-name="P13"><text:span text:style-name="T3">к </text:span><text:span text:style-name="T2">ФАП МО ГА-2002</text:span></text:p>
      <text:p text:style-name="P11">Оборотная сторона</text:p>
      <text:p text:style-name="P5"> </text:p>
      <text:p text:style-name="P5">      <text:span text:style-name="T4">Медицинский анамнез за предшествующий межкомиссионный период</text:span></text:p>
      <text:p text:style-name="P5">   <text:span text:style-name="T4">(заполняется авиационным персоналом путем подчеркивания слов "Да" и</text:span></text:p>
      <text:p text:style-name="P5">  <text:span text:style-name="T4">"Нет". При необходимости подробное изложение ответа делается в графе</text:span></text:p>
      <text:p text:style-name="P5">                              <text:span text:style-name="T4">"Примечание")</text:span></text:p>
      <text:p text:style-name="P5"><text:soft-page-break/> </text:p>
      <text:p text:style-name="P5">                                                     <text:span text:style-name="T5">Примечание к пп.1-13</text:span></text:p>
      <text:p text:style-name="P5"> </text:p>
      <text:p text:style-name="P5"> <text:span text:style-name="T4">1.  Наличие частых или сильных головных болей             Да      Нет</text:span></text:p>
      <text:p text:style-name="P5"> <text:span text:style-name="T4">2.  Приступы головокружения или случаи обморока           Да      Нет</text:span></text:p>
      <text:p text:style-name="P5"> <text:span text:style-name="T4">3.  Аллергическая реакция (на какой аллерген?)            Да      Нет</text:span></text:p>
      <text:p text:style-name="P5"> <text:span text:style-name="T4">4.  Зрительное нарушение или иллюзии                      Да      Нет</text:span></text:p>
      <text:p text:style-name="P5"> <text:span text:style-name="T4">5.  Нарушение сердечной деятельности                      Да      Нет</text:span></text:p>
      <text:p text:style-name="P5"> <text:span text:style-name="T4">6.  Потеря сознания по любой причине                      Да      Нет</text:span></text:p>
      <text:p text:style-name="P5"> <text:span text:style-name="T4">7.  Расстройства органов слуха                            Да      Нет</text:span></text:p>
      <text:p text:style-name="P5"> <text:span text:style-name="T4">8.  Повышение или понижение артериального давления        Да      Нет</text:span></text:p>
      <text:p text:style-name="P5"> <text:span text:style-name="T4">9.  Расстройства функции желудка или кишечника            Да      Нет</text:span></text:p>
      <text:p text:style-name="P5"> <text:span text:style-name="T4">10. Расстройства функции мочевыделения                    Да      Нет</text:span></text:p>
      <text:p text:style-name="P5"> <text:span text:style-name="T4">11. Нервные расстройства любого типа                      Да      Нет</text:span></text:p>
      <text:p text:style-name="P5"> <text:span text:style-name="T4">12. Расстройства других органов и систем                  Да      Нет</text:span></text:p>
      <text:p text:style-name="P5"> <text:span text:style-name="T4">13. Стационарное или  амбулаторное  лечение  по  поводу   Да      Нет</text:span></text:p>
      <text:p text:style-name="P5">     <text:span text:style-name="T4">заболевания (какого?)</text:span></text:p>
      <text:p text:style-name="P5"> </text:p>
      <text:p text:style-name="P8">_________________________________________________________________________</text:p>
      <text:p text:style-name="P8">Я,_______________________________________, свидетельствую, что все данные</text:p>
      <text:p text:style-name="P5">  <text:span text:style-name="T4">(Фамилия, имя, отчество освидетельствуемого)</text:span></text:p>
      <text:p text:style-name="P8">и ответы,  изложенные в  настоящем  заявлении,  являются  достоверными  и</text:p>
      <text:p text:style-name="P8">полными  в  пределах  моей  осведомленности  и  могут быть основанием для</text:p>
      <text:p text:style-name="P8">проведения  медицинского  освидетельствования  и  вынесения  медицинского</text:p>
      <text:p text:style-name="P8">заключения ВЛЭК ГА.</text:p>
      <text:p text:style-name="P5"> </text:p>
      <text:p text:style-name="P5">                                            <text:span text:style-name="T4">_____________________________</text:span></text:p>
      <text:p text:style-name="P8">"___"__________ 200 г.                              (личная подпись)</text:p>
      <text:p text:style-name="P5"> </text:p>
      <text:p text:style-name="P11">Приложение N 8</text:p>
      <text:p text:style-name="P13"><text:span text:style-name="T3">к </text:span><text:span text:style-name="T2">ФАП МО ГА-2002</text:span></text:p>
      <text:p text:style-name="P5"> </text:p>
      <text:p text:style-name="P5">                            <text:span text:style-name="T5">Журнал протоколов</text:span></text:p>
      <text:p text:style-name="P5">                           <text:span text:style-name="T5">ВЛЭК ГА (ЦВЛЭК ГА)</text:span></text:p>
      <text:p text:style-name="P5"> </text:p>
      <text:p text:style-name="P5">     <text:span text:style-name="T4">Протокол заседания ВЛЭК ГА N _________ от "___"_________20   г.</text:span></text:p>
      <text:p text:style-name="P5">     <text:span text:style-name="T4">Председатель ___________________ Члены _______________________</text:span></text:p>
      <text:p text:style-name="P5"> </text:p>
      <text:p text:style-name="P5"> ———————————————————————————————————————————————————————————————————————</text:p>
      <text:p text:style-name="P8">| N |   Ф.И.О.   | Год  | Должность,  |Повод для| Жалобы, | Медицинское |</text:p>
      <text:p text:style-name="P8">|п/п|            |рожд. |место работы,|освидете-|клиничес-| заключение, |</text:p>
      <text:p text:style-name="P8">|   |            |      |общее летное |льствова-|   кий   |лечебно-оздо-|</text:p>
      <text:p text:style-name="P8">|   |            |      | время (час) |   ния   | диагноз | ровительные |</text:p>
      <text:p text:style-name="P8">|   |            |      |             |         |         | мероприятия |</text:p>
      <text:p text:style-name="P8">|———|————————————|——————|—————————————|—————————|—————————|—————————————|</text:p>
      <text:p text:style-name="P8">| 1 |     2      |  3   |      4      |    5    |    6    |      7      |</text:p>
      <text:p text:style-name="P5"> ———————————————————————————————————————————————————————————————————————</text:p>
      <text:p text:style-name="P5"><text:soft-page-break/> </text:p>
      <text:p text:style-name="P5">     <text:span text:style-name="T4">Председатель ВЛЭК ГА (ЦВЛЭК ГА)   _____________ (подпись)</text:span></text:p>
      <text:p text:style-name="P5">     <text:span text:style-name="T4">Члены:                            _____________ (подписи)</text:span></text:p>
      <text:p text:style-name="P5">                                       <text:span text:style-name="T4">_____________</text:span></text:p>
      <text:p text:style-name="P5"> </text:p>
      <text:p text:style-name="P5">     <text:span text:style-name="T4">М.П.</text:span></text:p>
      <text:p text:style-name="P5"> </text:p>
      <text:p text:style-name="P14"><text:span text:style-name="T3">Примечания:</text:span> <text:span text:style-name="T2">1. На кандидатов, поступающих в учебные заведения гражданской авиации, ведется отдельный журнал протоколов, в графе 4 указывается наименование учебного заведения гражданской авиации.</text:span></text:p>
      <text:p text:style-name="P10">2. Номера протоколов ведутся с 01 января каждого года, порядковые номера в графе 1 указываются дробью: в числителе номер с начала года, в знаменателе номер на каждый день освидетельствования во ВЛЭК ГА (ЦВЛЭК ГА).</text:p>
      <text:p text:style-name="P10">3. В графе 7 указываются все рекомендации и предписания ВЛЭК ГА (ЦВЛЭК ГА), вынесенные по результатам медицинского освидетельствования.</text:p>
      <text:p text:style-name="P10">4. Страницы журнала нумеруются и прошнуровываются. Журнал хранится у председателя ВЛЭК ГА (ЦВЛЭК ГА), как документ ДСП.</text:p>
      <text:p text:style-name="P10">5. Журнал протоколов ВЛЭК ГА (ЦВЛЭК ГА) хранится тридцать лет, а на кандидатов, поступающих в учебные заведения по подготовке пилотов, штурманов, бортинженеров, бортпроводников, хранится три года.</text:p>
      <text:p text:style-name="P5"> </text:p>
      <text:p text:style-name="P11">Приложение N 9</text:p>
      <text:p text:style-name="P13"><text:span text:style-name="T3">к </text:span><text:span text:style-name="T2">ФАП МО ГА-2002</text:span></text:p>
      <text:p text:style-name="P5"> </text:p>
      <text:p text:style-name="P1">Порядок утверждения медицинского заключения в ЦВЛЭК ГА:</text:p>
      <text:p text:style-name="P5"> </text:p>
      <text:p text:style-name="P5"> ———————————————————————————————————————————————————————————————————————</text:p>
      <text:p text:style-name="P8">|ВЛЭК ГА, выносящая|  Категория авиационного персонала  |  Заключение,  |</text:p>
      <text:p text:style-name="P8">|    заключение    |                                    |  подлежащее   |</text:p>
      <text:p text:style-name="P8">|                  |                                    |  утверждению  |</text:p>
      <text:p text:style-name="P8">|——————————————————|————————————————————————————————————|———————————————|</text:p>
      <text:p text:style-name="P8">|Все ВЛЭК ГА       |Кандидаты   из   числа   иностранных|Негоден       к|</text:p>
      <text:p text:style-name="P8">|                  |граждан,   поступающие   в   учебные|обучению       |</text:p>
      <text:p text:style-name="P8">|                  |заведения  гражданской  авиации   по|               |</text:p>
      <text:p text:style-name="P8">|                  |подготовке    пилотов,    штурманов,|               |</text:p>
      <text:p text:style-name="P8">|                  |бортинженеров, бортпроводников      |               |</text:p>
      <text:p text:style-name="P8">|——————————————————|————————————————————————————————————|———————————————|</text:p>
      <text:p text:style-name="P8">|ВЛЭК       учебных|Курсанты      учебных      заведений|Негоден       к|</text:p>
      <text:p text:style-name="P8">|заведений         |гражданской  авиации  по  подготовке|обучению       |</text:p>
      <text:p text:style-name="P8">|гражданской       |пилотов,  штурманов,  бортинженеров,|               |</text:p>
      <text:p text:style-name="P8">|авиации           |диспетчеров, бортпроводников        |               |</text:p>
      <text:p text:style-name="P8">|——————————————————|————————————————————————————————————|———————————————|</text:p>
      <text:p text:style-name="P8">|Все ВЛЭК ГА       |Пилоты коммерческой авиации (самолет|Негоден       к|</text:p>
      <text:p text:style-name="P8">|                  |и   вертолет),    линейные    пилоты|летной работе  |</text:p>
      <text:p text:style-name="P8">|                  |авиакомпаний (самолет  и  вертолет),|               |</text:p>
      <text:p text:style-name="P8">|                  |штурманы, бортинженеры              |               |</text:p>
      <text:p text:style-name="P8">|——————————————————|————————————————————————————————————|———————————————|</text:p>
      <text:p text:style-name="P8">|Все ВЛЭК ГА       |Пилоты коммерческой авиации (самолет|Годен к  летной|</text:p>
      <text:p text:style-name="P8">|                  |и   вертолет),    линейные    пилоты|работе     (при|</text:p>
      <text:p text:style-name="P8">|                  |авиакомпаний, (самолет и  вертолет),|восстановлении |</text:p>
      <text:p text:style-name="P8">|                  |штурманы, бортинженеры              |ранее          |</text:p>
      <text:p text:style-name="P8"><text:soft-page-break/>|                  |                                    |признанных     |</text:p>
      <text:p text:style-name="P8">|                  |                                    |негодными     к|</text:p>
      <text:p text:style-name="P8">|                  |                                    |летной работе) |</text:p>
      <text:p text:style-name="P5"> ———————————————————————————————————————————————————————————————————————</text:p>
      <text:p text:style-name="P5"> </text:p>
      <text:p text:style-name="P5">     <text:span text:style-name="T4">Штамп ВЛЭК ГА                                        </text:span><text:span text:style-name="T5">Приложение N 10</text:span></text:p>
      <text:p text:style-name="P5">                                                         <text:span text:style-name="T5">к </text:span><text:span text:style-name="T4">ФАП МО ГА-2002</text:span></text:p>
      <text:p text:style-name="P8">_________________________________________________________________________</text:p>
      <text:p text:style-name="P5"> </text:p>
      <text:p text:style-name="P5">                             <text:span text:style-name="T5">Справка ВЛЭК ГА</text:span></text:p>
      <text:p text:style-name="P5">             <text:span text:style-name="T5">о медицинском освидетельствовании N ___________</text:span></text:p>
      <text:p text:style-name="P5"> </text:p>
      <text:p text:style-name="P8">Выдана __________________________________________________________________</text:p>
      <text:p text:style-name="P5">                         <text:span text:style-name="T4">(Ф.И.О., год рождения)</text:span></text:p>
      <text:p text:style-name="P8">в том, что ему (ей) отказано в выдаче медицинского заключения</text:p>
      <text:p text:style-name="P8">из-за несоответствия Требованиям ФАП МО ГА-2002: статья _________________</text:p>
      <text:p text:style-name="P8">______________________ графа _______________________</text:p>
      <text:p text:style-name="P8">Рекомендации: ___________________________________________________________</text:p>
      <text:p text:style-name="P8">Повторное освидетельствование не рекомендовано,</text:p>
      <text:p text:style-name="P8">рекомендовано через _________ месяцев (ненужное вычеркнуть)</text:p>
      <text:p text:style-name="P8">Отказ в выдаче медицинского заключения может быть опротестован в</text:p>
      <text:p text:style-name="P8">установленном порядке.</text:p>
      <text:p text:style-name="P8">Дата выдачи справки "__"__________200_г.</text:p>
      <text:p text:style-name="P5"> </text:p>
      <text:p text:style-name="P8">Председатель ВЛЭК ГА                                (подпись)</text:p>
      <text:p text:style-name="P8">М.П.</text:p>
      <text:p text:style-name="P8">_________________________________________________________________________</text:p>
      <text:p text:style-name="P8">Штамп ВЛЭК ГА              В отдел кадров _______________________________</text:p>
      <text:p text:style-name="P5">                                           <text:span text:style-name="T4">(наименование авиапредприятия)</text:span></text:p>
      <text:p text:style-name="P5"> </text:p>
      <text:p text:style-name="P5">                             <text:span text:style-name="T4">Извещение N____</text:span></text:p>
      <text:p text:style-name="P5">               <text:span text:style-name="T4">об отказе в выдаче медицинского заключения</text:span></text:p>
      <text:p text:style-name="P8">Гр-ну</text:p>
      <text:p text:style-name="P8">_________________________________________________________________________</text:p>
      <text:p text:style-name="P5">                      <text:span text:style-name="T4">(Ф.И.О. освидетельствуемого)</text:span></text:p>
      <text:p text:style-name="P8">отказано в выдаче медицинского заключения о  годности  к  летной  работе,</text:p>
      <text:p text:style-name="P8">работе  бортоператором,  бортпроводником,  диспетчером  УВД,  пилотом АОН</text:p>
      <text:p text:style-name="P8">из-за несоответствия Требованиям ФАП МО ГА-2002 (ст._____________________</text:p>
      <text:p text:style-name="P8">______________).</text:p>
      <text:p text:style-name="P8">"___"____________ 200_г.</text:p>
      <text:p text:style-name="P5"> </text:p>
      <text:p text:style-name="P8">Председатель ВЛЭК ГА                                (подпись)</text:p>
      <text:p text:style-name="P8">М.П.</text:p>
      <text:p text:style-name="P5"> </text:p>
      <text:p text:style-name="P11">Приложение N 11</text:p>
      <text:p text:style-name="P13"><text:span text:style-name="T3">к </text:span><text:span text:style-name="T2">ФАП МО ГА-2002</text:span></text:p>
      <text:p text:style-name="P5"> </text:p>
      <text:p text:style-name="P8">Штамп с наименованием</text:p>
      <text:p text:style-name="P8">учреждения</text:p>
      <text:p text:style-name="P5"> </text:p>
      <text:p text:style-name="P5"><text:soft-page-break/>                               <text:span text:style-name="T5">Направление</text:span></text:p>
      <text:p text:style-name="P5">       <text:span text:style-name="T5">в ЦВЛЭК ГА (госпитализацию, консультацию) летного состава,</text:span></text:p>
      <text:p text:style-name="P5">       <text:span text:style-name="T5">диспетчеров УВД, бортпроводников, бортоператоров, курсантов</text:span></text:p>
      <text:p text:style-name="P5">           <text:span text:style-name="T5">(слушателей) учебных заведений гражданской авиации</text:span></text:p>
      <text:p text:style-name="P5"> </text:p>
      <text:p text:style-name="P8">Фамилия _________________________________________________________________</text:p>
      <text:p text:style-name="P8">Имя __________________________ Отчество _________________________________</text:p>
      <text:p text:style-name="P8">Год рождения ______________ Должность ___________________________________</text:p>
      <text:p text:style-name="P8">Тип воздушного судна ____________________________________________________</text:p>
      <text:p text:style-name="P8">Межрегиональное территориальное управление, авиапредприятие _____________</text:p>
      <text:p text:style-name="P8">_________________________________________________________________________</text:p>
      <text:p text:style-name="P8">Домашний адрес __________________________________________________________</text:p>
      <text:p text:style-name="P8">Направляется лично (медицинская документация)</text:p>
      <text:p text:style-name="P8">_________________________________________________________________________</text:p>
      <text:p text:style-name="P5">                                 <text:span text:style-name="T4">(куда)</text:span></text:p>
      <text:p text:style-name="P8">Цель направления ________________________________________________________</text:p>
      <text:p text:style-name="P8">_________________________________________________________________________</text:p>
      <text:p text:style-name="P8">Диагноз _________________________________________________________________</text:p>
      <text:p text:style-name="P8">_________________________________________________________________________</text:p>
      <text:p text:style-name="P8">Медицинское заключение последней ВЛЭК ГА от "___"_________________200__г.</text:p>
      <text:p text:style-name="P8">Приложения: 1. Медицинская книжка _______________________ экз.</text:p>
      <text:p text:style-name="P5">            <text:span text:style-name="T4">2. Медицинские карты ________________________ экз.</text:span></text:p>
      <text:p text:style-name="P5">            <text:span text:style-name="T4">3. Свидетельство о болезни __________________ экз.</text:span></text:p>
      <text:p text:style-name="P5">            <text:span text:style-name="T4">4. Выписки, консультативные листы и др. медицинская</text:span></text:p>
      <text:p text:style-name="P5">            <text:span text:style-name="T4">документация _______________ на ___________ листах</text:span></text:p>
      <text:p text:style-name="P5">            <text:span text:style-name="T4">ЭКГ пленки ___________________________________ шт.</text:span></text:p>
      <text:p text:style-name="P5">            <text:span text:style-name="T4">__________________________________________________</text:span></text:p>
      <text:p text:style-name="P8">Подпись врача ___________________________________________________________</text:p>
      <text:p text:style-name="P5">                                <text:span text:style-name="T4">(должность, фамилия)</text:span></text:p>
      <text:p text:style-name="P8">"___" ___________200__г.</text:p>
      <text:p text:style-name="P5"> </text:p>
      <text:p text:style-name="P8">Данные консультации (решение о госпитализации)</text:p>
      <text:p text:style-name="P8">Подпись врача ___________________________________________________________</text:p>
      <text:p text:style-name="P5">                                <text:span text:style-name="T4">(должность, фамилия)</text:span></text:p>
      <text:p text:style-name="P8">"  " ___________200__г.</text:p>
      <text:p text:style-name="P5"> </text:p>
      <text:p text:style-name="P11">Приложение N 12</text:p>
      <text:p text:style-name="P13"><text:span text:style-name="T3">к </text:span><text:span text:style-name="T2">ФАП МО ГА-2002</text:span></text:p>
      <text:p text:style-name="P5"> </text:p>
      <text:p text:style-name="P8">Штамп с наименованием</text:p>
      <text:p text:style-name="P8">ВЛЭК ГА</text:p>
      <text:p text:style-name="P5"> </text:p>
      <text:p text:style-name="P5">                         <text:span text:style-name="T5">Свидетельство о болезни</text:span></text:p>
      <text:p text:style-name="P5">                             <text:span text:style-name="T4">N ____________</text:span></text:p>
      <text:p text:style-name="P8">"___"________ 200__г. ВЛЭК ГА ___________________________________________</text:p>
      <text:p text:style-name="P8">_______________________________________________________ освидетельствован</text:p>
      <text:p text:style-name="P5">         <text:span text:style-name="T4">(полное наименование ВЛЭК ГА)</text:span></text:p>
      <text:p text:style-name="P8">1. Фамилия, имя, отчество _______________________________________________</text:p>
      <text:p text:style-name="P5">                                             <text:span text:style-name="T4">(полностью)</text:span></text:p>
      <text:p text:style-name="P8">2. Год рождения ______________ Место работы _____________________________</text:p>
      <text:p text:style-name="P8">3. Должность __________________,тип воздушного судна ____________________</text:p>
      <text:p text:style-name="P8"><text:soft-page-break/>4. Место постоянного жительства</text:p>
      <text:p text:style-name="P8">_________________________________________________________________________</text:p>
      <text:p text:style-name="P8">5. С какого времени на летной работе ________, общее летное время _______</text:p>
      <text:p text:style-name="P8">6. Когда и какое учебное заведение окончил ______________________________</text:p>
      <text:p text:style-name="P8">_________________________________________________________________________</text:p>
      <text:p text:style-name="P8">7. Дата   предыдущего   медицинского   освидетельствования  и  заключение</text:p>
      <text:p text:style-name="P8">ВЛЭК ГА</text:p>
      <text:p text:style-name="P8">_________________________________________________________________________</text:p>
      <text:p text:style-name="P8">_________________________________________________________________________</text:p>
      <text:p text:style-name="P8">8. Рост ________,масса тела _________, окружность груди _________________</text:p>
      <text:p text:style-name="P8">9. Жалобы _______________________________________________________________</text:p>
      <text:p text:style-name="P8">_________________________________________________________________________</text:p>
      <text:p text:style-name="P8">10. Анамнез _____________________________________________________________</text:p>
      <text:p text:style-name="P5">            <text:span text:style-name="T4">(указать, при каких обстоятельствах и когда получена травма)</text:span></text:p>
      <text:p text:style-name="P8">_________________________________________________________________________</text:p>
      <text:p text:style-name="P8">11. Перенесенные заболевания</text:p>
      <text:p text:style-name="P8">_________________________________________________________________________</text:p>
      <text:p text:style-name="P8">_________________________________________________________________________</text:p>
      <text:p text:style-name="P8">12. Находился на лечении, обследовании __________________________________</text:p>
      <text:p text:style-name="P5">                                     <text:span text:style-name="T4">(указать лечебные учреждение и время</text:span></text:p>
      <text:p text:style-name="P8">_________________________________________________________________________</text:p>
      <text:p text:style-name="P5">                            <text:span text:style-name="T4">пребывания в них)</text:span></text:p>
      <text:p text:style-name="P8">13. Применявшиеся лечебные мероприятия __________________________________</text:p>
      <text:p text:style-name="P8">_________________________________________________________________________</text:p>
      <text:p text:style-name="P8">14. Находился на санаторном (реабилитационном) лечении в  межкомиссионный</text:p>
      <text:p text:style-name="P8">период __________________________________________________________________</text:p>
      <text:p text:style-name="P8">_________________________________________________________________________</text:p>
      <text:p text:style-name="P5">                <text:span text:style-name="T4">(указать где, когда и результаты лечения)</text:span></text:p>
      <text:p text:style-name="P8">15. Находился на больничном листе в межкомиссионный период ______________</text:p>
      <text:p text:style-name="P8">_________________________________________________________________________</text:p>
      <text:p text:style-name="P5">     <text:span text:style-name="T4">(указать по поводу какого заболевания или травмы и число дней)</text:span></text:p>
      <text:p text:style-name="P8">16. Данные объективного обследования (по всем органам и системам) _______</text:p>
      <text:p text:style-name="P8">_________________________________________________________________________</text:p>
      <text:p text:style-name="P8">17. Результаты       специальных       исследований       (лабораторного,</text:p>
      <text:p text:style-name="P8">рентгенологического, ЭКГ и др.</text:p>
      <text:p text:style-name="P8">_________________________________________________________________________</text:p>
      <text:p text:style-name="P8">_________________________________________________________________________</text:p>
      <text:p text:style-name="P8">18. Диагноз (на русском языке)</text:p>
      <text:p text:style-name="P8">_________________________________________________________________________</text:p>
      <text:p text:style-name="P8">_________________________________________________________________________</text:p>
      <text:p text:style-name="P8">19. Медицинское заключение ВЛЭК ГА:</text:p>
      <text:p text:style-name="P5">    <text:span text:style-name="T4">На основании статьи ________, графы _____ Требований</text:span></text:p>
      <text:p text:style-name="P5">    <text:span text:style-name="T4">ФАП МО ГА-2002 ______________________________________________________</text:span></text:p>
      <text:p text:style-name="P5">    <text:span text:style-name="T4">_____________________________________________________________________</text:span></text:p>
      <text:p text:style-name="P5">              <text:span text:style-name="T4">(полностью указать медицинское заключение ВЛЭК ГА)</text:span></text:p>
      <text:p text:style-name="P8">20. Лечебно-профилактические и другие рекомендации ВЛЭК ГА ______________</text:p>
      <text:p text:style-name="P8">_________________________________________________________________________</text:p>
      <text:p text:style-name="P8">21. Цель направления в ЦВЛЭК ГА _________________________________________</text:p>
      <text:p text:style-name="P8">_________________________________________________________________________</text:p>
      <text:p text:style-name="P5"> </text:p>
      <text:p text:style-name="P8">Приложение: медицинская документация</text:p>
      <text:p text:style-name="P5"> </text:p>
      <text:p text:style-name="P8"><text:soft-page-break/>Председатель ВЛЭК ГА                 ____________________</text:p>
      <text:p text:style-name="P5">                                           <text:span text:style-name="T4">(подпись)</text:span></text:p>
      <text:p text:style-name="P8">М.П.</text:p>
      <text:p text:style-name="P5"> </text:p>
      <text:p text:style-name="P8">Дата направления в ЦВЛЭК ГА "  " __________200__г.</text:p>
      <text:p text:style-name="P8">Заключение ЦВЛЭК ГА: ____________________________________________________</text:p>
      <text:p text:style-name="P8">_________________________________________________________________________</text:p>
      <text:p text:style-name="P8">Рекомендации:</text:p>
      <text:p text:style-name="P8">_________________________________________________________________________</text:p>
      <text:p text:style-name="P8">_________________________________________________________________________</text:p>
      <text:p text:style-name="P8">"   " ________ 200__г.</text:p>
      <text:p text:style-name="P5"> </text:p>
      <text:p text:style-name="P8">Председатель ЦВЛЭК ГА                                ____________________</text:p>
      <text:p text:style-name="P5">                                                           <text:span text:style-name="T4">(подпись)</text:span></text:p>
      <text:p text:style-name="P8">М.П.</text:p>
      <text:p text:style-name="P5"> </text:p>
      <text:p text:style-name="P11">Приложение N 13</text:p>
      <text:p text:style-name="P13"><text:span text:style-name="T3">к </text:span><text:span text:style-name="T2">ФАП МО ГА-2002</text:span></text:p>
      <text:p text:style-name="P5"> </text:p>
      <text:p text:style-name="P8">Согласовано                                 Утверждаю</text:p>
      <text:p text:style-name="P8">Руководитель авиапредприятия                Председатель ВЛЭК ГА</text:p>
      <text:p text:style-name="P8">_____________________________               _____________________________</text:p>
      <text:p text:style-name="P8">"___"__________ 200___г.                    "___"__________ 200__г.</text:p>
      <text:p text:style-name="P5"> </text:p>
      <text:p text:style-name="P5">                           <text:span text:style-name="T5">Заключительный акт</text:span></text:p>
      <text:p text:style-name="P9">по результатам   медицинского   освидетельствования   летного    состава,</text:p>
      <text:p text:style-name="P9">диспетчеров   УВД,   бортпроводников,   бортоператоров   и   пилотов  АОН</text:p>
      <text:p text:style-name="P9">______________________ авиапредприятия,  организации гражданской авиации,</text:p>
      <text:p text:style-name="P9">проведенного ВЛЭК ГА ____________________________________________________</text:p>
      <text:p text:style-name="P9">в период с "___"____________ по "___"___________ 200__г.</text:p>
      <text:p text:style-name="P5"> </text:p>
      <text:p text:style-name="P5"> ———————————————————————————————————————————————————————————————————————</text:p>
      <text:p text:style-name="P8">|1. Признаны негодными                                                  |</text:p>
      <text:p text:style-name="P8">|———————————————————————————————————————————————————————————————————————|</text:p>
      <text:p text:style-name="P8">|N п/п|       Ф.И.О.       |     Должность      |        Причины        |</text:p>
      <text:p text:style-name="P8">|———————————————————————————————————————————————————————————————————————|</text:p>
      <text:p text:style-name="P8">|2.  Нуждаются  в  лечении  (оздоровлении)  с  последующим   медицинским|</text:p>
      <text:p text:style-name="P8">|освидетельствованием во ВЛЭК ГА:                                       |</text:p>
      <text:p text:style-name="P8">|———————————————————————————————————————————————————————————————————————|</text:p>
      <text:p text:style-name="P8">|N п/п|       Ф.И.О.       |     Должность      | Рекомендации ВЛЭК ГА  |</text:p>
      <text:p text:style-name="P8">|———————————————————————————————————————————————————————————————————————|</text:p>
      <text:p text:style-name="P8">|3. Подлежат лечению (оздоровлению) в межкомиссионный период:           |</text:p>
      <text:p text:style-name="P8">|———————————————————————————————————————————————————————————————————————|</text:p>
      <text:p text:style-name="P8">|N п/п|       Ф.И.О.       |     Должность      | Рекомендации ВЛЭК ГА  |</text:p>
      <text:p text:style-name="P5"> ———————————————————————————————————————————————————————————————————————</text:p>
      <text:p text:style-name="P5"> </text:p>
      <text:p text:style-name="P8">Врач авиационного предприятия ________________________________</text:p>
      <text:p text:style-name="P5">                                       <text:span text:style-name="T4">(подпись)</text:span></text:p>
      <text:p text:style-name="P5"> </text:p>
      <text:p text:style-name="P14"><text:soft-page-break/><text:span text:style-name="T3">Примечание:</text:span> <text:span text:style-name="T2">Заключительный акт составляется в трех экземплярах (для врача авиационного предприятия, председателя ВЛЭК ГА и руководства авиационного предприятия). В учебных заведениях гражданской авиации заключительный акт составляется отдельно на летный состав и курсантов.</text:span></text:p>
      <text:p text:style-name="P5"> </text:p>
      <text:p text:style-name="P11">Приложение N 14</text:p>
      <text:p text:style-name="P13"><text:span text:style-name="T3">к </text:span><text:span text:style-name="T2">ФАП МО-2002</text:span></text:p>
      <text:p text:style-name="P5"> </text:p>
      <text:p text:style-name="P1">Требования</text:p>
      <text:p text:style-name="P1">к состоянию здоровья членов экипажей гражданских воздушных судов Российской Федерации и диспетчеров УВД на предполетном контроле и перед заступлением на дежурство</text:p>
      <text:p text:style-name="P1">(с изменениями от 28 апреля 2003 г.)</text:p>
      <text:p text:style-name="P5"> </text:p>
      <text:p text:style-name="P10">1. Допуск к полетам (управлению воздушным движением) по состоянию здоровья членов экипажей гражданских воздушных судов Российской Федерации и диспетчеров управления воздушным движением осуществляется на предполетном (предсменном) медицинском осмотре в ходе предполетного (предсменного) контроля готовности к полетам.</text:p>
      <text:p text:style-name="P10">Предполетный медицинский осмотр членов экипажей гражданских воздушных судов и предсменный медицинский осмотр диспетчеров управления воздушным движением (далее - диспетчер УВД) перед заступлением на дежурство (далее - предполетный (предсменный) медицинский осмотр) проводится медицинскими работниками гражданской авиации (врач, фельдшер) в помещении здравпункта организации гражданской авиации.</text:p>
      <text:p text:style-name="P10">1.1. Предполетный (предсменный) медицинский осмотр направлен на своевременное выявление лиц, которые по состоянию здоровья не могут быть допущены к выполнению полета, а диспетчеры УВД к управлению воздушным движением.</text:p>
      <text:p text:style-name="P10">1.2. Предполетный (предсменный) медицинский осмотр проводится в индивидуальном порядке. Во время осмотра присутствие других членов экипажа (диспетчеров УВД) и посторонних лиц не допускается.</text:p>
      <text:p text:style-name="P10">Перед проведением предполетного (предсменного) медицинского осмотра дежурный медицинский работник гражданской авиации проверяет у членов экипажа, диспетчеров УВД свидетельство авиационного специалиста гражданской авиации и медицинское заключение ВЛЭК ГА.</text:p>
      <text:p text:style-name="P10">1.3. Предполетный (предсменный) медицинский осмотр проводится:</text:p>
      <text:p text:style-name="P10">членам экипажей воздушного судна;</text:p>
      <text:p text:style-name="P10">проверяющим, включенным в задание на полет;</text:p>
      <text:p text:style-name="P10">пилотам авиации общего назначения;</text:p>
      <text:p text:style-name="P10">диспетчерам УВД;</text:p>
      <text:p text:style-name="P10">инструкторам парашютной службы, парашютистам;</text:p>
      <text:p text:style-name="P10">слушателям командного факультета Академии гражданской авиации;</text:p>
      <text:p text:style-name="P10">курсантам учебных заведений гражданской авиации;</text:p>
      <text:p text:style-name="P10">авиационному персоналу, включенному в задание на полет.</text:p>
      <text:p text:style-name="P10">1.4. Предполетный медицинский осмотр члены летного и кабинного экипажа проходят перед началом полетов, но не ранее чем за 2 часа до вылета.</text:p>
      <text:p text:style-name="P10">1.5. Бортинженерам (бортмеханикам), бортпроводникам, выполняющим специальные полеты, разрешается проходить предполетный медицинский осмотр за 3,5 часа до вылета.</text:p>
      <text:p text:style-name="P10">1.6. При задержке вылета на 6 часов и более предполетный медицинский осмотр проводится повторно.</text:p>
      <text:p text:style-name="P10">1.7. Предполетный медицинский осмотр членов экипажа гражданского воздушного судна, выполняющего в течение рабочего времени несколько рейсов, проводится один раз перед вылетом.</text:p>
      <text:p text:style-name="P10"><text:soft-page-break/>1.8. Резервные экипажи проходят медицинский осмотр перед заступлением в резерв, а также перед вылетом, если с момента прохождения медицинского осмотра прошло 6 часов и более.</text:p>
      <text:p text:style-name="P10">1.9. При выполнении полетов на авиационных работах с временных аэродромов, где отсутствуют штатные медицинские работники гражданской авиации, а также перед вылетом с иностранного аэродрома (при выполнении международных полетов) предполетный медицинский осмотр не проводится. Решение о допуске членов летного и кабинного экипажа к полетам принимает командир воздушного судна.</text:p>
      <text:p text:style-name="P10">1.10. Послеполетный (послесменный) медицинский осмотр членов летного и кабинного экипажей, диспетчеров УВД проводится по медицинским показаниям.</text:p>
      <text:p text:style-name="P10">1.11. Весь персонал смены УВД проходит предсменный медицинский осмотр не ранее чем за 1 час перед заступлением на дежурство. Руководитель полетов медицинский осмотр проходит последним и обеспечивает своевременную явку на предсменный медицинский осмотр персонала всей смены УВД.</text:p>
      <text:p text:style-name="P10">При дежурстве смен ограниченной численности (до двенадцати человек) в отдаленных от основной базы местностях предсменный медицинский осмотр не проводится. Перечень таких смен определяется руководителем регионального управления воздушного транспорта Минтранса России на основании доклада главного специалиста управления по авиационной медицине. Решение о допуске к работе по управлению воздушным движением в этих случаях принимает руководитель полетов (старший диспетчер).</text:p>
      <text:p text:style-name="P10">1.12. Медицинский осмотр инструкторов парашютной службы (парашютистов), выполняющих в течение рабочего времени несколько прыжков, проводится один раз, но не ранее чем за 1 час перед первым прыжком.</text:p>
      <text:p text:style-name="P10">1.13. Предполетный медицинский осмотр слушателей командного факультета Академии гражданской авиации, курсантов учебных заведений гражданской авиации, выполняющих в течение летного дня несколько полетов, проводится один раз, но не ранее чем за 2 часа перед первым полетом.</text:p>
      <text:p text:style-name="P10">1.14. Медицинский осмотр авиационного персонала, включенного в задание на полет, проводится вместе с членами экипажа с предъявлением медицинского заключения о допуске по состоянию здоровья для полетов на воздушных судах от медицинского учреждения гражданской авиации.</text:p>
      <text:p text:style-name="P10">1.15. Членам экипажей воздушных судов других видов авиации предполетный медицинский осмотр проводится медицинскими работниками гражданской авиации в соответствии с настоящими требованиями.</text:p>
      <text:p text:style-name="P10">1.16. Авиационные специалисты, перечисленные в п.1.3, в случае заболевания, плохого самочувствия, недостаточного предполетного (предсменного) отдыха, нарушения режима питания докладывают о своем состоянии по команде и обращаются за медицинской помощью.</text:p>
      <text:p text:style-name="P10">1.17. Члены экипажа гражданского воздушного судна, диспетчеры УВД, авиаспециалисты, участвующие в полете, не прошедшие предполетный (предсменный) медицинский осмотр, медицинское освидетельствование во ВЛЭК ГА, полугодовые (годовые) медицинские осмотры у врача аэропорта (эксплуатанта), а также в случае установления у них факта употребления алкогольных напитков, наркотических средств, нарушения предполетного (предсменного) режима к выполнению полета (дежурству) не допускаются.</text:p>
      <text:p text:style-name="P10">2. Предполетный (предсменный) медицинский осмотр включает:</text:p>
      <text:p text:style-name="P10">2.1. Опрос, при котором должны быть выяснены жалобы на состояние здоровья, условия предполетного (предсменного) отдыха, продолжительность и качество сна, режим питания. Оценивается речь, мимика, эмоциональное состояние (спокойное, заторможенное, возбужденное).</text:p>
      <text:p text:style-name="P10">2.2. Осмотр включает: определение отклонений от обычного поведения, внешнего вида, окраски и состояния кожных покровов (бледность, гиперемия, акроцианоз, желтушность склер, отек век и т.д.), осмотр миндалин, слизистой мягкого и твердого неба задней стенки глотки, языка, реакции зрачков на свет, а также соответствие летного обмундирования условиям полета.</text:p>
      <text:p text:style-name="P5"><text:soft-page-break/> </text:p>
      <text:p text:style-name="P10">2.3. Исследование пульса проводят пальпацией лучевой артерии. Определяют его частоту, ритм, напряжение, наполнение, величину, форму в течение 30 секунд с пересчетом на 1 минуту. Летный состав допускается к полетам, диспетчер УВД к дежурству при частоте пульса не более 90 ударов в минуту и не менее 60 ударов в минуту.</text:p>
      <text:p text:style-name="P10">В случае, когда частота пульса, выходящая за вышеуказанные пределы, является индивидуальным вариантом нормы, допуск к полетам (управлению воздушным движением) осуществляется на основании записи об этом председателя врачебно-летной экспертной комиссии на оборотной стороне медицинского заключения в графе "Заключение".</text:p>
      <text:p text:style-name="P10">2.4. Членам экипажей, выполняющим специальные полеты, дополнительно проводится измерение артериального давления и температуры тела.</text:p>
      <text:p text:style-name="P10">2.5. По показаниям проводятся дополнительные исследования: измерение артериального давления, температуры тела, освидетельствование для установления факта употребления алкогольных напитков, наркотических средств.</text:p>
      <text:p text:style-name="P10">2.6. Летный состав допускается к полетам, диспетчер УВД к дежурству, при артериальном давлении не более 140/90 мм рт.ст. и не менее 100/60 мм рт.ст. В случае, когда величина артериального давления, выходящая за вышеуказанные пределы, является индивидуальным вариантом нормы, допуск к полетам (управлению воздушным движением) осуществляется на основании записи об этом председателя врачебно-летной экспертной комиссии на оборотной стороне медицинского заключения в графе "Заключение".</text:p>
      <text:p text:style-name="P10">3. Оформление документации.</text:p>
      <text:p text:style-name="P10">3.1. Журнал предполетного (предсменного) медицинского осмотра (приложения N 1 и N 2):</text:p>
      <text:p text:style-name="P10">записи ведет дежурный медицинский работник гражданской авиации, заполняя все графы журнала;</text:p>
      <text:p text:style-name="P10">при отсутствии жалоб на состояние здоровья член экипажа (диспетчер УВД), авиационный специалист, участвующий в полете, расписывается в графе "Подпись члена экипажа (диспетчера УВД)";</text:p>
      <text:p text:style-name="P10">при отсутствии жалоб, объективных признаков заболевания в ходе медицинского осмотра, утомления и нарушения предполетного (предсменного) режима отдыха дежурный медицинский работник гражданской авиации делает запись о допуске к полету (управлению воздушным движением) и расписывается.</text:p>
      <text:p text:style-name="P10">Журнал должен быть прошнурован, страницы пронумерованы, подписан руководителем медицинского учреждения гражданской авиации и скреплен печатью.</text:p>
      <text:p text:style-name="P10">3.2. После прохождения медицинского осмотра последним членом экипажа, дежурный медицинский работник гражданской авиации в задание на полет ставит штамп с наименованием здравпункта аэропорта (эксплуатанта), вписывает число, месяц, часы и минуты (время местное), количество членов экипажа и авиационного персонала, допущенных к полету и расписывается.</text:p>
      <text:p text:style-name="P10">Медицинский работник гражданской авиации не имеет права делать дополнительные записи или исправления в задании на полет.</text:p>
      <text:p text:style-name="P5"> </text:p>
      <text:p text:style-name="P10">3.3. В случае отстранения от полета (управления воздушным движением) при наличии жалоб, заболевания, утомления, недостаточного предполетного (предсменного) отдыха, нарушения режима питания, установления факта употребления алкогольных напитков или наркотических средств медицинский работник делает запись в журнале отстранения от полетов (дежурства) (приложение N 3), выдает справку об отстранении от полета (дежурства) (приложение N 4), докладывает руководителю полетов, диспетчеру аэродромно-диспетчерского пункта и направляет в лечебное учреждение.</text:p>
      <text:p text:style-name="P5"> </text:p>
      <text:p text:style-name="P10">3.4. В случае подозрения на употребление членом экипажа (диспетчером УВД) психоактивных веществ медицинское освидетельствование для установления факта их употребления проводится на предполетном (предсменном) медицинском осмотре.</text:p>
      <text:p text:style-name="P10"><text:soft-page-break/>Медицинское освидетельствование проводится по направлению руководящего состава организации гражданской авиации, инспекции по государственному надзору за безопасностью полетов, а также руководителей подразделений, ответственных за техническое состояние и эксплуатацию транспортных средств. Направление на медицинское освидетельствование оформляется письменно (приложение N 6).</text:p>
      <text:p text:style-name="P10">3.4.1. Медицинское освидетельствование для установления факта употребления психоактивных веществ проводится в помещении здравпункта, амбулатории, медико-санитарной части организации гражданской авиации, имеющих соответствующую лицензию.</text:p>
      <text:p text:style-name="P10">Медицинское освидетельствование проводит врач, прошедший обучение по программе медицинского освидетельствования для установления факта употребления психоактивных веществ.</text:p>
      <text:p text:style-name="P10">При отсутствии в штате организации гражданской авиации врача и значительной удаленности аэропорта от медицинских учреждений здравоохранения разрешается проведение медицинского освидетельствования фельдшером после его обучения по программе подготовки по вопросам проведения медицинского освидетельствования для установления факта употребления психоактивных веществ.</text:p>
      <text:p text:style-name="P10">3.4.2. Освидетельствуемый должен быть поставлен в известность о проводимом исследовании.</text:p>
      <text:p text:style-name="P10">3.4.3. Основой медицинского заключения о состояниях, связанных с употреблением психоактивных веществ, служат объективные данные клинического исследования.</text:p>
      <text:p text:style-name="P10">Кроме того, обязательно проводятся исследования выдыхаемого воздуха, мочи или слюны.</text:p>
      <text:p text:style-name="P10">3.4.4. Обязательным является применение не менее двух биохимических реакций и их повторное проведение через 20 минут.</text:p>
      <text:p text:style-name="P10">3.4.5. При подозрении на употребление обследуемым наркотических средств или психотропных веществ, при наличии клинической картины опьянения, отсутствии запаха алкоголя изо рта и отрицательных результатах биопроб на алкоголь проводится медицинское освидетельствование с применением экспресс-диагностики содержания наркотического средства или психотропного вещества в моче.</text:p>
      <text:p text:style-name="P10">Одна часть пробы мочи в опечатанном виде должна быть отправлена на экспертизу в химико-токсикологическую лабораторию. Вторая часть исследуемой мочи, взятой у освидетельствуемого, хранится в медицинском учреждении гражданской авиации в течение 35 дней для возможных контрольных исследований.</text:p>
      <text:p text:style-name="P10">3.4.6. Основными требованиями к методам, приборам и аппаратуре при проведении медицинского освидетельствования является соответствие их требованиям нормативных актов Российской Федерации.</text:p>
      <text:p text:style-name="P10">3.4.7. При получении положительных результатов медицинского обследования по факту употребления психоактивных веществ освидетельствуемый направляется на медицинское освидетельствование в определенное медицинское учреждение наркологического профиля.</text:p>
      <text:p text:style-name="P10">3.4.8. По результатам медицинского освидетельствования медицинским работником составляется акт медицинского освидетельствования (приложение N 7).</text:p>
      <text:p text:style-name="P10">3.4.9. В медицинское учреждение здравоохранения освидетельствуемый направляется при наличии письменного направления не позднее двух часов с момента проведения пробы.</text:p>
      <text:p text:style-name="P10">3.4.10. Результаты исследований не должны сообщаться обследуемому до окончания всей процедуры медицинского освидетельствования.</text:p>
      <text:p text:style-name="P10">3.4.11. В случае отказа освидетельствуемого от медицинского обследования факт отказа от медицинского обследования заносится в акт и заверяется подписью врача и обследуемого.</text:p>
      <text:p text:style-name="P10">3.4.12. Акт медицинского освидетельствования оформляется в трех экземплярах, подписывается врачом (фельдшером), проводившим медицинское освидетельствование, и освидетельствуемым. Сокращения, исправления и прочерки в акте не допускаются.</text:p>
      <text:p text:style-name="P10">Отказ освидетельствуемого от подписи заносят в акт, заверяют подписью врача (фельдшера), проводившего медицинское освидетельствование.</text:p>
      <text:p text:style-name="P10">3.4.13. Первый экземпляр акта направляется руководителю организации гражданской авиации, сотрудник которой проходил медицинское освидетельствование, второй - главному <text:soft-page-break/>специалисту (по авиационной медицине) межрегионального территориального управления воздушного транспорта Минтранса России, третий экземпляр остается в медицинском учреждении гражданской авиации, где проводилось медицинское освидетельствование.</text:p>
      <text:p text:style-name="P10">3.4.14. При установлении факта употребления членом экипажа воздушного судна или диспетчером УВД психоактивного вещества врач (фельдшер), проводивший медицинское освидетельствование, в течение суток по телефону, факсу или электронной почте информирует главного специалиста по авиационной медицине регионального управления воздушного транспорта Минтранса России и отдел авиационной медицины и охраны труда Управления персонала и учебных заведений гражданской авиации Минтранса России об отстранении от полетов (дежурства) с указанием фамилии, имени, отчества, возраста, должности, принадлежности освидетельствуемого к организации гражданской авиации и даты медицинского освидетельствования.</text:p>
      <text:p text:style-name="P10">3.5. Сведения о результатах предполетного (предсменного) медицинского осмотра в соответствии с приложением N 5 ежегодно к 1 февраля представляются медицинским учреждением гражданской авиации в отдел авиационной медицины и охраны труда Управления персонала и учебных заведений гражданской авиации Минтранса России.</text:p>
      <text:p text:style-name="P5"> </text:p>
      <text:p text:style-name="P11">Приложение N 1</text:p>
      <text:p text:style-name="P13"><text:span text:style-name="T3">к </text:span><text:span text:style-name="T2">Требованиям </text:span><text:span text:style-name="T3">к состоянию здоровья членов</text:span></text:p>
      <text:p text:style-name="P11">экипажей гражданских воздушных судов</text:p>
      <text:p text:style-name="P11">Российской Федерации и диспетчеров УВД</text:p>
      <text:p text:style-name="P11">на предполетном контроле и перед</text:p>
      <text:p text:style-name="P11">заступлением на дежурство</text:p>
      <text:p text:style-name="P5"> </text:p>
      <text:p text:style-name="P8">Аэропорт ________________________________</text:p>
      <text:p text:style-name="P8">Организация _____________________________</text:p>
      <text:p text:style-name="P8">Структурное подразделение _______________</text:p>
      <text:p text:style-name="P5"> </text:p>
      <text:p text:style-name="P5">                             <text:span text:style-name="T5">Журнал N ______</text:span></text:p>
      <text:p text:style-name="P5">     <text:span text:style-name="T5">предполетного медицинского осмотра членов экипажей гражданских</text:span></text:p>
      <text:p text:style-name="P5">                          <text:span text:style-name="T5">воздушных судов</text:span></text:p>
      <text:p text:style-name="P5"> </text:p>
      <text:p text:style-name="P8">Начало ведения журнала _____________</text:p>
      <text:p text:style-name="P8">Окончание ведения журнала __________</text:p>
      <text:p text:style-name="P5"> </text:p>
      <text:p text:style-name="P5"> ———————————————————————————————————————————————————————————————————————</text:p>
      <text:p text:style-name="P8">|Но- | Дата и  | Фамилия,  |Должность |Номер | Дата и  |Номер | Дата и  |</text:p>
      <text:p text:style-name="P8">|мер |  время  | инициалы  |          |рейса |  время  |борта |  время  |</text:p>
      <text:p text:style-name="P8">| по |осмотра, |           |          |  по  | вылета  |      |последне-|</text:p>
      <text:p text:style-name="P8">|по- | ч. мин  |           |          |вылету| (план), |      |   го    |</text:p>
      <text:p text:style-name="P8">|ряд-|         |           |          |      | ч. мин  |      |прилета, |</text:p>
      <text:p text:style-name="P8">| ку |         |           |          |      |         |      | ч. мин  |</text:p>
      <text:p text:style-name="P8">|————|—————————|———————————|——————————|——————|—————————|——————|—————————|</text:p>
      <text:p text:style-name="P8">| 1  |    2    |     3     |    4     |  5   |    6    |  7   |    8    |</text:p>
      <text:p text:style-name="P8">|————|—————————|———————————|——————————|——————|—————————|——————|—————————|</text:p>
      <text:p text:style-name="P8">|    |         |           |          |      |         |      |         |</text:p>
      <text:p text:style-name="P8">|————|—————————|———————————|——————————|——————|—————————|——————|—————————|</text:p>
      <text:p text:style-name="P8">|    |         |           |          |      |         |      |         |</text:p>
      <text:p text:style-name="P8">|————|—————————|———————————|——————————|——————|—————————|——————|—————————|</text:p>
      <text:p text:style-name="P8">|    |         |           |          |      |         |      |         |</text:p>
      <text:p text:style-name="P8">|————|—————————|———————————|——————————|——————|—————————|——————|—————————|</text:p>
      <text:p text:style-name="P8"><text:soft-page-break/>|    |         |           |          |      |         |      |         |</text:p>
      <text:p text:style-name="P8">|————|—————————|———————————|——————————|——————|—————————|——————|—————————|</text:p>
      <text:p text:style-name="P8">|    |         |           |          |      |         |      |         |</text:p>
      <text:p text:style-name="P8">|————|—————————|———————————|——————————|——————|—————————|——————|—————————|</text:p>
      <text:p text:style-name="P8">|    |         |           |          |      |         |      |         |</text:p>
      <text:p text:style-name="P8">|————|—————————|———————————|——————————|——————|—————————|——————|—————————|</text:p>
      <text:p text:style-name="P8">|    |         |           |          |      |         |      |         |</text:p>
      <text:p text:style-name="P8">|————|—————————|———————————|——————————|——————|—————————|——————|—————————|</text:p>
      <text:p text:style-name="P8">|    |         |           |          |      |         |      |         |</text:p>
      <text:p text:style-name="P8">|————|—————————|———————————|——————————|——————|—————————|——————|—————————|</text:p>
      <text:p text:style-name="P8">|    |         |           |          |      |         |      |         |</text:p>
      <text:p text:style-name="P8">|————|—————————|———————————|——————————|——————|—————————|——————|—————————|</text:p>
      <text:p text:style-name="P8">|    |         |           |          |      |         |      |         |</text:p>
      <text:p text:style-name="P8">|————|—————————|———————————|——————————|——————|—————————|——————|—————————|</text:p>
      <text:p text:style-name="P8">|    |         |           |          |      |         |      |         |</text:p>
      <text:p text:style-name="P8">|————|—————————|———————————|——————————|——————|—————————|——————|—————————|</text:p>
      <text:p text:style-name="P8">|    |         |           |          |      |         |      |         |</text:p>
      <text:p text:style-name="P8">|————|—————————|———————————|——————————|——————|—————————|——————|—————————|</text:p>
      <text:p text:style-name="P8">|    |         |           |          |      |         |      |         |</text:p>
      <text:p text:style-name="P8">|————|—————————|———————————|——————————|——————|—————————|——————|—————————|</text:p>
      <text:p text:style-name="P8">|    |         |           |          |      |         |      |         |</text:p>
      <text:p text:style-name="P5"> ———————————————————————————————————————————————————————————————————————</text:p>
      <text:p text:style-name="P5"> </text:p>
      <text:p text:style-name="P5"> ———————————————————————————————————————————————————————————————————————</text:p>
      <text:p text:style-name="P8">|Жалобы |Подпись |Час- |Состояние|   По показаниям   |Заключе-|Должность|</text:p>
      <text:p text:style-name="P8">|       | члена  |тота |слизистых|———————————————————|  ние   |и подпись|</text:p>
      <text:p text:style-name="P8">|       |экипажа |пуль-| и зева  |прове-|тем- |арте- |        |медицинс-|</text:p>
      <text:p text:style-name="P8">|       |        | са  |         | рка  |пера-|риаль-|        |  кого   |</text:p>
      <text:p text:style-name="P8">|       |        |     |         |носо- |тура | ное  |        |работника|</text:p>
      <text:p text:style-name="P8">|       |        |     |         | вого |     |давле-|        |         |</text:p>
      <text:p text:style-name="P8">|       |        |     |         |      |     | ние  |        |         |</text:p>
      <text:p text:style-name="P8">|———————|————————|—————|—————————|——————|—————|——————|————————|—————————|</text:p>
      <text:p text:style-name="P8">|   9   |   10   | 11  |   12    |  13  | 14  |  15  |   16   |   17    |</text:p>
      <text:p text:style-name="P8">|———————|————————|—————|—————————|——————|—————|——————|————————|—————————|</text:p>
      <text:p text:style-name="P8">|       |        |     |         |      |     |      |        |         |</text:p>
      <text:p text:style-name="P8">|———————|————————|—————|—————————|——————|—————|——————|————————|—————————|</text:p>
      <text:p text:style-name="P8">|       |        |     |         |      |     |      |        |         |</text:p>
      <text:p text:style-name="P8">|———————|————————|—————|—————————|——————|—————|——————|————————|—————————|</text:p>
      <text:p text:style-name="P8">|       |        |     |         |      |     |      |        |         |</text:p>
      <text:p text:style-name="P8">|———————|————————|—————|—————————|——————|—————|——————|————————|—————————|</text:p>
      <text:p text:style-name="P8">|       |        |     |         |      |     |      |        |         |</text:p>
      <text:p text:style-name="P8">|———————|————————|—————|—————————|——————|—————|——————|————————|—————————|</text:p>
      <text:p text:style-name="P8">|       |        |     |         |      |     |      |        |         |</text:p>
      <text:p text:style-name="P8">|———————|————————|—————|—————————|——————|—————|——————|————————|—————————|</text:p>
      <text:p text:style-name="P8">|       |        |     |         |      |     |      |        |         |</text:p>
      <text:p text:style-name="P8">|———————|————————|—————|—————————|——————|—————|——————|————————|—————————|</text:p>
      <text:p text:style-name="P8">|       |        |     |         |      |     |      |        |         |</text:p>
      <text:p text:style-name="P8">|———————|————————|—————|—————————|——————|—————|——————|————————|—————————|</text:p>
      <text:p text:style-name="P8">|       |        |     |         |      |     |      |        |         |</text:p>
      <text:p text:style-name="P8">|———————|————————|—————|—————————|——————|—————|——————|————————|—————————|</text:p>
      <text:p text:style-name="P8">|       |        |     |         |      |     |      |        |         |</text:p>
      <text:p text:style-name="P8"><text:soft-page-break/>|———————|————————|—————|—————————|——————|—————|——————|————————|—————————|</text:p>
      <text:p text:style-name="P8">|       |        |     |         |      |     |      |        |         |</text:p>
      <text:p text:style-name="P8">|———————|————————|—————|—————————|——————|—————|——————|————————|—————————|</text:p>
      <text:p text:style-name="P8">|       |        |     |         |      |     |      |        |         |</text:p>
      <text:p text:style-name="P8">|———————|————————|—————|—————————|——————|—————|——————|————————|—————————|</text:p>
      <text:p text:style-name="P8">|       |        |     |         |      |     |      |        |         |</text:p>
      <text:p text:style-name="P8">|———————|————————|—————|—————————|——————|—————|——————|————————|—————————|</text:p>
      <text:p text:style-name="P8">|       |        |     |         |      |     |      |        |         |</text:p>
      <text:p text:style-name="P8">|———————|————————|—————|—————————|——————|—————|——————|————————|—————————|</text:p>
      <text:p text:style-name="P8">|       |        |     |         |      |     |      |        |         |</text:p>
      <text:p text:style-name="P8">|———————|————————|—————|—————————|——————|—————|——————|————————|—————————|</text:p>
      <text:p text:style-name="P8">|       |        |     |         |      |     |      |        |         |</text:p>
      <text:p text:style-name="P8">|———————|————————|—————|—————————|——————|—————|——————|————————|—————————|</text:p>
      <text:p text:style-name="P8">|       |        |     |         |      |     |      |        |         |</text:p>
      <text:p text:style-name="P8">|———————|————————|—————|—————————|——————|—————|——————|————————|—————————|</text:p>
      <text:p text:style-name="P8">|       |        |     |         |      |     |      |        |         |</text:p>
      <text:p text:style-name="P5"> ———————————————————————————————————————————————————————————————————————</text:p>
      <text:p text:style-name="P5"> </text:p>
      <text:p text:style-name="P5">                            <text:span text:style-name="T4">В этой книге пронумеровано и</text:span></text:p>
      <text:p text:style-name="P5">                            <text:span text:style-name="T4">прошнуровано ______________________ страниц и</text:span></text:p>
      <text:p text:style-name="P5">                                                 <text:span text:style-name="T4">прописью</text:span></text:p>
      <text:p text:style-name="P5">                            <text:span text:style-name="T4">опечатано печатью</text:span></text:p>
      <text:p text:style-name="P5"> </text:p>
      <text:p text:style-name="P5">                            <text:span text:style-name="T4">М.П. _________ _________  ___________________</text:span></text:p>
      <text:p text:style-name="P5">                                 <text:span text:style-name="T4">должность  подпись   расшифровка подписи</text:span></text:p>
      <text:p text:style-name="P5"> </text:p>
      <text:p text:style-name="P8">"___"____________ 20__г.</text:p>
      <text:p text:style-name="P5"> </text:p>
      <text:p text:style-name="P11">Приложение N 2</text:p>
      <text:p text:style-name="P13"><text:span text:style-name="T3">к </text:span><text:span text:style-name="T2">Требованиям </text:span><text:span text:style-name="T3">к состоянию здоровья членов экипажей</text:span></text:p>
      <text:p text:style-name="P11">гражданских воздушных судов Российской Федерации и</text:p>
      <text:p text:style-name="P11">диспетчеров УВД на предполетном контроле</text:p>
      <text:p text:style-name="P11">и перед заступлением на дежурство</text:p>
      <text:p text:style-name="P5"> </text:p>
      <text:p text:style-name="P8">Аэропорт ________________________________</text:p>
      <text:p text:style-name="P8">Организация _____________________________</text:p>
      <text:p text:style-name="P8">Структурное подразделение _______________</text:p>
      <text:p text:style-name="P5"> </text:p>
      <text:p text:style-name="P5">                             <text:span text:style-name="T5">Журнал N ______</text:span></text:p>
      <text:p text:style-name="P5">          <text:span text:style-name="T5">предсменного медицинского осмотра диспетчеров УВД</text:span></text:p>
      <text:p text:style-name="P5"> </text:p>
      <text:p text:style-name="P8">Начало ведения журнала _____________</text:p>
      <text:p text:style-name="P8">Окончание ведения журнала __________</text:p>
      <text:p text:style-name="P5"> </text:p>
      <text:p text:style-name="P5"> ———————————————————————————————————————————————————————————————————————</text:p>
      <text:p text:style-name="P8">|Но- | Дата и  |  Фамилия,   |Должность |      Жалобы       |  Подпись  |</text:p>
      <text:p text:style-name="P8">|мер |  время  |  инициалы   |          |                   |диспетчера |</text:p>
      <text:p text:style-name="P8">| по |осмотра, |             |          |                   |           |</text:p>
      <text:p text:style-name="P8">|по- |  ч мин  |             |          |                   |           |</text:p>
      <text:p text:style-name="P8"><text:soft-page-break/>|ряд-|         |             |          |                   |           |</text:p>
      <text:p text:style-name="P8">| ку |         |             |          |                   |           |</text:p>
      <text:p text:style-name="P8">|————|—————————|—————————————|——————————|———————————————————|———————————|</text:p>
      <text:p text:style-name="P8">| 1  |    2    |      3      |    4     |         5         |     6     |</text:p>
      <text:p text:style-name="P8">|————|—————————|—————————————|——————————|———————————————————|———————————|</text:p>
      <text:p text:style-name="P8">|    |         |             |          |                   |           |</text:p>
      <text:p text:style-name="P8">|————|—————————|—————————————|——————————|———————————————————|———————————|</text:p>
      <text:p text:style-name="P8">|    |         |             |          |                   |           |</text:p>
      <text:p text:style-name="P8">|————|—————————|—————————————|——————————|———————————————————|———————————|</text:p>
      <text:p text:style-name="P8">|    |         |             |          |                   |           |</text:p>
      <text:p text:style-name="P8">|————|—————————|—————————————|——————————|———————————————————|———————————|</text:p>
      <text:p text:style-name="P8">|    |         |             |          |                   |           |</text:p>
      <text:p text:style-name="P8">|————|—————————|—————————————|——————————|———————————————————|———————————|</text:p>
      <text:p text:style-name="P8">|    |         |             |          |                   |           |</text:p>
      <text:p text:style-name="P8">|————|—————————|—————————————|——————————|———————————————————|———————————|</text:p>
      <text:p text:style-name="P8">|    |         |             |          |                   |           |</text:p>
      <text:p text:style-name="P8">|————|—————————|—————————————|——————————|———————————————————|———————————|</text:p>
      <text:p text:style-name="P8">|    |         |             |          |                   |           |</text:p>
      <text:p text:style-name="P8">|————|—————————|—————————————|——————————|———————————————————|———————————|</text:p>
      <text:p text:style-name="P8">|    |         |             |          |                   |           |</text:p>
      <text:p text:style-name="P8">|————|—————————|—————————————|——————————|———————————————————|———————————|</text:p>
      <text:p text:style-name="P8">|    |         |             |          |                   |           |</text:p>
      <text:p text:style-name="P8">|————|—————————|—————————————|——————————|———————————————————|———————————|</text:p>
      <text:p text:style-name="P8">|    |         |             |          |                   |           |</text:p>
      <text:p text:style-name="P8">|————|—————————|—————————————|——————————|———————————————————|———————————|</text:p>
      <text:p text:style-name="P8">|    |         |             |          |                   |           |</text:p>
      <text:p text:style-name="P8">|————|—————————|—————————————|——————————|———————————————————|———————————|</text:p>
      <text:p text:style-name="P8">|    |         |             |          |                   |           |</text:p>
      <text:p text:style-name="P5"> ———————————————————————————————————————————————————————————————————————</text:p>
      <text:p text:style-name="P5"> </text:p>
      <text:p text:style-name="P5"> ———————————————————————————————————————————————————————————————————————</text:p>
      <text:p text:style-name="P8">| Частота  |  Состояние  |        Заключение        |Должность и подпись|</text:p>
      <text:p text:style-name="P8">|  пульса  | слизистых и |                          |   медицинского    |</text:p>
      <text:p text:style-name="P8">|          |    зева     |                          |     работника     |</text:p>
      <text:p text:style-name="P8">|——————————|—————————————|——————————————————————————|———————————————————|</text:p>
      <text:p text:style-name="P8">|    8     |      9      |            10            |        11         |</text:p>
      <text:p text:style-name="P8">|——————————|—————————————|——————————————————————————|———————————————————|</text:p>
      <text:p text:style-name="P8">|          |             |                          |                   |</text:p>
      <text:p text:style-name="P8">|——————————|—————————————|——————————————————————————|———————————————————|</text:p>
      <text:p text:style-name="P8">|          |             |                          |                   |</text:p>
      <text:p text:style-name="P8">|——————————|—————————————|——————————————————————————|———————————————————|</text:p>
      <text:p text:style-name="P8">|          |             |                          |                   |</text:p>
      <text:p text:style-name="P8">|——————————|—————————————|——————————————————————————|———————————————————|</text:p>
      <text:p text:style-name="P8">|          |             |                          |                   |</text:p>
      <text:p text:style-name="P8">|——————————|—————————————|——————————————————————————|———————————————————|</text:p>
      <text:p text:style-name="P8">|          |             |                          |                   |</text:p>
      <text:p text:style-name="P8">|——————————|—————————————|——————————————————————————|———————————————————|</text:p>
      <text:p text:style-name="P8">|          |             |                          |                   |</text:p>
      <text:p text:style-name="P8">|——————————|—————————————|——————————————————————————|———————————————————|</text:p>
      <text:p text:style-name="P8">|          |             |                          |                   |</text:p>
      <text:p text:style-name="P8">|——————————|—————————————|——————————————————————————|———————————————————|</text:p>
      <text:p text:style-name="P8"><text:soft-page-break/>|          |             |                          |                   |</text:p>
      <text:p text:style-name="P8">|——————————|—————————————|——————————————————————————|———————————————————|</text:p>
      <text:p text:style-name="P8">|          |             |                          |                   |</text:p>
      <text:p text:style-name="P8">|——————————|—————————————|——————————————————————————|———————————————————|</text:p>
      <text:p text:style-name="P8">|          |             |                          |                   |</text:p>
      <text:p text:style-name="P8">|——————————|—————————————|——————————————————————————|———————————————————|</text:p>
      <text:p text:style-name="P8">|          |             |                          |                   |</text:p>
      <text:p text:style-name="P5"> ———————————————————————————————————————————————————————————————————————</text:p>
      <text:p text:style-name="P5"> </text:p>
      <text:p text:style-name="P5">                            <text:span text:style-name="T4">В этой книге пронумеровано и</text:span></text:p>
      <text:p text:style-name="P5">                            <text:span text:style-name="T4">прошнуровано ______________________ страниц и</text:span></text:p>
      <text:p text:style-name="P5">                                                 <text:span text:style-name="T4">прописью</text:span></text:p>
      <text:p text:style-name="P5">                            <text:span text:style-name="T4">опечатано</text:span></text:p>
      <text:p text:style-name="P5"> </text:p>
      <text:p text:style-name="P5">                            <text:span text:style-name="T4">М.П. _________ _________  ___________________</text:span></text:p>
      <text:p text:style-name="P5">                                 <text:span text:style-name="T4">должность  подпись   расшифровка подписи</text:span></text:p>
      <text:p text:style-name="P5"> </text:p>
      <text:p text:style-name="P5">                                                <text:span text:style-name="T4">"___"____________ 20   г.</text:span></text:p>
      <text:p text:style-name="P5"> </text:p>
      <text:p text:style-name="P11">Приложение N 3</text:p>
      <text:p text:style-name="P13"><text:span text:style-name="T3">к </text:span><text:span text:style-name="T2">Требованиям </text:span><text:span text:style-name="T3">к состоянию здоровья членов экипажей</text:span></text:p>
      <text:p text:style-name="P11">гражданских воздушных судов Российской Федерации и</text:p>
      <text:p text:style-name="P11">диспетчеров УВД на предполетном контроле и</text:p>
      <text:p text:style-name="P11">перед заступлением на дежурство</text:p>
      <text:p text:style-name="P5"> </text:p>
      <text:p text:style-name="P8">Аэропорт ________________________________</text:p>
      <text:p text:style-name="P8">Организация _____________________________</text:p>
      <text:p text:style-name="P8">Структурное подразделение _______________</text:p>
      <text:p text:style-name="P5"> </text:p>
      <text:p text:style-name="P5">                             <text:span text:style-name="T5">Журнал N ______</text:span></text:p>
      <text:p text:style-name="P5">                  <text:span text:style-name="T5">отстранения от полетов (дежурств)</text:span></text:p>
      <text:p text:style-name="P5"> </text:p>
      <text:p text:style-name="P8">Начало ведения журнала _____________</text:p>
      <text:p text:style-name="P8">Окончание ведения журнала __________</text:p>
      <text:p text:style-name="P5"> </text:p>
      <text:p text:style-name="P5"> ———————————————————————————————————————————————————————————————————————</text:p>
      <text:p text:style-name="P8">|Но- |Дата и | Фамилия, |Должность|Наименова- |   Причина   |Должность и|</text:p>
      <text:p text:style-name="P8">|мер | время |   имя,   |         |    ние    | отстранения |  подпись  |</text:p>
      <text:p text:style-name="P8">| по |осмотра| отчество |         |организации| от полетов  |медицинско-|</text:p>
      <text:p text:style-name="P8">|по- |, ч мин|          |         |    или    | (дежурств)  |    го     |</text:p>
      <text:p text:style-name="P8">|ряд-|       |          |         |подразделе-|             | работника |</text:p>
      <text:p text:style-name="P8">| ку |       |          |         |    ния    |             |           |</text:p>
      <text:p text:style-name="P8">|————|———————|——————————|—————————|———————————|—————————————|———————————|</text:p>
      <text:p text:style-name="P8">| 1  |   2   |    3     |    4    |     5     |      6      |     7     |</text:p>
      <text:p text:style-name="P8">|————|———————|——————————|—————————|———————————|—————————————|———————————|</text:p>
      <text:p text:style-name="P8">|    |       |          |         |           |             |           |</text:p>
      <text:p text:style-name="P8">|————|———————|——————————|—————————|———————————|—————————————|———————————|</text:p>
      <text:p text:style-name="P8">|    |       |          |         |           |             |           |</text:p>
      <text:p text:style-name="P8">|————|———————|——————————|—————————|———————————|—————————————|———————————|</text:p>
      <text:p text:style-name="P8"><text:soft-page-break/>|    |       |          |         |           |             |           |</text:p>
      <text:p text:style-name="P8">|————|———————|——————————|—————————|———————————|—————————————|———————————|</text:p>
      <text:p text:style-name="P8">|    |       |          |         |           |             |           |</text:p>
      <text:p text:style-name="P8">|————|———————|——————————|—————————|———————————|—————————————|———————————|</text:p>
      <text:p text:style-name="P8">|    |       |          |         |           |             |           |</text:p>
      <text:p text:style-name="P8">|————|———————|——————————|—————————|———————————|—————————————|———————————|</text:p>
      <text:p text:style-name="P8">|    |       |          |         |           |             |           |</text:p>
      <text:p text:style-name="P5"> ———————————————————————————————————————————————————————————————————————</text:p>
      <text:p text:style-name="P5"> </text:p>
      <text:p text:style-name="P5"> ———————————————————————————————————————————————————————————————————————</text:p>
      <text:p text:style-name="P8">|    Куда направлен    |Когда и кому сообщено об| Когда и кем допущен к |</text:p>
      <text:p text:style-name="P8">|     отстраненный     |      отстранении       |     летной работе     |</text:p>
      <text:p text:style-name="P8">|                      |                        |      (дежурству)      |</text:p>
      <text:p text:style-name="P8">|——————————————————————|————————————————————————|———————————————————————|</text:p>
      <text:p text:style-name="P8">|          8           |           9            |          10           |</text:p>
      <text:p text:style-name="P8">|——————————————————————|————————————————————————|———————————————————————|</text:p>
      <text:p text:style-name="P8">|                      |                        |                       |</text:p>
      <text:p text:style-name="P8">|——————————————————————|————————————————————————|———————————————————————|</text:p>
      <text:p text:style-name="P8">|                      |                        |                       |</text:p>
      <text:p text:style-name="P8">|——————————————————————|————————————————————————|———————————————————————|</text:p>
      <text:p text:style-name="P8">|                      |                        |                       |</text:p>
      <text:p text:style-name="P8">|——————————————————————|————————————————————————|———————————————————————|</text:p>
      <text:p text:style-name="P8">|                      |                        |                       |</text:p>
      <text:p text:style-name="P8">|——————————————————————|————————————————————————|———————————————————————|</text:p>
      <text:p text:style-name="P8">|                      |                        |                       |</text:p>
      <text:p text:style-name="P8">|——————————————————————|————————————————————————|———————————————————————|</text:p>
      <text:p text:style-name="P8">|                      |                        |                       |</text:p>
      <text:p text:style-name="P8">|——————————————————————|————————————————————————|———————————————————————|</text:p>
      <text:p text:style-name="P8">|                      |                        |                       |</text:p>
      <text:p text:style-name="P8">|——————————————————————|————————————————————————|———————————————————————|</text:p>
      <text:p text:style-name="P8">|                      |                        |                       |</text:p>
      <text:p text:style-name="P8">|——————————————————————|————————————————————————|———————————————————————|</text:p>
      <text:p text:style-name="P8">|                      |                        |                       |</text:p>
      <text:p text:style-name="P8">|——————————————————————|————————————————————————|———————————————————————|</text:p>
      <text:p text:style-name="P8">|                      |                        |                       |</text:p>
      <text:p text:style-name="P8">|——————————————————————|————————————————————————|———————————————————————|</text:p>
      <text:p text:style-name="P8">|                      |                        |                       |</text:p>
      <text:p text:style-name="P8">|——————————————————————|————————————————————————|———————————————————————|</text:p>
      <text:p text:style-name="P8">|                      |                        |                       |</text:p>
      <text:p text:style-name="P8">|——————————————————————|————————————————————————|———————————————————————|</text:p>
      <text:p text:style-name="P8">|                      |                        |                       |</text:p>
      <text:p text:style-name="P5"> ———————————————————————————————————————————————————————————————————————</text:p>
      <text:p text:style-name="P5"> </text:p>
      <text:p text:style-name="P5">                            <text:span text:style-name="T4">В этой книге пронумеровано и</text:span></text:p>
      <text:p text:style-name="P5">                            <text:span text:style-name="T4">прошнуровано ______________________ страниц и</text:span></text:p>
      <text:p text:style-name="P5">                                                 <text:span text:style-name="T4">прописью</text:span></text:p>
      <text:p text:style-name="P5">                            <text:span text:style-name="T4">опечатано</text:span></text:p>
      <text:p text:style-name="P5"> </text:p>
      <text:p text:style-name="P5">                            <text:span text:style-name="T4">М.П. _________ _________  ___________________</text:span></text:p>
      <text:p text:style-name="P5"><text:soft-page-break/>                                 <text:span text:style-name="T4">должность  подпись   расшифровка подписи</text:span></text:p>
      <text:p text:style-name="P5"> </text:p>
      <text:p text:style-name="P8">"___"____________ 20___г.</text:p>
      <text:p text:style-name="P5"> </text:p>
      <text:p text:style-name="P11">Приложение N 4</text:p>
      <text:p text:style-name="P13"><text:span text:style-name="T3">к </text:span><text:span text:style-name="T2">Требованиям </text:span><text:span text:style-name="T3">к состоянию здоровья членов экипажей</text:span></text:p>
      <text:p text:style-name="P11">гражданских воздушных судов Российской Федерации и</text:p>
      <text:p text:style-name="P11">диспетчеров УВД на предполетном контроле и</text:p>
      <text:p text:style-name="P11">перед заступлением на дежурство</text:p>
      <text:p text:style-name="P5"> </text:p>
      <text:p text:style-name="P8">Штамп медицинского учреждения</text:p>
      <text:p text:style-name="P5"> </text:p>
      <text:p text:style-name="P5">                            <text:span text:style-name="T5">Справка N _______</text:span></text:p>
      <text:p text:style-name="P5">                  <text:span text:style-name="T5">об отстранении от полета (дежурства)</text:span></text:p>
      <text:p text:style-name="P5"> </text:p>
      <text:p text:style-name="P8">_________________________________________________________________________</text:p>
      <text:p text:style-name="P5">       <text:span text:style-name="T4">фамилия, инициалы, должность, наименование организации или</text:span></text:p>
      <text:p text:style-name="P5">                       <text:span text:style-name="T4">структурного подразделения</text:span></text:p>
      <text:p text:style-name="P8">отстранен от полета (дежурства) на предполетном (предсменном) медицинском</text:p>
      <text:p text:style-name="P8">осмотре</text:p>
      <text:p text:style-name="P8">"___"___________ 20__г.  _____ ч ____ мин</text:p>
      <text:p text:style-name="P8">Предварительный диагноз _________________________________________________</text:p>
      <text:p text:style-name="P8">_________________________________________________________________________</text:p>
      <text:p text:style-name="P8">Краткие объективные данные ______________________________________________</text:p>
      <text:p text:style-name="P8">_________________________________________________________________________</text:p>
      <text:p text:style-name="P8">_________________________________________________________________________</text:p>
      <text:p text:style-name="P8">_________________________________________________________________________</text:p>
      <text:p text:style-name="P8">_________________________________________________________________________</text:p>
      <text:p text:style-name="P8">Дата явки к врачу ___________________________________ "___" ______ 20__г.</text:p>
      <text:p text:style-name="P5">                   <text:span text:style-name="T4">наименование лечебного учреждения</text:span></text:p>
      <text:p text:style-name="P8">________________ ______________ ________________________</text:p>
      <text:p text:style-name="P5">   <text:span text:style-name="T4">должность         подпись       расшифровка подписи</text:span></text:p>
      <text:p text:style-name="P5"> </text:p>
      <text:p text:style-name="P8">"___" ___________ 20__г.</text:p>
      <text:p text:style-name="P5"> </text:p>
      <text:p text:style-name="P8">Треугольный штамп для справок</text:p>
      <text:p text:style-name="P5"> </text:p>
      <text:p text:style-name="P11">Приложение N 5</text:p>
      <text:p text:style-name="P13"><text:span text:style-name="T3">к </text:span><text:span text:style-name="T2">Требованиям </text:span><text:span text:style-name="T3">к состоянию здоровья членов экипажей</text:span></text:p>
      <text:p text:style-name="P11">гражданских воздушных судов Российской Федерации и</text:p>
      <text:p text:style-name="P11">диспетчеров УВД на предполетном контроле и</text:p>
      <text:p text:style-name="P11">перед заступлением на дежурство</text:p>
      <text:p text:style-name="P5"> </text:p>
      <text:p text:style-name="P8">Организация _________________________</text:p>
      <text:p text:style-name="P8">Структурное подразделение ___________                    Дата составления</text:p>
      <text:p text:style-name="P5">                                                         <text:span text:style-name="T4">"  "______    г.</text:span></text:p>
      <text:p text:style-name="P5"> </text:p>
      <text:p text:style-name="P5">                                <text:span text:style-name="T5">Сведения</text:span></text:p>
      <text:p text:style-name="P5">          <text:span text:style-name="T5">о предполетных медицинских осмотрах летного состава,</text:span></text:p>
      <text:p text:style-name="P5">            <text:span text:style-name="T5">бортпроводников, бортоператоров, диспетчеров УВД,</text:span></text:p>
      <text:p text:style-name="P5">                    <text:span text:style-name="T5">инженерно-технического персонала</text:span></text:p>
      <text:p text:style-name="P5"><text:soft-page-break/>                          <text:span text:style-name="T5">за         20__год</text:span></text:p>
      <text:p text:style-name="P5"> </text:p>
      <text:p text:style-name="P5"> ————————————————————————————————————————————————————————————————————————————————————————————————————————————</text:p>
      <text:p text:style-name="P8">|   Наименование   |Команд-|  Самолеты  | Вертолеты |Штурма-|Бортинже-| Всего | Борт  | Борт |Диспе-|Инженер-|</text:p>
      <text:p text:style-name="P8">|    показателя    |  но-  |            |           |  ны   |  неры,  |летного|провод-|опера-|тчеры |  но-   |</text:p>
      <text:p text:style-name="P8">|                  |летный |            |           |       |бортмеха-|состава| ники  | торы | УВД  |техниче-|</text:p>
      <text:p text:style-name="P8">|                  |состав |            |           |       |  ники,  |       |       |      |      |  ский  |</text:p>
      <text:p text:style-name="P8">|                  |       |            |           |       |бортради-|       |       |      |      |персонал|</text:p>
      <text:p text:style-name="P8">|                  |       |            |           |       |   сты   |       |       |      |      |   ,    |</text:p>
      <text:p text:style-name="P8">|                  |       |            |           |       |         |       |       |      |      |менедже-|</text:p>
      <text:p text:style-name="P8">|                  |       |            |           |       |         |       |       |      |      |   ры   |</text:p>
      <text:p text:style-name="P8">|                  |       |————————————|———————————|       |         |       |       |      |      |        |</text:p>
      <text:p text:style-name="P8">|                  |       | КВС | 2-е  | КВС | 2-е |       |         |       |       |      |      |        |</text:p>
      <text:p text:style-name="P8">|                  |       |     |пилоты|     |пило-|       |         |       |       |      |      |        |</text:p>
      <text:p text:style-name="P8">|                  |       |     |      |     | ты  |       |         |       |       |      |      |        |</text:p>
      <text:p text:style-name="P8">|——————————————————|———————|—————|——————|—————|—————|———————|—————————|———————|———————|——————|——————|————————|</text:p>
      <text:p text:style-name="P8">|Осмотрено, чел.   |       |     |      |     |     |       |         |       |       |      |      |        |</text:p>
      <text:p text:style-name="P8">|——————————————————|———————|—————|——————|—————|—————|———————|—————————|———————|———————|——————|——————|————————|</text:p>
      <text:p text:style-name="P8">|Отстранено, чел., |       |     |      |     |     |       |         |       |       |      |      |        |</text:p>
      <text:p text:style-name="P8">|——————————————————|———————|—————|——————|—————|—————|———————|—————————|———————|———————|——————|——————|————————|</text:p>
      <text:p text:style-name="P8">|всего,            |       |     |      |     |     |       |         |       |       |      |      |        |</text:p>
      <text:p text:style-name="P8">|——————————————————|———————|—————|——————|—————|—————|———————|—————————|———————|———————|——————|——————|————————|</text:p>
      <text:p text:style-name="P8">|из них в связи с: |       |     |      |     |     |       |         |       |       |      |      |        |</text:p>
      <text:p text:style-name="P8">|——————————————————|———————|—————|——————|—————|—————|———————|—————————|———————|———————|——————|——————|————————|</text:p>
      <text:p text:style-name="P8">|-           острым|       |     |      |     |     |       |         |       |       |      |      |        |</text:p>
      <text:p text:style-name="P8">|заболеванием      |       |     |      |     |     |       |         |       |       |      |      |        |</text:p>
      <text:p text:style-name="P8">|——————————————————|———————|—————|——————|—————|—————|———————|—————————|———————|———————|——————|——————|————————|</text:p>
      <text:p text:style-name="P8"><text:soft-page-break/>|-      обострением|       |     |      |     |     |       |         |       |       |      |      |        |</text:p>
      <text:p text:style-name="P8">|хронического      |       |     |      |     |     |       |         |       |       |      |      |        |</text:p>
      <text:p text:style-name="P8">|заболевания       |       |     |      |     |     |       |         |       |       |      |      |        |</text:p>
      <text:p text:style-name="P8">|——————————————————|———————|—————|——————|—————|—————|———————|—————————|———————|———————|——————|——————|————————|</text:p>
      <text:p text:style-name="P8">|-    недостаточным|       |     |      |     |     |       |         |       |       |      |      |        |</text:p>
      <text:p text:style-name="P8">|предполетным      |       |     |      |     |     |       |         |       |       |      |      |        |</text:p>
      <text:p text:style-name="P8">|отдыхом           |       |     |      |     |     |       |         |       |       |      |      |        |</text:p>
      <text:p text:style-name="P8">|——————————————————|———————|—————|——————|—————|—————|———————|—————————|———————|———————|——————|——————|————————|</text:p>
      <text:p text:style-name="P8">|-   непрохождением|       |     |      |     |     |       |         |       |       |      |      |        |</text:p>
      <text:p text:style-name="P8">|квартального      |       |     |      |     |     |       |         |       |       |      |      |        |</text:p>
      <text:p text:style-name="P8">|медицинского      |       |     |      |     |     |       |         |       |       |      |      |        |</text:p>
      <text:p text:style-name="P8">|осмотра           |       |     |      |     |     |       |         |       |       |      |      |        |</text:p>
      <text:p text:style-name="P8">|——————————————————|———————|—————|——————|—————|—————|———————|—————————|———————|———————|——————|——————|————————|</text:p>
      <text:p text:style-name="P8">|-    употреблением|       |     |      |     |     |       |         |       |       |      |      |        |</text:p>
      <text:p text:style-name="P8">|алкоголя          |       |     |      |     |     |       |         |       |       |      |      |        |</text:p>
      <text:p text:style-name="P8">|——————————————————|———————|—————|——————|—————|—————|———————|—————————|———————|———————|——————|——————|————————|</text:p>
      <text:p text:style-name="P8">|- прочим причинам |       |     |      |     |     |       |         |       |       |      |      |        |</text:p>
      <text:p text:style-name="P5"> ————————————————————————————————————————————————————————————————————————————————————————————————————————————</text:p>
      <text:p text:style-name="P5"> </text:p>
      <text:p text:style-name="P8">Руководитель подразделения _________________  ___________________________</text:p>
      <text:p text:style-name="P5">                                 <text:span text:style-name="T4">подпись         расшифровка подписи</text:span></text:p>
      <text:p text:style-name="P5"> </text:p>
      <text:p text:style-name="P5"> </text:p>
      <text:p text:style-name="P2">Приложение N 6</text:p>
      <text:p text:style-name="P7"><text:span text:style-name="T3">к </text:span><text:span text:style-name="T2">Требованиям </text:span><text:span text:style-name="T3">к состоянию здоровья членов</text:span></text:p>
      <text:p text:style-name="P2">экипажей гражданских воздушных судов</text:p>
      <text:p text:style-name="P2">Российской Федерации и диспетчеров УВД</text:p>
      <text:p text:style-name="P2">на предполетном контроле</text:p>
      <text:p text:style-name="P2">и перед заступлением на дежурство</text:p>
      <text:p text:style-name="P5"> </text:p>
      <text:p text:style-name="P5">                               <text:span text:style-name="T5">Направление</text:span></text:p>
      <text:p text:style-name="P5"> <text:span text:style-name="T5">на медицинское освидетельствование для установления факта употребления</text:span></text:p>
      <text:p text:style-name="P5">                          <text:span text:style-name="T5">психоактивных веществ</text:span></text:p>
      <text:p text:style-name="P5"><text:soft-page-break/> </text:p>
      <text:p text:style-name="P8">1. Фамилия,         имя,  отчество  лица,  направляемого  на  медицинское</text:p>
      <text:p text:style-name="P8">освидетельствование _____________________________________________________</text:p>
      <text:p text:style-name="P8">_________________________________________________________________________</text:p>
      <text:p text:style-name="P8">2. Место работы, должность ______________________________________________</text:p>
      <text:p text:style-name="P8">_________________________________________________________________________</text:p>
      <text:p text:style-name="P8">3. Причина направления на освидетельствование ___________________________</text:p>
      <text:p text:style-name="P8">_________________________________________________________________________</text:p>
      <text:p text:style-name="P8">4. Дата и время (московское) выдачи направления _________________________</text:p>
      <text:p text:style-name="P8">_________________________________________________________________________</text:p>
      <text:p text:style-name="P8">5. Фамилия, имя, отчество, должность лица, выдавшего направление_________</text:p>
      <text:p text:style-name="P8">_________________________________________________________________________</text:p>
      <text:p text:style-name="P8">_________________________________________________________________________</text:p>
      <text:p text:style-name="P5"> </text:p>
      <text:p text:style-name="P8">Подпись должностного лица,</text:p>
      <text:p text:style-name="P8">выдавшего направление</text:p>
      <text:p text:style-name="P5"> </text:p>
      <text:p text:style-name="P8">М.П.</text:p>
      <text:p text:style-name="P5"> </text:p>
      <text:p text:style-name="P2">Приложение N 7</text:p>
      <text:p text:style-name="P7"><text:span text:style-name="T3">к </text:span><text:span text:style-name="T2">Требованиям </text:span><text:span text:style-name="T3">к состоянию здоровья членов</text:span></text:p>
      <text:p text:style-name="P2">экипажей гражданских воздушных судов</text:p>
      <text:p text:style-name="P2">Российской Федерации и диспетчеров УВД</text:p>
      <text:p text:style-name="P2">на предполетном контроле</text:p>
      <text:p text:style-name="P2">и перед заступлением на дежурство</text:p>
      <text:p text:style-name="P5"> </text:p>
      <text:p text:style-name="P5">                                   <text:span text:style-name="T5">Акт</text:span></text:p>
      <text:p text:style-name="P5">  <text:span text:style-name="T5">медицинского освидетельствования для установления факта употребления</text:span></text:p>
      <text:p text:style-name="P5">                     <text:span text:style-name="T5">алкоголя и состояния опьянения</text:span></text:p>
      <text:p text:style-name="P5"> </text:p>
      <text:p text:style-name="P5">                         <text:span text:style-name="T4">"__"_________20__ г.</text:span></text:p>
      <text:p text:style-name="P5"> </text:p>
      <text:p text:style-name="P8">1. Фамилия, имя, отчество________________________________________________</text:p>
      <text:p text:style-name="P8">_______________________Возраст (год рождения)____________________________</text:p>
      <text:p text:style-name="P8">Где и кем работает_______________________________________________________</text:p>
      <text:p text:style-name="P8">Кем и когда (точное время) направлен на медицинское освидетельствование__</text:p>
      <text:p text:style-name="P8">_________________________________________________________________________</text:p>
      <text:p text:style-name="P8">Дата и точное время медицинского освидетельствования_____________________</text:p>
      <text:p text:style-name="P8">Кем освидетельствован (врач, фельдшер)___________________________________</text:p>
      <text:p text:style-name="P8">2. Причина освидетельствования: пребывание на рабочем месте  в  состоянии</text:p>
      <text:p text:style-name="P8">опьянения (алкогольного, наркотического)_________________________________</text:p>
      <text:p text:style-name="P8">_________________________________________________________________________</text:p>
      <text:p text:style-name="P8">3. Внешний вид испытуемого: состояние одежды, кожи,  наличие  повреждений</text:p>
      <text:p text:style-name="P8">(ранения, ушибы и т.д.)__________________________________________________</text:p>
      <text:p text:style-name="P8">_________________________________________________________________________</text:p>
      <text:p text:style-name="P8">4. Поведение: напряжен,     замкнут,  раздражен,  возбужден,  агрессивен,</text:p>
      <text:p text:style-name="P8">эйфоричен, болтлив, суетлив, настроение неустойчиво, сонлив,  заторможен,</text:p>
      <text:p text:style-name="P8">жалуется на свое состояние (на что именно) ______________________________</text:p>
      <text:p text:style-name="P8">_________________________________________________________________________</text:p>
      <text:p text:style-name="P8">5. Состояние    сознания,  ориентировка  в  месте,  времени,  ситуации  и</text:p>
      <text:p text:style-name="P8">собственной личности ____________________________________________________</text:p>
      <text:p text:style-name="P8">_________________________________________________________________________</text:p>
      <text:p text:style-name="P8"><text:soft-page-break/>6. Речевая   способность:  связность  изложения,  нарушение  артикуляции,</text:p>
      <text:p text:style-name="P8">смазанность речи и др.___________________________________________________</text:p>
      <text:p text:style-name="P8">_________________________________________________________________________</text:p>
      <text:p text:style-name="P8">7. Вегетативно-сосудистая реакция (состояние кожных  покровов,  слизистых</text:p>
      <text:p text:style-name="P8">глаз, языка, потливость, слюнотечение)___________________________________</text:p>
      <text:p text:style-name="P8">_________________________________________________________________________</text:p>
      <text:p text:style-name="P8">_________________________________________________________________________</text:p>
      <text:p text:style-name="P8">Дыхание: учащенное, замедленное__________________________________________</text:p>
      <text:p text:style-name="P8">Пульс __________ артериальное давление __________________________________</text:p>
      <text:p text:style-name="P8">Зрачки: сужены, расширены, реакция на свет ______________________________</text:p>
      <text:p text:style-name="P8">Нистагм _________________________________________________________________</text:p>
      <text:p text:style-name="P8">8. Двигательная сфера____________________________________________________</text:p>
      <text:p text:style-name="P8">Мимика: вялая, оживленная________________________________________________</text:p>
      <text:p text:style-name="P8">Походка (шатающаяся, разбрасывание ног при ходьбе),   ходьба  с  быстрыми</text:p>
      <text:p text:style-name="P8">поворотами (пошатывание при поворотах), стояние в пробе Ромберга ________</text:p>
      <text:p text:style-name="P8">_________________________________________________________________________</text:p>
      <text:p text:style-name="P8">Точные движения (поднять монету с пола, пальце-носовая проба)____________</text:p>
      <text:p text:style-name="P8">_________________________________________________________________________</text:p>
      <text:p text:style-name="P8">Дрожание век, языка, пальцев рук_________________________________________</text:p>
      <text:p text:style-name="P8">9. Имеются ли  признаки  нервно-психического  заболевания,  органического</text:p>
      <text:p text:style-name="P8">поражения         центральной  нервной  системы,  физического  истощения.</text:p>
      <text:p text:style-name="P8">Перенесенные травмы (со слов испытуемого)________________________________</text:p>
      <text:p text:style-name="P8">_________________________________________________________________________</text:p>
      <text:p text:style-name="P8">10. Сведения         о  последнем  употреблении  алкоголя,  лекарственных</text:p>
      <text:p text:style-name="P8">(наркотических  средств):  субъективные,  объективные  (по  документам  и</text:p>
      <text:p text:style-name="P8">другим источникам) ______________________________________________________</text:p>
      <text:p text:style-name="P8">_________________________________________________________________________</text:p>
      <text:p text:style-name="P8">11. Запах алкоголя или другого вещества изо рта _________________________</text:p>
      <text:p text:style-name="P8">_________________________________________________________________________</text:p>
      <text:p text:style-name="P8">12. Наличие   алкоголя  или  другого  вещества  в  выдыхаемом  воздухе  и</text:p>
      <text:p text:style-name="P8">биологических средах организма:</text:p>
      <text:p text:style-name="P8">а) воздух исследовался на приборе_____________________ методом Рапопорта,</text:p>
      <text:p text:style-name="P8">индикаторной трубкой_____________________________________________________</text:p>
      <text:p text:style-name="P8">Время и результаты исследования__________________________________________</text:p>
      <text:p text:style-name="P8">повторного исследования__________________________________________________</text:p>
      <text:p text:style-name="P8">б) биологическая среда(ы) (моча, слюна, кровь) исследовались_____________</text:p>
      <text:p text:style-name="P8">_________________________________________________________________________</text:p>
      <text:p text:style-name="P8">методами_____________________ время отбора пробы_________________________</text:p>
      <text:p text:style-name="P8">Время и результаты исследования__________________________________________</text:p>
      <text:p text:style-name="P8">13. Другие данные медицинского осмотра или предъявленных документов _____</text:p>
      <text:p text:style-name="P8">_________________________________________________________________________</text:p>
      <text:p text:style-name="P8">14. Заключение - состояние   обследуемого   квалифицируется  (необходимое</text:p>
      <text:p text:style-name="P8">подчеркнуть):</text:p>
      <text:p text:style-name="P5">     <text:span text:style-name="T4">трезв, признаков употребления алкоголя нет;</text:span></text:p>
      <text:p text:style-name="P5">     <text:span text:style-name="T4">установлен факт употребления алкоголя, признаков опьянения нет;</text:span></text:p>
      <text:p text:style-name="P5">     <text:span text:style-name="T4">алкогольное опьянение;</text:span></text:p>
      <text:p text:style-name="P5">     <text:span text:style-name="T4">состояние    одурманивания,  вызванное  наркотическими  или  другими</text:span></text:p>
      <text:p text:style-name="P5">     <text:span text:style-name="T4">веществами      (при      этом      указывается        установленная</text:span></text:p>
      <text:p text:style-name="P5">     <text:span text:style-name="T4">экспресс-тестированием группа веществ) _____________________________</text:span></text:p>
      <text:p text:style-name="P5">     <text:span text:style-name="T4">____________________________________________________________________</text:span></text:p>
      <text:p text:style-name="P5">     <text:span text:style-name="T4">состояние одурманивания, вызванное неустановленным веществом.</text:span></text:p>
      <text:p text:style-name="P5"> </text:p>
      <text:p text:style-name="P8">Подпись   медицинского            работника,    проводившего  медицинское</text:p>
      <text:p text:style-name="P8"><text:soft-page-break/>освидетельствование _____________________________________________________</text:p>
      <text:p text:style-name="P8">_________________________________________________________________________</text:p>
      <text:p text:style-name="P8">15. Подпись   испытуемого об  ознакомлении  с  результатами  медицинского</text:p>
      <text:p text:style-name="P8">освидетельствования _____________________________________________________</text:p>
      <text:p text:style-name="P8">________________________________________________________________________</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Courier New" svg:font-family="'Courier New'"/>
    <style:font-face style:name="Lohit Hindi1" svg:font-family="'Lohit Hind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3902in" fo:margin-top="0.3902in" fo:margin-bottom="0.3902in" fo:margin-left="0.3902in" fo:margin-right="0.3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6T22:38:11</meta:creation-date>
    <dc:date>2012-07-26T22:40:42</dc:date>
    <meta:editing-duration>P0D</meta:editing-duration>
    <meta:editing-cycles>2</meta:editing-cycles>
    <meta:generator>LibreOffice/3.5$Linux_X86_64 LibreOffice_project/350m1$Build-2</meta:generator>
    <meta:document-statistic meta:table-count="0" meta:image-count="0" meta:object-count="0" meta:page-count="77" meta:paragraph-count="2754" meta:word-count="25445" meta:character-count="256773" meta:non-whitespace-character-count="184047"/>
  </office:meta>
</office:document-meta>
</file>